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C5FDE7E7.png" manifest:media-type="image/png"/>
  <manifest:file-entry manifest:full-path="Object 1/Pictures/100000000000000800000008C5111EB9.png" manifest:media-type="image/png"/>
  <manifest:file-entry manifest:full-path="Object 1/Pictures/10000000000000080000000881F56B00.png" manifest:media-type="image/png"/>
  <manifest:file-entry manifest:full-path="Object 1/Pictures/1000000000000008000000084F2166A2.png" manifest:media-type="image/png"/>
  <manifest:file-entry manifest:full-path="Object 1/Pictures/10000000000000080000000839493935.png" manifest:media-type="image/png"/>
  <manifest:file-entry manifest:full-path="Object 1/Pictures/100000000000000800000008022402E9.png" manifest:media-type="image/png"/>
  <manifest:file-entry manifest:full-path="Object 1/Pictures/100000000000000800000008CA29F8D8.png" manifest:media-type="image/png"/>
  <manifest:file-entry manifest:full-path="Object 1/Pictures/10000000000000080000000829EBE764.png" manifest:media-type="image/png"/>
  <manifest:file-entry manifest:full-path="Object 1/Pictures/100000000000000800000008C07C749D.png" manifest:media-type="image/png"/>
  <manifest:file-entry manifest:full-path="Object 1/Pictures/100000000000000800000008E4CB855F.png" manifest:media-type="image/png"/>
  <manifest:file-entry manifest:full-path="Object 1/Pictures/100000000000000800000008A19C439F.png" manifest:media-type="image/png"/>
  <manifest:file-entry manifest:full-path="Object 1/Pictures/100000000000000800000008B861DA16.png" manifest:media-type="image/png"/>
  <manifest:file-entry manifest:full-path="Object 1/Pictures/100000000000000800000008DD05889E.png" manifest:media-type="image/png"/>
  <manifest:file-entry manifest:full-path="Object 1/Pictures/100000000000000800000008B349DDEC.png" manifest:media-type="image/png"/>
  <manifest:file-entry manifest:full-path="Object 1/Pictures/1000000000000008000000081CB5CF00.png" manifest:media-type="image/png"/>
  <manifest:file-entry manifest:full-path="Object 1/Pictures/100000000000000800000008816AF50A.png" manifest:media-type="image/png"/>
  <manifest:file-entry manifest:full-path="Object 1/Pictures/1000000000000008000000082AA353A8.png" manifest:media-type="image/png"/>
  <manifest:file-entry manifest:full-path="Object 1/Pictures/100000000000000800000008D18D7DB7.png" manifest:media-type="image/png"/>
  <manifest:file-entry manifest:full-path="Object 1/Pictures/1000000000000008000000087649CE9A.png" manifest:media-type="image/png"/>
  <manifest:file-entry manifest:full-path="Object 1/Pictures/100000000000000800000008F7997D43.png" manifest:media-type="image/png"/>
  <manifest:file-entry manifest:full-path="Object 1/Pictures/1000000000000008000000087FCCD96D.png" manifest:media-type="image/png"/>
  <manifest:file-entry manifest:full-path="Object 1/Pictures/10000000000000080000000856BC7A2F.png" manifest:media-type="image/png"/>
  <manifest:file-entry manifest:full-path="Object 1/Pictures/10000000000000080000000889DAE7A4.png" manifest:media-type="image/png"/>
  <manifest:file-entry manifest:full-path="Object 1/Pictures/10000000000000080000000800AE3E82.png" manifest:media-type="image/png"/>
  <manifest:file-entry manifest:full-path="Object 1/Pictures/10000000000000080000000853F82252.png" manifest:media-type="image/png"/>
  <manifest:file-entry manifest:full-path="Object 1/Pictures/10000000000000080000000888F44274.png" manifest:media-type="image/png"/>
  <manifest:file-entry manifest:full-path="Object 1/Pictures/1000000000000008000000081BABE357.png" manifest:media-type="image/png"/>
  <manifest:file-entry manifest:full-path="Object 1/Pictures/1000000000000008000000080D422726.png" manifest:media-type="image/png"/>
  <manifest:file-entry manifest:full-path="Object 1/Pictures/100000000000000800000008CBFB14AB.png" manifest:media-type="image/png"/>
  <manifest:file-entry manifest:full-path="Object 1/Pictures/100000000000000800000008A2713C93.png" manifest:media-type="image/png"/>
  <manifest:file-entry manifest:full-path="Object 1/Pictures/100000000000000800000008752FBB01.png" manifest:media-type="image/png"/>
  <manifest:file-entry manifest:full-path="Object 1/Pictures/100000000000000800000008ECABA8EB.png" manifest:media-type="image/png"/>
  <manifest:file-entry manifest:full-path="Object 1/Pictures/100000000000000800000008E77C3914.png" manifest:media-type="image/png"/>
  <manifest:file-entry manifest:full-path="Object 1/Pictures/100000000000000800000008A6E09451.png" manifest:media-type="image/png"/>
  <manifest:file-entry manifest:full-path="Object 1/Pictures/100000000000000800000008ACA71E2A.png" manifest:media-type="image/png"/>
  <manifest:file-entry manifest:full-path="Object 1/Pictures/100000000000000800000008466D0C79.png" manifest:media-type="image/png"/>
  <manifest:file-entry manifest:full-path="Object 1/Pictures/100000000000000800000008E7246245.png" manifest:media-type="image/png"/>
  <manifest:file-entry manifest:full-path="Object 1/Pictures/100000000000000800000008DAFC220B.png" manifest:media-type="image/png"/>
  <manifest:file-entry manifest:full-path="Object 1/Pictures/100000000000000800000008EEBB2EE7.png" manifest:media-type="image/png"/>
  <manifest:file-entry manifest:full-path="Object 1/Pictures/10000000000000080000000894879245.png" manifest:media-type="image/png"/>
  <manifest:file-entry manifest:full-path="Object 1/Pictures/1000000000000008000000088693320A.png" manifest:media-type="image/png"/>
  <manifest:file-entry manifest:full-path="Object 1/Pictures/10000000000000080000000854C2C24C.png" manifest:media-type="image/png"/>
  <manifest:file-entry manifest:full-path="Object 1/Pictures/10000000000000080000000862D6A51C.png" manifest:media-type="image/png"/>
  <manifest:file-entry manifest:full-path="Object 1/Pictures/100000000000000800000008100A2A41.png" manifest:media-type="image/png"/>
  <manifest:file-entry manifest:full-path="Object 1/Pictures/1000000000000008000000085DDCBAB8.png" manifest:media-type="image/png"/>
  <manifest:file-entry manifest:full-path="Object 1/Pictures/10000000000000080000000876FF7815.png" manifest:media-type="image/png"/>
  <manifest:file-entry manifest:full-path="Object 1/Pictures/1000000000000008000000081C20157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Pictures/100000000000000800000008C5111EB9.png" manifest:media-type="image/png"/>
  <manifest:file-entry manifest:full-path="Object 5/Pictures/10000000000000080000000881F56B00.png" manifest:media-type="image/png"/>
  <manifest:file-entry manifest:full-path="Object 5/Pictures/1000000000000008000000084F2166A2.png" manifest:media-type="image/png"/>
  <manifest:file-entry manifest:full-path="Object 5/Pictures/10000000000000080000000839493935.png" manifest:media-type="image/png"/>
  <manifest:file-entry manifest:full-path="Object 5/Pictures/100000000000000800000008022402E9.png" manifest:media-type="image/png"/>
  <manifest:file-entry manifest:full-path="Object 5/Pictures/100000000000000800000008CA29F8D8.png" manifest:media-type="image/png"/>
  <manifest:file-entry manifest:full-path="Object 5/Pictures/100000000000000800000008C07C749D.png" manifest:media-type="image/png"/>
  <manifest:file-entry manifest:full-path="Object 5/Pictures/100000000000000800000008E4CB855F.png" manifest:media-type="image/png"/>
  <manifest:file-entry manifest:full-path="Object 5/Pictures/100000000000000800000008A19C439F.png" manifest:media-type="image/png"/>
  <manifest:file-entry manifest:full-path="Object 5/Pictures/100000000000000800000008B861DA16.png" manifest:media-type="image/png"/>
  <manifest:file-entry manifest:full-path="Object 5/Pictures/100000000000000800000008DD05889E.png" manifest:media-type="image/png"/>
  <manifest:file-entry manifest:full-path="Object 5/Pictures/100000000000000800000008B349DDEC.png" manifest:media-type="image/png"/>
  <manifest:file-entry manifest:full-path="Object 5/Pictures/1000000000000008000000081CB5CF00.png" manifest:media-type="image/png"/>
  <manifest:file-entry manifest:full-path="Object 5/Pictures/100000000000000800000008816AF50A.png" manifest:media-type="image/png"/>
  <manifest:file-entry manifest:full-path="Object 5/Pictures/1000000000000008000000082AA353A8.png" manifest:media-type="image/png"/>
  <manifest:file-entry manifest:full-path="Object 5/Pictures/100000000000000800000008D18D7DB7.png" manifest:media-type="image/png"/>
  <manifest:file-entry manifest:full-path="Object 5/Pictures/1000000000000008000000087649CE9A.png" manifest:media-type="image/png"/>
  <manifest:file-entry manifest:full-path="Object 5/Pictures/100000000000000800000008F7997D43.png" manifest:media-type="image/png"/>
  <manifest:file-entry manifest:full-path="Object 5/Pictures/1000000000000008000000087FCCD96D.png" manifest:media-type="image/png"/>
  <manifest:file-entry manifest:full-path="Object 5/Pictures/10000000000000080000000856BC7A2F.png" manifest:media-type="image/png"/>
  <manifest:file-entry manifest:full-path="Object 5/Pictures/10000000000000080000000889DAE7A4.png" manifest:media-type="image/png"/>
  <manifest:file-entry manifest:full-path="Object 5/Pictures/10000000000000080000000800AE3E82.png" manifest:media-type="image/png"/>
  <manifest:file-entry manifest:full-path="Object 5/Pictures/10000000000000080000000853F82252.png" manifest:media-type="image/png"/>
  <manifest:file-entry manifest:full-path="Object 5/Pictures/10000000000000080000000888F44274.png" manifest:media-type="image/png"/>
  <manifest:file-entry manifest:full-path="Object 5/Pictures/1000000000000008000000081BABE357.png" manifest:media-type="image/png"/>
  <manifest:file-entry manifest:full-path="Object 5/Pictures/1000000000000008000000080D422726.png" manifest:media-type="image/png"/>
  <manifest:file-entry manifest:full-path="Object 5/Pictures/100000000000000800000008CBFB14AB.png" manifest:media-type="image/png"/>
  <manifest:file-entry manifest:full-path="Object 5/Pictures/100000000000000800000008A2713C93.png" manifest:media-type="image/png"/>
  <manifest:file-entry manifest:full-path="Object 5/Pictures/100000000000000800000008752FBB01.png" manifest:media-type="image/png"/>
  <manifest:file-entry manifest:full-path="Object 5/Pictures/100000000000000800000008ECABA8EB.png" manifest:media-type="image/png"/>
  <manifest:file-entry manifest:full-path="Object 5/Pictures/100000000000000800000008E77C3914.png" manifest:media-type="image/png"/>
  <manifest:file-entry manifest:full-path="Object 5/Pictures/100000000000000800000008A6E09451.png" manifest:media-type="image/png"/>
  <manifest:file-entry manifest:full-path="Object 5/Pictures/100000000000000800000008ACA71E2A.png" manifest:media-type="image/png"/>
  <manifest:file-entry manifest:full-path="Object 5/Pictures/100000000000000800000008466D0C79.png" manifest:media-type="image/png"/>
  <manifest:file-entry manifest:full-path="Object 5/Pictures/100000000000000800000008E7246245.png" manifest:media-type="image/png"/>
  <manifest:file-entry manifest:full-path="Object 5/Pictures/100000000000000800000008DAFC220B.png" manifest:media-type="image/png"/>
  <manifest:file-entry manifest:full-path="Object 5/Pictures/100000000000000800000008EEBB2EE7.png" manifest:media-type="image/png"/>
  <manifest:file-entry manifest:full-path="Object 5/Pictures/10000000000000080000000894879245.png" manifest:media-type="image/png"/>
  <manifest:file-entry manifest:full-path="Object 5/Pictures/1000000000000008000000088693320A.png" manifest:media-type="image/png"/>
  <manifest:file-entry manifest:full-path="Object 5/Pictures/10000000000000080000000854C2C24C.png" manifest:media-type="image/png"/>
  <manifest:file-entry manifest:full-path="Object 5/Pictures/10000000000000080000000862D6A51C.png" manifest:media-type="image/png"/>
  <manifest:file-entry manifest:full-path="Object 5/Pictures/100000000000000800000008100A2A41.png" manifest:media-type="image/png"/>
  <manifest:file-entry manifest:full-path="Object 5/Pictures/1000000000000008000000085DDCBAB8.png" manifest:media-type="image/png"/>
  <manifest:file-entry manifest:full-path="Object 5/Pictures/10000000000000080000000876FF7815.png" manifest:media-type="image/png"/>
  <manifest:file-entry manifest:full-path="Object 5/Pictures/1000000000000008000000081C20157C.png" manifest:media-type="image/png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Pictures/100000000000000800000008C5FDE7E7.png" manifest:media-type="image/png"/>
  <manifest:file-entry manifest:full-path="Object 7/Pictures/100000000000000800000008C5111EB9.png" manifest:media-type="image/png"/>
  <manifest:file-entry manifest:full-path="Object 7/Pictures/10000000000000080000000881F56B00.png" manifest:media-type="image/png"/>
  <manifest:file-entry manifest:full-path="Object 7/Pictures/1000000000000008000000084F2166A2.png" manifest:media-type="image/png"/>
  <manifest:file-entry manifest:full-path="Object 7/Pictures/10000000000000080000000839493935.png" manifest:media-type="image/png"/>
  <manifest:file-entry manifest:full-path="Object 7/Pictures/100000000000000800000008022402E9.png" manifest:media-type="image/png"/>
  <manifest:file-entry manifest:full-path="Object 7/Pictures/100000000000000800000008CA29F8D8.png" manifest:media-type="image/png"/>
  <manifest:file-entry manifest:full-path="Object 7/Pictures/10000000000000080000000829EBE764.png" manifest:media-type="image/png"/>
  <manifest:file-entry manifest:full-path="Object 7/Pictures/100000000000000800000008C07C749D.png" manifest:media-type="image/png"/>
  <manifest:file-entry manifest:full-path="Object 7/Pictures/100000000000000800000008E4CB855F.png" manifest:media-type="image/png"/>
  <manifest:file-entry manifest:full-path="Object 7/Pictures/100000000000000800000008A19C439F.png" manifest:media-type="image/png"/>
  <manifest:file-entry manifest:full-path="Object 7/Pictures/100000000000000800000008B861DA16.png" manifest:media-type="image/png"/>
  <manifest:file-entry manifest:full-path="Object 7/Pictures/100000000000000800000008DD05889E.png" manifest:media-type="image/png"/>
  <manifest:file-entry manifest:full-path="Object 7/Pictures/100000000000000800000008B349DDEC.png" manifest:media-type="image/png"/>
  <manifest:file-entry manifest:full-path="Object 7/Pictures/1000000000000008000000081CB5CF00.png" manifest:media-type="image/png"/>
  <manifest:file-entry manifest:full-path="Object 7/Pictures/100000000000000800000008816AF50A.png" manifest:media-type="image/png"/>
  <manifest:file-entry manifest:full-path="Object 7/Pictures/1000000000000008000000082AA353A8.png" manifest:media-type="image/png"/>
  <manifest:file-entry manifest:full-path="Object 7/Pictures/100000000000000800000008D18D7DB7.png" manifest:media-type="image/png"/>
  <manifest:file-entry manifest:full-path="Object 7/Pictures/1000000000000008000000087649CE9A.png" manifest:media-type="image/png"/>
  <manifest:file-entry manifest:full-path="Object 7/Pictures/100000000000000800000008F7997D43.png" manifest:media-type="image/png"/>
  <manifest:file-entry manifest:full-path="Object 7/Pictures/1000000000000008000000087FCCD96D.png" manifest:media-type="image/png"/>
  <manifest:file-entry manifest:full-path="Object 7/Pictures/10000000000000080000000856BC7A2F.png" manifest:media-type="image/png"/>
  <manifest:file-entry manifest:full-path="Object 7/Pictures/10000000000000080000000889DAE7A4.png" manifest:media-type="image/png"/>
  <manifest:file-entry manifest:full-path="Object 7/Pictures/10000000000000080000000800AE3E82.png" manifest:media-type="image/png"/>
  <manifest:file-entry manifest:full-path="Object 7/Pictures/10000000000000080000000853F82252.png" manifest:media-type="image/png"/>
  <manifest:file-entry manifest:full-path="Object 7/Pictures/10000000000000080000000888F44274.png" manifest:media-type="image/png"/>
  <manifest:file-entry manifest:full-path="Object 7/Pictures/1000000000000008000000081BABE357.png" manifest:media-type="image/png"/>
  <manifest:file-entry manifest:full-path="Object 7/Pictures/1000000000000008000000080D422726.png" manifest:media-type="image/png"/>
  <manifest:file-entry manifest:full-path="Object 7/Pictures/100000000000000800000008CBFB14AB.png" manifest:media-type="image/png"/>
  <manifest:file-entry manifest:full-path="Object 7/Pictures/100000000000000800000008A2713C93.png" manifest:media-type="image/png"/>
  <manifest:file-entry manifest:full-path="Object 7/Pictures/100000000000000800000008752FBB01.png" manifest:media-type="image/png"/>
  <manifest:file-entry manifest:full-path="Object 7/Pictures/100000000000000800000008ECABA8EB.png" manifest:media-type="image/png"/>
  <manifest:file-entry manifest:full-path="Object 7/Pictures/100000000000000800000008E77C3914.png" manifest:media-type="image/png"/>
  <manifest:file-entry manifest:full-path="Object 7/Pictures/100000000000000800000008A6E09451.png" manifest:media-type="image/png"/>
  <manifest:file-entry manifest:full-path="Object 7/Pictures/100000000000000800000008ACA71E2A.png" manifest:media-type="image/png"/>
  <manifest:file-entry manifest:full-path="Object 7/Pictures/100000000000000800000008466D0C79.png" manifest:media-type="image/png"/>
  <manifest:file-entry manifest:full-path="Object 7/Pictures/100000000000000800000008E7246245.png" manifest:media-type="image/png"/>
  <manifest:file-entry manifest:full-path="Object 7/Pictures/100000000000000800000008DAFC220B.png" manifest:media-type="image/png"/>
  <manifest:file-entry manifest:full-path="Object 7/Pictures/100000000000000800000008EEBB2EE7.png" manifest:media-type="image/png"/>
  <manifest:file-entry manifest:full-path="Object 7/Pictures/10000000000000080000000894879245.png" manifest:media-type="image/png"/>
  <manifest:file-entry manifest:full-path="Object 7/Pictures/1000000000000008000000088693320A.png" manifest:media-type="image/png"/>
  <manifest:file-entry manifest:full-path="Object 7/Pictures/10000000000000080000000854C2C24C.png" manifest:media-type="image/png"/>
  <manifest:file-entry manifest:full-path="Object 7/Pictures/10000000000000080000000862D6A51C.png" manifest:media-type="image/png"/>
  <manifest:file-entry manifest:full-path="Object 7/Pictures/100000000000000800000008100A2A41.png" manifest:media-type="image/png"/>
  <manifest:file-entry manifest:full-path="Object 7/Pictures/1000000000000008000000085DDCBAB8.png" manifest:media-type="image/png"/>
  <manifest:file-entry manifest:full-path="Object 7/Pictures/10000000000000080000000876FF7815.png" manifest:media-type="image/png"/>
  <manifest:file-entry manifest:full-path="Object 7/Pictures/1000000000000008000000081C20157C.png" manifest:media-type="image/png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Pictures/100000000000000800000008C5FDE7E7.png" manifest:media-type="image/png"/>
  <manifest:file-entry manifest:full-path="Object 6/Pictures/100000000000000800000008C5111EB9.png" manifest:media-type="image/png"/>
  <manifest:file-entry manifest:full-path="Object 6/Pictures/10000000000000080000000881F56B00.png" manifest:media-type="image/png"/>
  <manifest:file-entry manifest:full-path="Object 6/Pictures/1000000000000008000000084F2166A2.png" manifest:media-type="image/png"/>
  <manifest:file-entry manifest:full-path="Object 6/Pictures/10000000000000080000000839493935.png" manifest:media-type="image/png"/>
  <manifest:file-entry manifest:full-path="Object 6/Pictures/100000000000000800000008022402E9.png" manifest:media-type="image/png"/>
  <manifest:file-entry manifest:full-path="Object 6/Pictures/100000000000000800000008CA29F8D8.png" manifest:media-type="image/png"/>
  <manifest:file-entry manifest:full-path="Object 6/Pictures/10000000000000080000000829EBE764.png" manifest:media-type="image/png"/>
  <manifest:file-entry manifest:full-path="Object 6/Pictures/100000000000000800000008C07C749D.png" manifest:media-type="image/png"/>
  <manifest:file-entry manifest:full-path="Object 6/Pictures/100000000000000800000008E4CB855F.png" manifest:media-type="image/png"/>
  <manifest:file-entry manifest:full-path="Object 6/Pictures/100000000000000800000008A19C439F.png" manifest:media-type="image/png"/>
  <manifest:file-entry manifest:full-path="Object 6/Pictures/100000000000000800000008B861DA16.png" manifest:media-type="image/png"/>
  <manifest:file-entry manifest:full-path="Object 6/Pictures/100000000000000800000008DD05889E.png" manifest:media-type="image/png"/>
  <manifest:file-entry manifest:full-path="Object 6/Pictures/100000000000000800000008B349DDEC.png" manifest:media-type="image/png"/>
  <manifest:file-entry manifest:full-path="Object 6/Pictures/1000000000000008000000081CB5CF00.png" manifest:media-type="image/png"/>
  <manifest:file-entry manifest:full-path="Object 6/Pictures/100000000000000800000008816AF50A.png" manifest:media-type="image/png"/>
  <manifest:file-entry manifest:full-path="Object 6/Pictures/1000000000000008000000082AA353A8.png" manifest:media-type="image/png"/>
  <manifest:file-entry manifest:full-path="Object 6/Pictures/100000000000000800000008D18D7DB7.png" manifest:media-type="image/png"/>
  <manifest:file-entry manifest:full-path="Object 6/Pictures/1000000000000008000000087649CE9A.png" manifest:media-type="image/png"/>
  <manifest:file-entry manifest:full-path="Object 6/Pictures/100000000000000800000008F7997D43.png" manifest:media-type="image/png"/>
  <manifest:file-entry manifest:full-path="Object 6/Pictures/1000000000000008000000087FCCD96D.png" manifest:media-type="image/png"/>
  <manifest:file-entry manifest:full-path="Object 6/Pictures/10000000000000080000000856BC7A2F.png" manifest:media-type="image/png"/>
  <manifest:file-entry manifest:full-path="Object 6/Pictures/10000000000000080000000889DAE7A4.png" manifest:media-type="image/png"/>
  <manifest:file-entry manifest:full-path="Object 6/Pictures/10000000000000080000000800AE3E82.png" manifest:media-type="image/png"/>
  <manifest:file-entry manifest:full-path="Object 6/Pictures/10000000000000080000000853F82252.png" manifest:media-type="image/png"/>
  <manifest:file-entry manifest:full-path="Object 6/Pictures/10000000000000080000000888F44274.png" manifest:media-type="image/png"/>
  <manifest:file-entry manifest:full-path="Object 6/Pictures/1000000000000008000000081BABE357.png" manifest:media-type="image/png"/>
  <manifest:file-entry manifest:full-path="Object 6/Pictures/1000000000000008000000080D422726.png" manifest:media-type="image/png"/>
  <manifest:file-entry manifest:full-path="Object 6/Pictures/100000000000000800000008CBFB14AB.png" manifest:media-type="image/png"/>
  <manifest:file-entry manifest:full-path="Object 6/Pictures/100000000000000800000008A2713C93.png" manifest:media-type="image/png"/>
  <manifest:file-entry manifest:full-path="Object 6/Pictures/100000000000000800000008752FBB01.png" manifest:media-type="image/png"/>
  <manifest:file-entry manifest:full-path="Object 6/Pictures/100000000000000800000008ECABA8EB.png" manifest:media-type="image/png"/>
  <manifest:file-entry manifest:full-path="Object 6/Pictures/100000000000000800000008E77C3914.png" manifest:media-type="image/png"/>
  <manifest:file-entry manifest:full-path="Object 6/Pictures/100000000000000800000008A6E09451.png" manifest:media-type="image/png"/>
  <manifest:file-entry manifest:full-path="Object 6/Pictures/100000000000000800000008ACA71E2A.png" manifest:media-type="image/png"/>
  <manifest:file-entry manifest:full-path="Object 6/Pictures/100000000000000800000008466D0C79.png" manifest:media-type="image/png"/>
  <manifest:file-entry manifest:full-path="Object 6/Pictures/100000000000000800000008E7246245.png" manifest:media-type="image/png"/>
  <manifest:file-entry manifest:full-path="Object 6/Pictures/100000000000000800000008DAFC220B.png" manifest:media-type="image/png"/>
  <manifest:file-entry manifest:full-path="Object 6/Pictures/100000000000000800000008EEBB2EE7.png" manifest:media-type="image/png"/>
  <manifest:file-entry manifest:full-path="Object 6/Pictures/10000000000000080000000894879245.png" manifest:media-type="image/png"/>
  <manifest:file-entry manifest:full-path="Object 6/Pictures/1000000000000008000000088693320A.png" manifest:media-type="image/png"/>
  <manifest:file-entry manifest:full-path="Object 6/Pictures/10000000000000080000000854C2C24C.png" manifest:media-type="image/png"/>
  <manifest:file-entry manifest:full-path="Object 6/Pictures/10000000000000080000000862D6A51C.png" manifest:media-type="image/png"/>
  <manifest:file-entry manifest:full-path="Object 6/Pictures/100000000000000800000008100A2A41.png" manifest:media-type="image/png"/>
  <manifest:file-entry manifest:full-path="Object 6/Pictures/1000000000000008000000085DDCBAB8.png" manifest:media-type="image/png"/>
  <manifest:file-entry manifest:full-path="Object 6/Pictures/10000000000000080000000876FF7815.png" manifest:media-type="image/png"/>
  <manifest:file-entry manifest:full-path="Object 6/Pictures/1000000000000008000000081C20157C.png" manifest:media-type="image/png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C5FDE7E7.png" manifest:media-type="image/png"/>
  <manifest:file-entry manifest:full-path="Object 2/Pictures/100000000000000800000008C5111EB9.png" manifest:media-type="image/png"/>
  <manifest:file-entry manifest:full-path="Object 2/Pictures/10000000000000080000000881F56B00.png" manifest:media-type="image/png"/>
  <manifest:file-entry manifest:full-path="Object 2/Pictures/1000000000000008000000084F2166A2.png" manifest:media-type="image/png"/>
  <manifest:file-entry manifest:full-path="Object 2/Pictures/10000000000000080000000839493935.png" manifest:media-type="image/png"/>
  <manifest:file-entry manifest:full-path="Object 2/Pictures/100000000000000800000008022402E9.png" manifest:media-type="image/png"/>
  <manifest:file-entry manifest:full-path="Object 2/Pictures/100000000000000800000008CA29F8D8.png" manifest:media-type="image/png"/>
  <manifest:file-entry manifest:full-path="Object 2/Pictures/10000000000000080000000829EBE764.png" manifest:media-type="image/png"/>
  <manifest:file-entry manifest:full-path="Object 2/Pictures/100000000000000800000008C07C749D.png" manifest:media-type="image/png"/>
  <manifest:file-entry manifest:full-path="Object 2/Pictures/100000000000000800000008E4CB855F.png" manifest:media-type="image/png"/>
  <manifest:file-entry manifest:full-path="Object 2/Pictures/100000000000000800000008A19C439F.png" manifest:media-type="image/png"/>
  <manifest:file-entry manifest:full-path="Object 2/Pictures/100000000000000800000008B861DA16.png" manifest:media-type="image/png"/>
  <manifest:file-entry manifest:full-path="Object 2/Pictures/100000000000000800000008DD05889E.png" manifest:media-type="image/png"/>
  <manifest:file-entry manifest:full-path="Object 2/Pictures/100000000000000800000008B349DDEC.png" manifest:media-type="image/png"/>
  <manifest:file-entry manifest:full-path="Object 2/Pictures/1000000000000008000000081CB5CF00.png" manifest:media-type="image/png"/>
  <manifest:file-entry manifest:full-path="Object 2/Pictures/100000000000000800000008816AF50A.png" manifest:media-type="image/png"/>
  <manifest:file-entry manifest:full-path="Object 2/Pictures/1000000000000008000000082AA353A8.png" manifest:media-type="image/png"/>
  <manifest:file-entry manifest:full-path="Object 2/Pictures/100000000000000800000008D18D7DB7.png" manifest:media-type="image/png"/>
  <manifest:file-entry manifest:full-path="Object 2/Pictures/1000000000000008000000087649CE9A.png" manifest:media-type="image/png"/>
  <manifest:file-entry manifest:full-path="Object 2/Pictures/100000000000000800000008F7997D43.png" manifest:media-type="image/png"/>
  <manifest:file-entry manifest:full-path="Object 2/Pictures/1000000000000008000000087FCCD96D.png" manifest:media-type="image/png"/>
  <manifest:file-entry manifest:full-path="Object 2/Pictures/10000000000000080000000856BC7A2F.png" manifest:media-type="image/png"/>
  <manifest:file-entry manifest:full-path="Object 2/Pictures/10000000000000080000000889DAE7A4.png" manifest:media-type="image/png"/>
  <manifest:file-entry manifest:full-path="Object 2/Pictures/10000000000000080000000800AE3E82.png" manifest:media-type="image/png"/>
  <manifest:file-entry manifest:full-path="Object 2/Pictures/10000000000000080000000853F82252.png" manifest:media-type="image/png"/>
  <manifest:file-entry manifest:full-path="Object 2/Pictures/10000000000000080000000888F44274.png" manifest:media-type="image/png"/>
  <manifest:file-entry manifest:full-path="Object 2/Pictures/1000000000000008000000081BABE357.png" manifest:media-type="image/png"/>
  <manifest:file-entry manifest:full-path="Object 2/Pictures/1000000000000008000000080D422726.png" manifest:media-type="image/png"/>
  <manifest:file-entry manifest:full-path="Object 2/Pictures/100000000000000800000008CBFB14AB.png" manifest:media-type="image/png"/>
  <manifest:file-entry manifest:full-path="Object 2/Pictures/100000000000000800000008A2713C93.png" manifest:media-type="image/png"/>
  <manifest:file-entry manifest:full-path="Object 2/Pictures/100000000000000800000008752FBB01.png" manifest:media-type="image/png"/>
  <manifest:file-entry manifest:full-path="Object 2/Pictures/100000000000000800000008ECABA8EB.png" manifest:media-type="image/png"/>
  <manifest:file-entry manifest:full-path="Object 2/Pictures/100000000000000800000008E77C3914.png" manifest:media-type="image/png"/>
  <manifest:file-entry manifest:full-path="Object 2/Pictures/100000000000000800000008A6E09451.png" manifest:media-type="image/png"/>
  <manifest:file-entry manifest:full-path="Object 2/Pictures/100000000000000800000008ACA71E2A.png" manifest:media-type="image/png"/>
  <manifest:file-entry manifest:full-path="Object 2/Pictures/100000000000000800000008466D0C79.png" manifest:media-type="image/png"/>
  <manifest:file-entry manifest:full-path="Object 2/Pictures/100000000000000800000008E7246245.png" manifest:media-type="image/png"/>
  <manifest:file-entry manifest:full-path="Object 2/Pictures/100000000000000800000008DAFC220B.png" manifest:media-type="image/png"/>
  <manifest:file-entry manifest:full-path="Object 2/Pictures/100000000000000800000008EEBB2EE7.png" manifest:media-type="image/png"/>
  <manifest:file-entry manifest:full-path="Object 2/Pictures/10000000000000080000000894879245.png" manifest:media-type="image/png"/>
  <manifest:file-entry manifest:full-path="Object 2/Pictures/1000000000000008000000088693320A.png" manifest:media-type="image/png"/>
  <manifest:file-entry manifest:full-path="Object 2/Pictures/10000000000000080000000854C2C24C.png" manifest:media-type="image/png"/>
  <manifest:file-entry manifest:full-path="Object 2/Pictures/10000000000000080000000862D6A51C.png" manifest:media-type="image/png"/>
  <manifest:file-entry manifest:full-path="Object 2/Pictures/100000000000000800000008100A2A41.png" manifest:media-type="image/png"/>
  <manifest:file-entry manifest:full-path="Object 2/Pictures/1000000000000008000000085DDCBAB8.png" manifest:media-type="image/png"/>
  <manifest:file-entry manifest:full-path="Object 2/Pictures/10000000000000080000000876FF7815.png" manifest:media-type="image/png"/>
  <manifest:file-entry manifest:full-path="Object 2/Pictures/1000000000000008000000081C20157C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785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3.902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6.299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1.178cm"/>
    </style:style>
    <style:style style:name="co18" style:family="table-column">
      <style:table-column-properties fo:break-before="auto" style:column-width="3.711cm"/>
    </style:style>
    <style:style style:name="co19" style:family="table-column">
      <style:table-column-properties fo:break-before="auto" style:column-width="3.575cm"/>
    </style:style>
    <style:style style:name="co20" style:family="table-column">
      <style:table-column-properties fo:break-before="auto" style:column-width="3.794cm"/>
    </style:style>
    <style:style style:name="co21" style:family="table-column">
      <style:table-column-properties fo:break-before="auto" style:column-width="2.785cm"/>
    </style:style>
    <style:style style:name="co22" style:family="table-column">
      <style:table-column-properties fo:break-before="auto" style:column-width="3.657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1.887cm"/>
    </style:style>
    <style:style style:name="co25" style:family="table-column">
      <style:table-column-properties fo:break-before="auto" style:column-width="1.669cm"/>
    </style:style>
    <style:style style:name="co26" style:family="table-column">
      <style:table-column-properties fo:break-before="auto" style:column-width="2.404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number:percentage-style style:name="N10011" number:language="en" number:country="US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100"/>
    <style:style style:name="ce1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4"/>
    <style:style style:name="ce18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0129"/>
    <style:style style:name="ce25" style:family="table-cell" style:parent-style-name="Default" style:data-style-name="N100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putFromCs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/>
          <table:table-cell office:value-type="string" calcext:value-type="string">
            <text:p>IntensitySub</text:p>
          </table:table-cell>
          <table:table-cell table:number-columns-repeated="4"/>
          <table:table-cell office:value-type="string" calcext:value-type="string">
            <text:p>Request Type Sub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1725931105173" calcext:value-type="float">
            <text:p>0,681725931105173</text:p>
          </table:table-cell>
          <table:table-cell/>
          <table:table-cell table:formula="of:=SUBSTITUTE([.A2]; &quot;low_2&quot;; &quot;low25&quot;)" office:value-type="string" office:string-value="low" calcext:value-type="string">
            <text:p>low</text:p>
          </table:table-cell>
          <table:table-cell table:formula="of:=SUBSTITUTE([.D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33551588485869" calcext:value-type="float">
            <text:p>0,833551588485869</text:p>
          </table:table-cell>
          <table:table-cell/>
          <table:table-cell table:formula="of:=SUBSTITUTE([.A3]; &quot;low_2&quot;; &quot;low25&quot;)" office:value-type="string" office:string-value="low" calcext:value-type="string">
            <text:p>low</text:p>
          </table:table-cell>
          <table:table-cell table:formula="of:=SUBSTITUTE([.D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54490740460339" calcext:value-type="float">
            <text:p>0,854490740460339</text:p>
          </table:table-cell>
          <table:table-cell/>
          <table:table-cell table:formula="of:=SUBSTITUTE([.A4]; &quot;low_2&quot;; &quot;low25&quot;)" office:value-type="string" office:string-value="low" calcext:value-type="string">
            <text:p>low</text:p>
          </table:table-cell>
          <table:table-cell table:formula="of:=SUBSTITUTE([.D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22856502701173" calcext:value-type="float">
            <text:p>0,822856502701173</text:p>
          </table:table-cell>
          <table:table-cell/>
          <table:table-cell table:formula="of:=SUBSTITUTE([.A5]; &quot;low_2&quot;; &quot;low25&quot;)" office:value-type="string" office:string-value="low" calcext:value-type="string">
            <text:p>low</text:p>
          </table:table-cell>
          <table:table-cell table:formula="of:=SUBSTITUTE([.D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864860086842048" calcext:value-type="float">
            <text:p>0,864860086842048</text:p>
          </table:table-cell>
          <table:table-cell/>
          <table:table-cell table:formula="of:=SUBSTITUTE([.A6]; &quot;low_2&quot;; &quot;low25&quot;)" office:value-type="string" office:string-value="low" calcext:value-type="string">
            <text:p>low</text:p>
          </table:table-cell>
          <table:table-cell table:formula="of:=SUBSTITUTE([.D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88103103556048" calcext:value-type="float">
            <text:p>0,788103103556048</text:p>
          </table:table-cell>
          <table:table-cell/>
          <table:table-cell table:formula="of:=SUBSTITUTE([.A7]; &quot;low_2&quot;; &quot;low25&quot;)" office:value-type="string" office:string-value="low" calcext:value-type="string">
            <text:p>low</text:p>
          </table:table-cell>
          <table:table-cell table:formula="of:=SUBSTITUTE([.D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867701267449377" calcext:value-type="float">
            <text:p>0,867701267449377</text:p>
          </table:table-cell>
          <table:table-cell/>
          <table:table-cell table:formula="of:=SUBSTITUTE([.A8]; &quot;low_2&quot;; &quot;low25&quot;)" office:value-type="string" office:string-value="low" calcext:value-type="string">
            <text:p>low</text:p>
          </table:table-cell>
          <table:table-cell table:formula="of:=SUBSTITUTE([.D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883381054872685" calcext:value-type="float">
            <text:p>0,883381054872685</text:p>
          </table:table-cell>
          <table:table-cell/>
          <table:table-cell table:formula="of:=SUBSTITUTE([.A9]; &quot;low_2&quot;; &quot;low25&quot;)" office:value-type="string" office:string-value="low" calcext:value-type="string">
            <text:p>low</text:p>
          </table:table-cell>
          <table:table-cell table:formula="of:=SUBSTITUTE([.D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59763506500566" calcext:value-type="float">
            <text:p>0,859763506500566</text:p>
          </table:table-cell>
          <table:table-cell/>
          <table:table-cell table:formula="of:=SUBSTITUTE([.A10]; &quot;low_2&quot;; &quot;low25&quot;)" office:value-type="string" office:string-value="low" calcext:value-type="string">
            <text:p>low</text:p>
          </table:table-cell>
          <table:table-cell table:formula="of:=SUBSTITUTE([.D1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896164438194524" calcext:value-type="float">
            <text:p>0,896164438194524</text:p>
          </table:table-cell>
          <table:table-cell/>
          <table:table-cell table:formula="of:=SUBSTITUTE([.A11]; &quot;low_2&quot;; &quot;low25&quot;)" office:value-type="string" office:string-value="low" calcext:value-type="string">
            <text:p>low</text:p>
          </table:table-cell>
          <table:table-cell table:formula="of:=SUBSTITUTE([.D1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84663428899969" calcext:value-type="float">
            <text:p>0,684663428899969</text:p>
          </table:table-cell>
          <table:table-cell/>
          <table:table-cell table:formula="of:=SUBSTITUTE([.A12]; &quot;low_2&quot;; &quot;low25&quot;)" office:value-type="string" office:string-value="low" calcext:value-type="string">
            <text:p>low</text:p>
          </table:table-cell>
          <table:table-cell table:formula="of:=SUBSTITUTE([.D1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70327464195099" calcext:value-type="float">
            <text:p>0,770327464195099</text:p>
          </table:table-cell>
          <table:table-cell/>
          <table:table-cell table:formula="of:=SUBSTITUTE([.A13]; &quot;low_2&quot;; &quot;low25&quot;)" office:value-type="string" office:string-value="low" calcext:value-type="string">
            <text:p>low</text:p>
          </table:table-cell>
          <table:table-cell table:formula="of:=SUBSTITUTE([.D1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1560189887549" calcext:value-type="float">
            <text:p>0,761560189887549</text:p>
          </table:table-cell>
          <table:table-cell/>
          <table:table-cell table:formula="of:=SUBSTITUTE([.A14]; &quot;low_2&quot;; &quot;low25&quot;)" office:value-type="string" office:string-value="low" calcext:value-type="string">
            <text:p>low</text:p>
          </table:table-cell>
          <table:table-cell table:formula="of:=SUBSTITUTE([.D1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794996288192958" calcext:value-type="float">
            <text:p>0,794996288192958</text:p>
          </table:table-cell>
          <table:table-cell/>
          <table:table-cell table:formula="of:=SUBSTITUTE([.A15]; &quot;low_2&quot;; &quot;low25&quot;)" office:value-type="string" office:string-value="low" calcext:value-type="string">
            <text:p>low</text:p>
          </table:table-cell>
          <table:table-cell table:formula="of:=SUBSTITUTE([.D1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1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1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1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1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7854247145559" calcext:value-type="float">
            <text:p>0,77854247145559</text:p>
          </table:table-cell>
          <table:table-cell/>
          <table:table-cell table:formula="of:=SUBSTITUTE([.A16]; &quot;low_2&quot;; &quot;low25&quot;)" office:value-type="string" office:string-value="low" calcext:value-type="string">
            <text:p>low</text:p>
          </table:table-cell>
          <table:table-cell table:formula="of:=SUBSTITUTE([.D1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1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1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1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1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72547693250289" calcext:value-type="float">
            <text:p>0,772547693250289</text:p>
          </table:table-cell>
          <table:table-cell/>
          <table:table-cell table:formula="of:=SUBSTITUTE([.A17]; &quot;low_2&quot;; &quot;low25&quot;)" office:value-type="string" office:string-value="low" calcext:value-type="string">
            <text:p>low</text:p>
          </table:table-cell>
          <table:table-cell table:formula="of:=SUBSTITUTE([.D1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1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1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1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1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19888185901611" calcext:value-type="float">
            <text:p>0,719888185901611</text:p>
          </table:table-cell>
          <table:table-cell/>
          <table:table-cell table:formula="of:=SUBSTITUTE([.A18]; &quot;low_2&quot;; &quot;low25&quot;)" office:value-type="string" office:string-value="low" calcext:value-type="string">
            <text:p>low</text:p>
          </table:table-cell>
          <table:table-cell table:formula="of:=SUBSTITUTE([.D1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1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1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1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1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30231885490716" calcext:value-type="float">
            <text:p>0,730231885490716</text:p>
          </table:table-cell>
          <table:table-cell/>
          <table:table-cell table:formula="of:=SUBSTITUTE([.A19]; &quot;low_2&quot;; &quot;low25&quot;)" office:value-type="string" office:string-value="low" calcext:value-type="string">
            <text:p>low</text:p>
          </table:table-cell>
          <table:table-cell table:formula="of:=SUBSTITUTE([.D1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1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1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1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1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846895655920196" calcext:value-type="float">
            <text:p>0,846895655920196</text:p>
          </table:table-cell>
          <table:table-cell/>
          <table:table-cell table:formula="of:=SUBSTITUTE([.A20]; &quot;low_2&quot;; &quot;low25&quot;)" office:value-type="string" office:string-value="low" calcext:value-type="string">
            <text:p>low</text:p>
          </table:table-cell>
          <table:table-cell table:formula="of:=SUBSTITUTE([.D2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770864485149524" calcext:value-type="float">
            <text:p>0,770864485149524</text:p>
          </table:table-cell>
          <table:table-cell/>
          <table:table-cell table:formula="of:=SUBSTITUTE([.A21]; &quot;low_2&quot;; &quot;low25&quot;)" office:value-type="string" office:string-value="low" calcext:value-type="string">
            <text:p>low</text:p>
          </table:table-cell>
          <table:table-cell table:formula="of:=SUBSTITUTE([.D2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26620773075469" calcext:value-type="float">
            <text:p>0,626620773075469</text:p>
          </table:table-cell>
          <table:table-cell/>
          <table:table-cell table:formula="of:=SUBSTITUTE([.A22]; &quot;low_2&quot;; &quot;low25&quot;)" office:value-type="string" office:string-value="low25" calcext:value-type="string">
            <text:p>low25</text:p>
          </table:table-cell>
          <table:table-cell table:formula="of:=SUBSTITUTE([.D2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23341569666426" calcext:value-type="float">
            <text:p>0,723341569666426</text:p>
          </table:table-cell>
          <table:table-cell/>
          <table:table-cell table:formula="of:=SUBSTITUTE([.A23]; &quot;low_2&quot;; &quot;low25&quot;)" office:value-type="string" office:string-value="low25" calcext:value-type="string">
            <text:p>low25</text:p>
          </table:table-cell>
          <table:table-cell table:formula="of:=SUBSTITUTE([.D2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06448684026012" calcext:value-type="float">
            <text:p>0,706448684026012</text:p>
          </table:table-cell>
          <table:table-cell/>
          <table:table-cell table:formula="of:=SUBSTITUTE([.A24]; &quot;low_2&quot;; &quot;low25&quot;)" office:value-type="string" office:string-value="low25" calcext:value-type="string">
            <text:p>low25</text:p>
          </table:table-cell>
          <table:table-cell table:formula="of:=SUBSTITUTE([.D2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40314698704505" calcext:value-type="float">
            <text:p>0,640314698704505</text:p>
          </table:table-cell>
          <table:table-cell/>
          <table:table-cell table:formula="of:=SUBSTITUTE([.A25]; &quot;low_2&quot;; &quot;low25&quot;)" office:value-type="string" office:string-value="low25" calcext:value-type="string">
            <text:p>low25</text:p>
          </table:table-cell>
          <table:table-cell table:formula="of:=SUBSTITUTE([.D2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2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2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2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2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2465922488901" calcext:value-type="float">
            <text:p>0,52465922488901</text:p>
          </table:table-cell>
          <table:table-cell/>
          <table:table-cell table:formula="of:=SUBSTITUTE([.A26]; &quot;low_2&quot;; &quot;low25&quot;)" office:value-type="string" office:string-value="low25" calcext:value-type="string">
            <text:p>low25</text:p>
          </table:table-cell>
          <table:table-cell table:formula="of:=SUBSTITUTE([.D2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2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2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2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2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45708059477383" calcext:value-type="float">
            <text:p>0,745708059477383</text:p>
          </table:table-cell>
          <table:table-cell/>
          <table:table-cell table:formula="of:=SUBSTITUTE([.A27]; &quot;low_2&quot;; &quot;low25&quot;)" office:value-type="string" office:string-value="low25" calcext:value-type="string">
            <text:p>low25</text:p>
          </table:table-cell>
          <table:table-cell table:formula="of:=SUBSTITUTE([.D2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2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2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2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2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6874046745055" calcext:value-type="float">
            <text:p>0,766874046745055</text:p>
          </table:table-cell>
          <table:table-cell/>
          <table:table-cell table:formula="of:=SUBSTITUTE([.A28]; &quot;low_2&quot;; &quot;low25&quot;)" office:value-type="string" office:string-value="low25" calcext:value-type="string">
            <text:p>low25</text:p>
          </table:table-cell>
          <table:table-cell table:formula="of:=SUBSTITUTE([.D2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2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2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2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2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56508231961673" calcext:value-type="float">
            <text:p>0,756508231961673</text:p>
          </table:table-cell>
          <table:table-cell/>
          <table:table-cell table:formula="of:=SUBSTITUTE([.A29]; &quot;low_2&quot;; &quot;low25&quot;)" office:value-type="string" office:string-value="low25" calcext:value-type="string">
            <text:p>low25</text:p>
          </table:table-cell>
          <table:table-cell table:formula="of:=SUBSTITUTE([.D2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2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2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2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2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72079560147168" calcext:value-type="float">
            <text:p>0,672079560147168</text:p>
          </table:table-cell>
          <table:table-cell/>
          <table:table-cell table:formula="of:=SUBSTITUTE([.A30]; &quot;low_2&quot;; &quot;low25&quot;)" office:value-type="string" office:string-value="low25" calcext:value-type="string">
            <text:p>low25</text:p>
          </table:table-cell>
          <table:table-cell table:formula="of:=SUBSTITUTE([.D3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606621123490258" calcext:value-type="float">
            <text:p>0,606621123490258</text:p>
          </table:table-cell>
          <table:table-cell/>
          <table:table-cell table:formula="of:=SUBSTITUTE([.A31]; &quot;low_2&quot;; &quot;low25&quot;)" office:value-type="string" office:string-value="low25" calcext:value-type="string">
            <text:p>low25</text:p>
          </table:table-cell>
          <table:table-cell table:formula="of:=SUBSTITUTE([.D3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96993592496608" calcext:value-type="float">
            <text:p>0,596993592496608</text:p>
          </table:table-cell>
          <table:table-cell/>
          <table:table-cell table:formula="of:=SUBSTITUTE([.A32]; &quot;low_2&quot;; &quot;low25&quot;)" office:value-type="string" office:string-value="low25" calcext:value-type="string">
            <text:p>low25</text:p>
          </table:table-cell>
          <table:table-cell table:formula="of:=SUBSTITUTE([.D3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3067461231301" calcext:value-type="float">
            <text:p>0,673067461231301</text:p>
          </table:table-cell>
          <table:table-cell/>
          <table:table-cell table:formula="of:=SUBSTITUTE([.A33]; &quot;low_2&quot;; &quot;low25&quot;)" office:value-type="string" office:string-value="low25" calcext:value-type="string">
            <text:p>low25</text:p>
          </table:table-cell>
          <table:table-cell table:formula="of:=SUBSTITUTE([.D3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54975943608092" calcext:value-type="float">
            <text:p>0,654975943608092</text:p>
          </table:table-cell>
          <table:table-cell/>
          <table:table-cell table:formula="of:=SUBSTITUTE([.A34]; &quot;low_2&quot;; &quot;low25&quot;)" office:value-type="string" office:string-value="low25" calcext:value-type="string">
            <text:p>low25</text:p>
          </table:table-cell>
          <table:table-cell table:formula="of:=SUBSTITUTE([.D3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0414143642445" calcext:value-type="float">
            <text:p>0,60414143642445</text:p>
          </table:table-cell>
          <table:table-cell/>
          <table:table-cell table:formula="of:=SUBSTITUTE([.A35]; &quot;low_2&quot;; &quot;low25&quot;)" office:value-type="string" office:string-value="low25" calcext:value-type="string">
            <text:p>low25</text:p>
          </table:table-cell>
          <table:table-cell table:formula="of:=SUBSTITUTE([.D3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3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3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3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3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99968436912565" calcext:value-type="float">
            <text:p>0,499968436912565</text:p>
          </table:table-cell>
          <table:table-cell/>
          <table:table-cell table:formula="of:=SUBSTITUTE([.A36]; &quot;low_2&quot;; &quot;low25&quot;)" office:value-type="string" office:string-value="low25" calcext:value-type="string">
            <text:p>low25</text:p>
          </table:table-cell>
          <table:table-cell table:formula="of:=SUBSTITUTE([.D3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3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3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3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3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734906300442725" calcext:value-type="float">
            <text:p>0,734906300442725</text:p>
          </table:table-cell>
          <table:table-cell/>
          <table:table-cell table:formula="of:=SUBSTITUTE([.A37]; &quot;low_2&quot;; &quot;low25&quot;)" office:value-type="string" office:string-value="low25" calcext:value-type="string">
            <text:p>low25</text:p>
          </table:table-cell>
          <table:table-cell table:formula="of:=SUBSTITUTE([.D3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3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3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3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3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5249055057998" calcext:value-type="float">
            <text:p>0,675249055057998</text:p>
          </table:table-cell>
          <table:table-cell/>
          <table:table-cell table:formula="of:=SUBSTITUTE([.A38]; &quot;low_2&quot;; &quot;low25&quot;)" office:value-type="string" office:string-value="low25" calcext:value-type="string">
            <text:p>low25</text:p>
          </table:table-cell>
          <table:table-cell table:formula="of:=SUBSTITUTE([.D3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3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3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3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3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71927085563176" calcext:value-type="float">
            <text:p>0,671927085563176</text:p>
          </table:table-cell>
          <table:table-cell/>
          <table:table-cell table:formula="of:=SUBSTITUTE([.A39]; &quot;low_2&quot;; &quot;low25&quot;)" office:value-type="string" office:string-value="low25" calcext:value-type="string">
            <text:p>low25</text:p>
          </table:table-cell>
          <table:table-cell table:formula="of:=SUBSTITUTE([.D3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3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3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3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3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73139979489467" calcext:value-type="float">
            <text:p>0,673139979489467</text:p>
          </table:table-cell>
          <table:table-cell/>
          <table:table-cell table:formula="of:=SUBSTITUTE([.A40]; &quot;low_2&quot;; &quot;low25&quot;)" office:value-type="string" office:string-value="low25" calcext:value-type="string">
            <text:p>low25</text:p>
          </table:table-cell>
          <table:table-cell table:formula="of:=SUBSTITUTE([.D4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low_2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547880981547613" calcext:value-type="float">
            <text:p>0,547880981547613</text:p>
          </table:table-cell>
          <table:table-cell/>
          <table:table-cell table:formula="of:=SUBSTITUTE([.A41]; &quot;low_2&quot;; &quot;low25&quot;)" office:value-type="string" office:string-value="low25" calcext:value-type="string">
            <text:p>low25</text:p>
          </table:table-cell>
          <table:table-cell table:formula="of:=SUBSTITUTE([.D4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18841889921253" calcext:value-type="float">
            <text:p>0,518841889921253</text:p>
          </table:table-cell>
          <table:table-cell/>
          <table:table-cell table:formula="of:=SUBSTITUTE([.A42]; &quot;low_2&quot;; &quot;low25&quot;)" office:value-type="string" office:string-value="med" calcext:value-type="string">
            <text:p>med</text:p>
          </table:table-cell>
          <table:table-cell table:formula="of:=SUBSTITUTE([.D4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90012691463964" calcext:value-type="float">
            <text:p>0,690012691463964</text:p>
          </table:table-cell>
          <table:table-cell/>
          <table:table-cell table:formula="of:=SUBSTITUTE([.A43]; &quot;low_2&quot;; &quot;low25&quot;)" office:value-type="string" office:string-value="med" calcext:value-type="string">
            <text:p>med</text:p>
          </table:table-cell>
          <table:table-cell table:formula="of:=SUBSTITUTE([.D4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14638882662816" calcext:value-type="float">
            <text:p>0,714638882662816</text:p>
          </table:table-cell>
          <table:table-cell/>
          <table:table-cell table:formula="of:=SUBSTITUTE([.A44]; &quot;low_2&quot;; &quot;low25&quot;)" office:value-type="string" office:string-value="med" calcext:value-type="string">
            <text:p>med</text:p>
          </table:table-cell>
          <table:table-cell table:formula="of:=SUBSTITUTE([.D4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84271560283245" calcext:value-type="float">
            <text:p>0,584271560283245</text:p>
          </table:table-cell>
          <table:table-cell/>
          <table:table-cell table:formula="of:=SUBSTITUTE([.A45]; &quot;low_2&quot;; &quot;low25&quot;)" office:value-type="string" office:string-value="med" calcext:value-type="string">
            <text:p>med</text:p>
          </table:table-cell>
          <table:table-cell table:formula="of:=SUBSTITUTE([.D4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4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4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4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4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33150129762368" calcext:value-type="float">
            <text:p>0,433150129762368</text:p>
          </table:table-cell>
          <table:table-cell/>
          <table:table-cell table:formula="of:=SUBSTITUTE([.A46]; &quot;low_2&quot;; &quot;low25&quot;)" office:value-type="string" office:string-value="med" calcext:value-type="string">
            <text:p>med</text:p>
          </table:table-cell>
          <table:table-cell table:formula="of:=SUBSTITUTE([.D4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4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4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4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4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06903422224171" calcext:value-type="float">
            <text:p>0,606903422224171</text:p>
          </table:table-cell>
          <table:table-cell/>
          <table:table-cell table:formula="of:=SUBSTITUTE([.A47]; &quot;low_2&quot;; &quot;low25&quot;)" office:value-type="string" office:string-value="med" calcext:value-type="string">
            <text:p>med</text:p>
          </table:table-cell>
          <table:table-cell table:formula="of:=SUBSTITUTE([.D4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4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4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4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4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60024019395663" calcext:value-type="float">
            <text:p>0,760024019395663</text:p>
          </table:table-cell>
          <table:table-cell/>
          <table:table-cell table:formula="of:=SUBSTITUTE([.A48]; &quot;low_2&quot;; &quot;low25&quot;)" office:value-type="string" office:string-value="med" calcext:value-type="string">
            <text:p>med</text:p>
          </table:table-cell>
          <table:table-cell table:formula="of:=SUBSTITUTE([.D4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4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4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4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4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64036801577581" calcext:value-type="float">
            <text:p>0,764036801577581</text:p>
          </table:table-cell>
          <table:table-cell/>
          <table:table-cell table:formula="of:=SUBSTITUTE([.A49]; &quot;low_2&quot;; &quot;low25&quot;)" office:value-type="string" office:string-value="med" calcext:value-type="string">
            <text:p>med</text:p>
          </table:table-cell>
          <table:table-cell table:formula="of:=SUBSTITUTE([.D4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4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4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4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4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22993722992496" calcext:value-type="float">
            <text:p>0,622993722992496</text:p>
          </table:table-cell>
          <table:table-cell/>
          <table:table-cell table:formula="of:=SUBSTITUTE([.A50]; &quot;low_2&quot;; &quot;low25&quot;)" office:value-type="string" office:string-value="med" calcext:value-type="string">
            <text:p>med</text:p>
          </table:table-cell>
          <table:table-cell table:formula="of:=SUBSTITUTE([.D5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89845550331188" calcext:value-type="float">
            <text:p>0,489845550331188</text:p>
          </table:table-cell>
          <table:table-cell/>
          <table:table-cell table:formula="of:=SUBSTITUTE([.A51]; &quot;low_2&quot;; &quot;low25&quot;)" office:value-type="string" office:string-value="med" calcext:value-type="string">
            <text:p>med</text:p>
          </table:table-cell>
          <table:table-cell table:formula="of:=SUBSTITUTE([.D5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3096160451939" calcext:value-type="float">
            <text:p>0,53096160451939</text:p>
          </table:table-cell>
          <table:table-cell/>
          <table:table-cell table:formula="of:=SUBSTITUTE([.A52]; &quot;low_2&quot;; &quot;low25&quot;)" office:value-type="string" office:string-value="med" calcext:value-type="string">
            <text:p>med</text:p>
          </table:table-cell>
          <table:table-cell table:formula="of:=SUBSTITUTE([.D5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3952991369315" calcext:value-type="float">
            <text:p>0,673952991369315</text:p>
          </table:table-cell>
          <table:table-cell/>
          <table:table-cell table:formula="of:=SUBSTITUTE([.A53]; &quot;low_2&quot;; &quot;low25&quot;)" office:value-type="string" office:string-value="med" calcext:value-type="string">
            <text:p>med</text:p>
          </table:table-cell>
          <table:table-cell table:formula="of:=SUBSTITUTE([.D5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73052729905052" calcext:value-type="float">
            <text:p>0,673052729905052</text:p>
          </table:table-cell>
          <table:table-cell/>
          <table:table-cell table:formula="of:=SUBSTITUTE([.A54]; &quot;low_2&quot;; &quot;low25&quot;)" office:value-type="string" office:string-value="med" calcext:value-type="string">
            <text:p>med</text:p>
          </table:table-cell>
          <table:table-cell table:formula="of:=SUBSTITUTE([.D5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45832464783443" calcext:value-type="float">
            <text:p>0,545832464783443</text:p>
          </table:table-cell>
          <table:table-cell/>
          <table:table-cell table:formula="of:=SUBSTITUTE([.A55]; &quot;low_2&quot;; &quot;low25&quot;)" office:value-type="string" office:string-value="med" calcext:value-type="string">
            <text:p>med</text:p>
          </table:table-cell>
          <table:table-cell table:formula="of:=SUBSTITUTE([.D5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5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5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5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5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52673348474606" calcext:value-type="float">
            <text:p>0,352673348474606</text:p>
          </table:table-cell>
          <table:table-cell/>
          <table:table-cell table:formula="of:=SUBSTITUTE([.A56]; &quot;low_2&quot;; &quot;low25&quot;)" office:value-type="string" office:string-value="med" calcext:value-type="string">
            <text:p>med</text:p>
          </table:table-cell>
          <table:table-cell table:formula="of:=SUBSTITUTE([.D5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5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5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5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5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604875659253948" calcext:value-type="float">
            <text:p>0,604875659253948</text:p>
          </table:table-cell>
          <table:table-cell/>
          <table:table-cell table:formula="of:=SUBSTITUTE([.A57]; &quot;low_2&quot;; &quot;low25&quot;)" office:value-type="string" office:string-value="med" calcext:value-type="string">
            <text:p>med</text:p>
          </table:table-cell>
          <table:table-cell table:formula="of:=SUBSTITUTE([.D5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5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5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5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5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05913499222225" calcext:value-type="float">
            <text:p>0,705913499222225</text:p>
          </table:table-cell>
          <table:table-cell/>
          <table:table-cell table:formula="of:=SUBSTITUTE([.A58]; &quot;low_2&quot;; &quot;low25&quot;)" office:value-type="string" office:string-value="med" calcext:value-type="string">
            <text:p>med</text:p>
          </table:table-cell>
          <table:table-cell table:formula="of:=SUBSTITUTE([.D5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5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5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5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5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22320762505914" calcext:value-type="float">
            <text:p>0,722320762505914</text:p>
          </table:table-cell>
          <table:table-cell/>
          <table:table-cell table:formula="of:=SUBSTITUTE([.A59]; &quot;low_2&quot;; &quot;low25&quot;)" office:value-type="string" office:string-value="med" calcext:value-type="string">
            <text:p>med</text:p>
          </table:table-cell>
          <table:table-cell table:formula="of:=SUBSTITUTE([.D5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5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5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5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5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621351626528057" calcext:value-type="float">
            <text:p>0,621351626528057</text:p>
          </table:table-cell>
          <table:table-cell/>
          <table:table-cell table:formula="of:=SUBSTITUTE([.A60]; &quot;low_2&quot;; &quot;low25&quot;)" office:value-type="string" office:string-value="med" calcext:value-type="string">
            <text:p>med</text:p>
          </table:table-cell>
          <table:table-cell table:formula="of:=SUBSTITUTE([.D6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med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67954518655641" calcext:value-type="float">
            <text:p>0,467954518655641</text:p>
          </table:table-cell>
          <table:table-cell/>
          <table:table-cell table:formula="of:=SUBSTITUTE([.A61]; &quot;low_2&quot;; &quot;low25&quot;)" office:value-type="string" office:string-value="med" calcext:value-type="string">
            <text:p>med</text:p>
          </table:table-cell>
          <table:table-cell table:formula="of:=SUBSTITUTE([.D6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443303196778012" calcext:value-type="float">
            <text:p>0,443303196778012</text:p>
          </table:table-cell>
          <table:table-cell/>
          <table:table-cell table:formula="of:=SUBSTITUTE([.A62]; &quot;low_2&quot;; &quot;low25&quot;)" office:value-type="string" office:string-value="high" calcext:value-type="string">
            <text:p>high</text:p>
          </table:table-cell>
          <table:table-cell table:formula="of:=SUBSTITUTE([.D6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29409493661395" calcext:value-type="float">
            <text:p>0,629409493661395</text:p>
          </table:table-cell>
          <table:table-cell/>
          <table:table-cell table:formula="of:=SUBSTITUTE([.A63]; &quot;low_2&quot;; &quot;low25&quot;)" office:value-type="string" office:string-value="high" calcext:value-type="string">
            <text:p>high</text:p>
          </table:table-cell>
          <table:table-cell table:formula="of:=SUBSTITUTE([.D6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95570926518156" calcext:value-type="float">
            <text:p>0,695570926518156</text:p>
          </table:table-cell>
          <table:table-cell/>
          <table:table-cell table:formula="of:=SUBSTITUTE([.A64]; &quot;low_2&quot;; &quot;low25&quot;)" office:value-type="string" office:string-value="high" calcext:value-type="string">
            <text:p>high</text:p>
          </table:table-cell>
          <table:table-cell table:formula="of:=SUBSTITUTE([.D6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07366418546446" calcext:value-type="float">
            <text:p>0,507366418546446</text:p>
          </table:table-cell>
          <table:table-cell/>
          <table:table-cell table:formula="of:=SUBSTITUTE([.A65]; &quot;low_2&quot;; &quot;low25&quot;)" office:value-type="string" office:string-value="high" calcext:value-type="string">
            <text:p>high</text:p>
          </table:table-cell>
          <table:table-cell table:formula="of:=SUBSTITUTE([.D6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6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6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6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6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88851594853809" calcext:value-type="float">
            <text:p>0,388851594853809</text:p>
          </table:table-cell>
          <table:table-cell/>
          <table:table-cell table:formula="of:=SUBSTITUTE([.A66]; &quot;low_2&quot;; &quot;low25&quot;)" office:value-type="string" office:string-value="high" calcext:value-type="string">
            <text:p>high</text:p>
          </table:table-cell>
          <table:table-cell table:formula="of:=SUBSTITUTE([.D6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6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6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6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6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23059015572952" calcext:value-type="float">
            <text:p>0,523059015572952</text:p>
          </table:table-cell>
          <table:table-cell/>
          <table:table-cell table:formula="of:=SUBSTITUTE([.A67]; &quot;low_2&quot;; &quot;low25&quot;)" office:value-type="string" office:string-value="high" calcext:value-type="string">
            <text:p>high</text:p>
          </table:table-cell>
          <table:table-cell table:formula="of:=SUBSTITUTE([.D6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6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6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6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6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729657694779679" calcext:value-type="float">
            <text:p>0,729657694779679</text:p>
          </table:table-cell>
          <table:table-cell/>
          <table:table-cell table:formula="of:=SUBSTITUTE([.A68]; &quot;low_2&quot;; &quot;low25&quot;)" office:value-type="string" office:string-value="high" calcext:value-type="string">
            <text:p>high</text:p>
          </table:table-cell>
          <table:table-cell table:formula="of:=SUBSTITUTE([.D6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6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6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6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6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7719905146553" calcext:value-type="float">
            <text:p>0,77719905146553</text:p>
          </table:table-cell>
          <table:table-cell/>
          <table:table-cell table:formula="of:=SUBSTITUTE([.A69]; &quot;low_2&quot;; &quot;low25&quot;)" office:value-type="string" office:string-value="high" calcext:value-type="string">
            <text:p>high</text:p>
          </table:table-cell>
          <table:table-cell table:formula="of:=SUBSTITUTE([.D6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6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6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6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6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57991832745729" calcext:value-type="float">
            <text:p>0,557991832745729</text:p>
          </table:table-cell>
          <table:table-cell/>
          <table:table-cell table:formula="of:=SUBSTITUTE([.A70]; &quot;low_2&quot;; &quot;low25&quot;)" office:value-type="string" office:string-value="high" calcext:value-type="string">
            <text:p>high</text:p>
          </table:table-cell>
          <table:table-cell table:formula="of:=SUBSTITUTE([.D7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Ridge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427149717154935" calcext:value-type="float">
            <text:p>0,427149717154935</text:p>
          </table:table-cell>
          <table:table-cell/>
          <table:table-cell table:formula="of:=SUBSTITUTE([.A71]; &quot;low_2&quot;; &quot;low25&quot;)" office:value-type="string" office:string-value="high" calcext:value-type="string">
            <text:p>high</text:p>
          </table:table-cell>
          <table:table-cell table:formula="of:=SUBSTITUTE([.D7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457822949372619" calcext:value-type="float">
            <text:p>0,457822949372619</text:p>
          </table:table-cell>
          <table:table-cell/>
          <table:table-cell table:formula="of:=SUBSTITUTE([.A72]; &quot;low_2&quot;; &quot;low25&quot;)" office:value-type="string" office:string-value="high" calcext:value-type="string">
            <text:p>high</text:p>
          </table:table-cell>
          <table:table-cell table:formula="of:=SUBSTITUTE([.D72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2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2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2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2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32882358190282" calcext:value-type="float">
            <text:p>0,632882358190282</text:p>
          </table:table-cell>
          <table:table-cell/>
          <table:table-cell table:formula="of:=SUBSTITUTE([.A73]; &quot;low_2&quot;; &quot;low25&quot;)" office:value-type="string" office:string-value="high" calcext:value-type="string">
            <text:p>high</text:p>
          </table:table-cell>
          <table:table-cell table:formula="of:=SUBSTITUTE([.D73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3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3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3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3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678626553001102" calcext:value-type="float">
            <text:p>0,678626553001102</text:p>
          </table:table-cell>
          <table:table-cell/>
          <table:table-cell table:formula="of:=SUBSTITUTE([.A74]; &quot;low_2&quot;; &quot;low25&quot;)" office:value-type="string" office:string-value="high" calcext:value-type="string">
            <text:p>high</text:p>
          </table:table-cell>
          <table:table-cell table:formula="of:=SUBSTITUTE([.D74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4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4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4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4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485807398106032" calcext:value-type="float">
            <text:p>0,485807398106032</text:p>
          </table:table-cell>
          <table:table-cell/>
          <table:table-cell table:formula="of:=SUBSTITUTE([.A75]; &quot;low_2&quot;; &quot;low25&quot;)" office:value-type="string" office:string-value="high" calcext:value-type="string">
            <text:p>high</text:p>
          </table:table-cell>
          <table:table-cell table:formula="of:=SUBSTITUTE([.D75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75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75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75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75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One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31803641271891" calcext:value-type="float">
            <text:p>0,331803641271891</text:p>
          </table:table-cell>
          <table:table-cell/>
          <table:table-cell table:formula="of:=SUBSTITUTE([.A76]; &quot;low_2&quot;; &quot;low25&quot;)" office:value-type="string" office:string-value="high" calcext:value-type="string">
            <text:p>high</text:p>
          </table:table-cell>
          <table:table-cell table:formula="of:=SUBSTITUTE([.D76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76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76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76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76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LoginActionServlet_handlePOSTRequest</text:p>
          </table:table-cell>
          <table:table-cell office:value-type="float" office:value="0.525708506802187" calcext:value-type="float">
            <text:p>0,525708506802187</text:p>
          </table:table-cell>
          <table:table-cell/>
          <table:table-cell table:formula="of:=SUBSTITUTE([.A77]; &quot;low_2&quot;; &quot;low25&quot;)" office:value-type="string" office:string-value="high" calcext:value-type="string">
            <text:p>high</text:p>
          </table:table-cell>
          <table:table-cell table:formula="of:=SUBSTITUTE([.D77]; &quot;ID_LoginActionServlet_handlePOSTRequest&quot;; &quot;Login User&quot;)" office:value-type="string" office:string-value="Login User" calcext:value-type="string">
            <text:p>Login User</text:p>
          </table:table-cell>
          <table:table-cell table:formula="of:=SUBSTITUTE([.H77];&quot;ID_CategoryServlet_handleGETRequest&quot;;&quot;GET Product Category&quot;)" office:value-type="string" office:string-value="Login User" calcext:value-type="string">
            <text:p>Login User</text:p>
          </table:table-cell>
          <table:table-cell table:formula="of:=SUBSTITUTE([.I77]; &quot;ID_ProductServlet_handleGETRequest&quot;; &quot;GET Product&quot;)" office:value-type="string" office:string-value="Login User" calcext:value-type="string">
            <text:p>Login User</text:p>
          </table:table-cell>
          <table:table-cell table:formula="of:=SUBSTITUTE([.J77]; &quot;ID_CartActionServlet_handleGETRequest&quot;; &quot;GET Cart&quot;)" office:value-type="string" office:string-value="Login User" calcext:value-type="string">
            <text:p>Login User</text:p>
          </table:table-cell>
          <table:table-cell table:formula="of:=SUBSTITUTE([.K77]; &quot;ID_ProfileServlet_handleGETRequest&quot;; &quot;GET User Profile&quot;)" office:value-type="string" office:string-value="Login User" calcext:value-type="string">
            <text:p>Login User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tegoryServlet_handleGETRequest</text:p>
          </table:table-cell>
          <table:table-cell office:value-type="float" office:value="0.670800237754478" calcext:value-type="float">
            <text:p>0,670800237754478</text:p>
          </table:table-cell>
          <table:table-cell/>
          <table:table-cell table:formula="of:=SUBSTITUTE([.A78]; &quot;low_2&quot;; &quot;low25&quot;)" office:value-type="string" office:string-value="high" calcext:value-type="string">
            <text:p>high</text:p>
          </table:table-cell>
          <table:table-cell table:formula="of:=SUBSTITUTE([.D78]; &quot;ID_LoginActionServlet_handlePOSTRequest&quot;; &quot;Login User&quot;)" office:value-type="string" office:string-value="ID_CategoryServlet_handleGETRequest" calcext:value-type="string">
            <text:p>ID_CategoryServlet_handleGETRequest</text:p>
          </table:table-cell>
          <table:table-cell table:formula="of:=SUBSTITUTE([.H78];&quot;ID_CategoryServlet_handleGETRequest&quot;;&quot;GET Product Category&quot;)" office:value-type="string" office:string-value="GET Product Category" calcext:value-type="string">
            <text:p>GET Product Category</text:p>
          </table:table-cell>
          <table:table-cell table:formula="of:=SUBSTITUTE([.I78]; &quot;ID_ProductServlet_handleGETRequest&quot;; &quot;GET Product&quot;)" office:value-type="string" office:string-value="GET Product Category" calcext:value-type="string">
            <text:p>GET Product Category</text:p>
          </table:table-cell>
          <table:table-cell table:formula="of:=SUBSTITUTE([.J78]; &quot;ID_CartActionServlet_handleGETRequest&quot;; &quot;GET Cart&quot;)" office:value-type="string" office:string-value="GET Product Category" calcext:value-type="string">
            <text:p>GET Product Category</text:p>
          </table:table-cell>
          <table:table-cell table:formula="of:=SUBSTITUTE([.K78]; &quot;ID_ProfileServlet_handleGETRequest&quot;; &quot;GET User Profile&quot;)" office:value-type="string" office:string-value="GET Product Category" calcext:value-type="string">
            <text:p>GET Product Category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ductServlet_handleGETRequest</text:p>
          </table:table-cell>
          <table:table-cell office:value-type="float" office:value="0.713879158934913" calcext:value-type="float">
            <text:p>0,713879158934913</text:p>
          </table:table-cell>
          <table:table-cell/>
          <table:table-cell table:formula="of:=SUBSTITUTE([.A79]; &quot;low_2&quot;; &quot;low25&quot;)" office:value-type="string" office:string-value="high" calcext:value-type="string">
            <text:p>high</text:p>
          </table:table-cell>
          <table:table-cell table:formula="of:=SUBSTITUTE([.D79]; &quot;ID_LoginActionServlet_handlePOSTRequest&quot;; &quot;Login User&quot;)" office:value-type="string" office:string-value="ID_ProductServlet_handleGETRequest" calcext:value-type="string">
            <text:p>ID_ProductServlet_handleGETRequest</text:p>
          </table:table-cell>
          <table:table-cell table:formula="of:=SUBSTITUTE([.H79];&quot;ID_CategoryServlet_handleGETRequest&quot;;&quot;GET Product Category&quot;)" office:value-type="string" office:string-value="ID_ProductServlet_handleGETRequest" calcext:value-type="string">
            <text:p>ID_ProductServlet_handleGETRequest</text:p>
          </table:table-cell>
          <table:table-cell table:formula="of:=SUBSTITUTE([.I79]; &quot;ID_ProductServlet_handleGETRequest&quot;; &quot;GET Product&quot;)" office:value-type="string" office:string-value="GET Product" calcext:value-type="string">
            <text:p>GET Product</text:p>
          </table:table-cell>
          <table:table-cell table:formula="of:=SUBSTITUTE([.J79]; &quot;ID_CartActionServlet_handleGETRequest&quot;; &quot;GET Cart&quot;)" office:value-type="string" office:string-value="GET Product" calcext:value-type="string">
            <text:p>GET Product</text:p>
          </table:table-cell>
          <table:table-cell table:formula="of:=SUBSTITUTE([.K79]; &quot;ID_ProfileServlet_handleGETRequest&quot;; &quot;GET User Profile&quot;)" office:value-type="string" office:string-value="GET Product" calcext:value-type="string">
            <text:p>GET Produc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CartActionServlet_handleGETRequest</text:p>
          </table:table-cell>
          <table:table-cell office:value-type="float" office:value="0.55565213285777" calcext:value-type="float">
            <text:p>0,55565213285777</text:p>
          </table:table-cell>
          <table:table-cell/>
          <table:table-cell table:formula="of:=SUBSTITUTE([.A80]; &quot;low_2&quot;; &quot;low25&quot;)" office:value-type="string" office:string-value="high" calcext:value-type="string">
            <text:p>high</text:p>
          </table:table-cell>
          <table:table-cell table:formula="of:=SUBSTITUTE([.D80]; &quot;ID_LoginActionServlet_handlePOSTRequest&quot;; &quot;Login User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H80];&quot;ID_CategoryServlet_handleGETRequest&quot;;&quot;GET Product Category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I80]; &quot;ID_ProductServlet_handleGETRequest&quot;; &quot;GET Product&quot;)" office:value-type="string" office:string-value="ID_CartActionServlet_handleGETRequest" calcext:value-type="string">
            <text:p>ID_CartActionServlet_handleGETRequest</text:p>
          </table:table-cell>
          <table:table-cell table:formula="of:=SUBSTITUTE([.J80]; &quot;ID_CartActionServlet_handleGETRequest&quot;; &quot;GET Cart&quot;)" office:value-type="string" office:string-value="GET Cart" calcext:value-type="string">
            <text:p>GET Cart</text:p>
          </table:table-cell>
          <table:table-cell table:formula="of:=SUBSTITUTE([.K80]; &quot;ID_ProfileServlet_handleGETRequest&quot;; &quot;GET User Profile&quot;)" office:value-type="string" office:string-value="GET Cart" calcext:value-type="string">
            <text:p>GET Cart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DT with old config</text:p>
          </table:table-cell>
          <table:table-cell office:value-type="string" calcext:value-type="string">
            <text:p>No correction</text:p>
          </table:table-cell>
          <table:table-cell office:value-type="string" calcext:value-type="string">
            <text:p>ID_ProfileServlet_handleGETRequest</text:p>
          </table:table-cell>
          <table:table-cell office:value-type="float" office:value="0.388843702506977" calcext:value-type="float">
            <text:p>0,388843702506977</text:p>
          </table:table-cell>
          <table:table-cell/>
          <table:table-cell table:formula="of:=SUBSTITUTE([.A81]; &quot;low_2&quot;; &quot;low25&quot;)" office:value-type="string" office:string-value="high" calcext:value-type="string">
            <text:p>high</text:p>
          </table:table-cell>
          <table:table-cell table:formula="of:=SUBSTITUTE([.D81]; &quot;ID_LoginActionServlet_handlePOSTRequest&quot;; &quot;Login User&quot;)" office:value-type="string" office:string-value="ID_ProfileServlet_handleGETRequest" calcext:value-type="string">
            <text:p>ID_ProfileServlet_handleGETRequest</text:p>
          </table:table-cell>
          <table:table-cell table:formula="of:=SUBSTITUTE([.H81];&quot;ID_CategoryServlet_handleGETRequest&quot;;&quot;GET Product Category&quot;)" office:value-type="string" office:string-value="ID_ProfileServlet_handleGETRequest" calcext:value-type="string">
            <text:p>ID_ProfileServlet_handleGETRequest</text:p>
          </table:table-cell>
          <table:table-cell table:formula="of:=SUBSTITUTE([.I81]; &quot;ID_ProductServlet_handleGETRequest&quot;; &quot;GET Product&quot;)" office:value-type="string" office:string-value="ID_ProfileServlet_handleGETRequest" calcext:value-type="string">
            <text:p>ID_ProfileServlet_handleGETRequest</text:p>
          </table:table-cell>
          <table:table-cell table:formula="of:=SUBSTITUTE([.J81]; &quot;ID_CartActionServlet_handleGETRequest&quot;; &quot;GET Cart&quot;)" office:value-type="string" office:string-value="ID_ProfileServlet_handleGETRequest" calcext:value-type="string">
            <text:p>ID_ProfileServlet_handleGETRequest</text:p>
          </table:table-cell>
          <table:table-cell table:formula="of:=SUBSTITUTE([.K81]; &quot;ID_ProfileServlet_handleGETRequest&quot;; &quot;GET User Profile&quot;)" office:value-type="string" office:string-value="GET User Profile" calcext:value-type="string">
            <text:p>GET User Profile</text:p>
          </table:table-cell>
        </table:table-row>
      </table:table>
      <table:table table:name="similarity_scores" table:style-name="ta1">
        <table:shapes>
          <draw:frame draw:z-index="0" draw:style-name="gr1" draw:text-style-name="P1" svg:width="16.005cm" svg:height="9.27cm" svg:x="33.062cm" svg:y="0.472cm">
            <draw:object draw:notify-on-update-of-ranges="similarity_scores.D7:similarity_scores.D11 similarity_scores.A7:similarity_scores.A7 similarity_scores.E7:similarity_scores.E11 similarity_scores.A27:similarity_scores.A27 similarity_scores.E27:similarity_scores.E31 similarity_scores.A47:similarity_scores.A47 similarity_scores.E47:similarity_scores.E51 similarity_scores.A67:similarity_scores.A67 similarity_scores.E67:similarity_scores.E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33.06cm" svg:y="11.74cm">
            <draw:object draw:notify-on-update-of-ranges="similarity_scores.D17:similarity_scores.D21 similarity_scores.A17:similarity_scores.A17 similarity_scores.E17:similarity_scores.E21 similarity_scores.A37:similarity_scores.A37 similarity_scores.E37:similarity_scores.E41 similarity_scores.A57:similarity_scores.A57 similarity_scores.E57:similarity_scores.E61 similarity_scores.A77:similarity_scores.A77 similarity_scores.E77:similarity_scores.E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27cm" svg:x="50.217cm" svg:y="0.449cm">
            <draw:object draw:notify-on-update-of-ranges="similarity_scores.D2:similarity_scores.D6 similarity_scores.A2:similarity_scores.A2 similarity_scores.E2:similarity_scores.E6 similarity_scores.A22:similarity_scores.A22 similarity_scores.E22:similarity_scores.E26 similarity_scores.A42:similarity_scores.A42 similarity_scores.E42:similarity_scores.E46 similarity_scores.A62:similarity_scores.A62 similarity_scores.E62:similarity_scores.E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85cm" svg:height="8.999cm" svg:x="50.902cm" svg:y="11.763cm">
            <draw:object draw:notify-on-update-of-ranges="similarity_scores.D12:similarity_scores.D16 similarity_scores.A12:similarity_scores.A12 similarity_scores.E12:similarity_scores.E16 similarity_scores.A32:similarity_scores.A32 similarity_scores.E32:similarity_scores.E36 similarity_scores.A52:similarity_scores.A52 similarity_scores.E52:similarity_scores.E56 similarity_scores.A72:similarity_scores.A72 similarity_scores.E72:similarity_scores.E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>
            <text:p>Intensity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Corrections</text:p>
          </table:table-cell>
          <table:table-cell office:value-type="string" calcext:value-type="string">
            <text:p>Request Type</text:p>
          </table:table-cell>
          <table:table-cell office:value-type="string" calcext:value-type="string">
            <text:p>Cosine Similarity</text:p>
          </table:table-cell>
          <table:table-cell table:number-columns-repeated="6"/>
        </table:table-row>
        <table:table-row table:style-name="ro1">
          <table:table-cell table:style-name="Default" table:formula="of:=[$InputFromCsv.G2]" office:value-type="string" office:string-value="low" calcext:value-type="string">
            <text:p>low</text:p>
          </table:table-cell>
          <table:table-cell table:style-name="Default" table:formula="of:=[$InputFromCsv.B2]" office:value-type="string" office:string-value="Ridge with old config" calcext:value-type="string">
            <text:p>Ridge with old config</text:p>
          </table:table-cell>
          <table:table-cell table:style-name="Default" table:formula="of:=[$InputFromCsv.C2]" office:value-type="string" office:string-value="One correction" calcext:value-type="string">
            <text:p>One correction</text:p>
          </table:table-cell>
          <table:table-cell table:formula="of:=[$InputFromCsv.L2]" office:value-type="string" office:string-value="Login User" calcext:value-type="string">
            <text:p>Login User</text:p>
          </table:table-cell>
          <table:table-cell table:formula="of:=[$InputFromCsv.E2]" office:value-type="float" office:value="0.681725931105173" calcext:value-type="float">
            <text:p>0,681725931105173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2:.E6])" office:value-type="float" office:value="0.681725931105173" calcext:value-type="float">
            <text:p>0,6817</text:p>
          </table:table-cell>
          <table:table-cell table:formula="of:=MAX([.E2:.E6])" office:value-type="float" office:value="0.864860086842048" calcext:value-type="float">
            <text:p>0,8649</text:p>
          </table:table-cell>
          <table:table-cell table:number-columns-repeated="2"/>
        </table:table-row>
        <table:table-row table:style-name="ro1">
          <table:table-cell table:style-name="Default" table:formula="of:=[$InputFromCsv.G3]" office:value-type="string" office:string-value="low" calcext:value-type="string">
            <text:p>low</text:p>
          </table:table-cell>
          <table:table-cell table:style-name="Default" table:formula="of:=[$InputFromCsv.B3]" office:value-type="string" office:string-value="Ridge with old config" calcext:value-type="string">
            <text:p>Ridge with old config</text:p>
          </table:table-cell>
          <table:table-cell table:style-name="Default" table:formula="of:=[$InputFromCsv.C3]" office:value-type="string" office:string-value="One correction" calcext:value-type="string">
            <text:p>One correction</text:p>
          </table:table-cell>
          <table:table-cell table:formula="of:=[$InputFromCsv.L3]" office:value-type="string" office:string-value="GET Product Category" calcext:value-type="string">
            <text:p>GET Product Category</text:p>
          </table:table-cell>
          <table:table-cell table:formula="of:=[$InputFromCsv.E3]" office:value-type="float" office:value="0.833551588485869" calcext:value-type="float">
            <text:p>0,833551588485869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2:.E26])" office:value-type="float" office:value="0.52465922488901" calcext:value-type="float">
            <text:p>0,5247</text:p>
          </table:table-cell>
          <table:table-cell table:formula="of:=MAX([.E22:.E26])" office:value-type="float" office:value="0.723341569666426" calcext:value-type="float">
            <text:p>0,7233</text:p>
          </table:table-cell>
          <table:table-cell table:number-columns-repeated="2"/>
        </table:table-row>
        <table:table-row table:style-name="ro1">
          <table:table-cell table:style-name="Default" table:formula="of:=[$InputFromCsv.G4]" office:value-type="string" office:string-value="low" calcext:value-type="string">
            <text:p>low</text:p>
          </table:table-cell>
          <table:table-cell table:style-name="Default" table:formula="of:=[$InputFromCsv.B4]" office:value-type="string" office:string-value="Ridge with old config" calcext:value-type="string">
            <text:p>Ridge with old config</text:p>
          </table:table-cell>
          <table:table-cell table:style-name="Default" table:formula="of:=[$InputFromCsv.C4]" office:value-type="string" office:string-value="One correction" calcext:value-type="string">
            <text:p>One correction</text:p>
          </table:table-cell>
          <table:table-cell table:formula="of:=[$InputFromCsv.L4]" office:value-type="string" office:string-value="GET Product" calcext:value-type="string">
            <text:p>GET Product</text:p>
          </table:table-cell>
          <table:table-cell table:formula="of:=[$InputFromCsv.E4]" office:value-type="float" office:value="0.854490740460339" calcext:value-type="float">
            <text:p>0,85449074046033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2:.E46])" office:value-type="float" office:value="0.433150129762368" calcext:value-type="float">
            <text:p>0,4332</text:p>
          </table:table-cell>
          <table:table-cell table:formula="of:=MAX([.E42:.E46])" office:value-type="float" office:value="0.714638882662816" calcext:value-type="float">
            <text:p>0,7146</text:p>
          </table:table-cell>
          <table:table-cell table:number-columns-repeated="2"/>
        </table:table-row>
        <table:table-row table:style-name="ro1">
          <table:table-cell table:style-name="Default" table:formula="of:=[$InputFromCsv.G5]" office:value-type="string" office:string-value="low" calcext:value-type="string">
            <text:p>low</text:p>
          </table:table-cell>
          <table:table-cell table:style-name="Default" table:formula="of:=[$InputFromCsv.B5]" office:value-type="string" office:string-value="Ridge with old config" calcext:value-type="string">
            <text:p>Ridge with old config</text:p>
          </table:table-cell>
          <table:table-cell table:style-name="Default" table:formula="of:=[$InputFromCsv.C5]" office:value-type="string" office:string-value="One correction" calcext:value-type="string">
            <text:p>One correction</text:p>
          </table:table-cell>
          <table:table-cell table:formula="of:=[$InputFromCsv.L5]" office:value-type="string" office:string-value="GET Cart" calcext:value-type="string">
            <text:p>GET Cart</text:p>
          </table:table-cell>
          <table:table-cell table:formula="of:=[$InputFromCsv.E5]" office:value-type="float" office:value="0.822856502701173" calcext:value-type="float">
            <text:p>0,822856502701173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2:.E66])" office:value-type="float" office:value="0.388851594853809" calcext:value-type="float">
            <text:p>0,3889</text:p>
          </table:table-cell>
          <table:table-cell table:formula="of:=MAX([.E62:.E66])" office:value-type="float" office:value="0.695570926518156" calcext:value-type="float">
            <text:p>0,6956</text:p>
          </table:table-cell>
          <table:table-cell table:number-columns-repeated="2"/>
        </table:table-row>
        <table:table-row table:style-name="ro1">
          <table:table-cell table:style-name="Default" table:formula="of:=[$InputFromCsv.G6]" office:value-type="string" office:string-value="low" calcext:value-type="string">
            <text:p>low</text:p>
          </table:table-cell>
          <table:table-cell table:style-name="Default" table:formula="of:=[$InputFromCsv.B6]" office:value-type="string" office:string-value="Ridge with old config" calcext:value-type="string">
            <text:p>Ridge with old config</text:p>
          </table:table-cell>
          <table:table-cell table:style-name="Default" table:formula="of:=[$InputFromCsv.C6]" office:value-type="string" office:string-value="One correction" calcext:value-type="string">
            <text:p>One correction</text:p>
          </table:table-cell>
          <table:table-cell table:formula="of:=[$InputFromCsv.L6]" office:value-type="string" office:string-value="GET User Profile" calcext:value-type="string">
            <text:p>GET User Profile</text:p>
          </table:table-cell>
          <table:table-cell table:formula="of:=[$InputFromCsv.E6]" office:value-type="float" office:value="0.864860086842048" calcext:value-type="float">
            <text:p>0,86486008684204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]" office:value-type="string" office:string-value="low" calcext:value-type="string">
            <text:p>low</text:p>
          </table:table-cell>
          <table:table-cell table:style-name="Default" table:formula="of:=[$InputFromCsv.B7]" office:value-type="string" office:string-value="Ridge with old config" calcext:value-type="string">
            <text:p>Ridge with old config</text:p>
          </table:table-cell>
          <table:table-cell table:style-name="Default" table:formula="of:=[$InputFromCsv.C7]" office:value-type="string" office:string-value="No correction" calcext:value-type="string">
            <text:p>No correction</text:p>
          </table:table-cell>
          <table:table-cell table:formula="of:=[$InputFromCsv.L7]" office:value-type="string" office:string-value="Login User" calcext:value-type="string">
            <text:p>Login User</text:p>
          </table:table-cell>
          <table:table-cell table:formula="of:=[$InputFromCsv.E7]" office:value-type="float" office:value="0.788103103556048" calcext:value-type="float">
            <text:p>0,788103103556048</text:p>
          </table:table-cell>
          <table:table-cell table:style-name="ce4" office:value-type="string" calcext:value-type="string" table:number-columns-spanned="1" table:number-rows-spanned="4">
            <text:p>Ridge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7:.E11])" office:value-type="float" office:value="0.788103103556048" calcext:value-type="float">
            <text:p>0,7881</text:p>
          </table:table-cell>
          <table:table-cell table:formula="of:=MAX([.E7:.E11])" office:value-type="float" office:value="0.896164438194524" calcext:value-type="float">
            <text:p>0,8962</text:p>
          </table:table-cell>
          <table:table-cell table:number-columns-repeated="2"/>
        </table:table-row>
        <table:table-row table:style-name="ro1">
          <table:table-cell table:style-name="Default" table:formula="of:=[$InputFromCsv.G8]" office:value-type="string" office:string-value="low" calcext:value-type="string">
            <text:p>low</text:p>
          </table:table-cell>
          <table:table-cell table:style-name="Default" table:formula="of:=[$InputFromCsv.B8]" office:value-type="string" office:string-value="Ridge with old config" calcext:value-type="string">
            <text:p>Ridge with old config</text:p>
          </table:table-cell>
          <table:table-cell table:style-name="Default" table:formula="of:=[$InputFromCsv.C8]" office:value-type="string" office:string-value="No correction" calcext:value-type="string">
            <text:p>No correction</text:p>
          </table:table-cell>
          <table:table-cell table:formula="of:=[$InputFromCsv.L8]" office:value-type="string" office:string-value="GET Product Category" calcext:value-type="string">
            <text:p>GET Product Category</text:p>
          </table:table-cell>
          <table:table-cell table:formula="of:=[$InputFromCsv.E8]" office:value-type="float" office:value="0.867701267449377" calcext:value-type="float">
            <text:p>0,867701267449377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27:.E31])" office:value-type="float" office:value="0.606621123490258" calcext:value-type="float">
            <text:p>0,6066</text:p>
          </table:table-cell>
          <table:table-cell table:formula="of:=MAX([.E27:.E31])" office:value-type="float" office:value="0.766874046745055" calcext:value-type="float">
            <text:p>0,7669</text:p>
          </table:table-cell>
          <table:table-cell table:number-columns-repeated="2"/>
        </table:table-row>
        <table:table-row table:style-name="ro1">
          <table:table-cell table:style-name="Default" table:formula="of:=[$InputFromCsv.G9]" office:value-type="string" office:string-value="low" calcext:value-type="string">
            <text:p>low</text:p>
          </table:table-cell>
          <table:table-cell table:style-name="Default" table:formula="of:=[$InputFromCsv.B9]" office:value-type="string" office:string-value="Ridge with old config" calcext:value-type="string">
            <text:p>Ridge with old config</text:p>
          </table:table-cell>
          <table:table-cell table:style-name="Default" table:formula="of:=[$InputFromCsv.C9]" office:value-type="string" office:string-value="No correction" calcext:value-type="string">
            <text:p>No correction</text:p>
          </table:table-cell>
          <table:table-cell table:formula="of:=[$InputFromCsv.L9]" office:value-type="string" office:string-value="GET Product" calcext:value-type="string">
            <text:p>GET Product</text:p>
          </table:table-cell>
          <table:table-cell table:formula="of:=[$InputFromCsv.E9]" office:value-type="float" office:value="0.883381054872685" calcext:value-type="float">
            <text:p>0,883381054872685</text:p>
          </table:table-cell>
          <table:covered-table-cell/>
          <table:table-cell office:value-type="string" calcext:value-type="string">
            <text:p>Med</text:p>
          </table:table-cell>
          <table:table-cell table:formula="of:=MIN([.E47:.E51])" office:value-type="float" office:value="0.489845550331188" calcext:value-type="float">
            <text:p>0,4898</text:p>
          </table:table-cell>
          <table:table-cell table:formula="of:=MAX([.E47:.E51])" office:value-type="float" office:value="0.764036801577581" calcext:value-type="float">
            <text:p>0,7640</text:p>
          </table:table-cell>
          <table:table-cell table:number-columns-repeated="2"/>
        </table:table-row>
        <table:table-row table:style-name="ro1">
          <table:table-cell table:style-name="Default" table:formula="of:=[$InputFromCsv.G10]" office:value-type="string" office:string-value="low" calcext:value-type="string">
            <text:p>low</text:p>
          </table:table-cell>
          <table:table-cell table:style-name="Default" table:formula="of:=[$InputFromCsv.B10]" office:value-type="string" office:string-value="Ridge with old config" calcext:value-type="string">
            <text:p>Ridge with old config</text:p>
          </table:table-cell>
          <table:table-cell table:style-name="Default" table:formula="of:=[$InputFromCsv.C10]" office:value-type="string" office:string-value="No correction" calcext:value-type="string">
            <text:p>No correction</text:p>
          </table:table-cell>
          <table:table-cell table:formula="of:=[$InputFromCsv.L10]" office:value-type="string" office:string-value="GET Cart" calcext:value-type="string">
            <text:p>GET Cart</text:p>
          </table:table-cell>
          <table:table-cell table:formula="of:=[$InputFromCsv.E10]" office:value-type="float" office:value="0.859763506500566" calcext:value-type="float">
            <text:p>0,859763506500566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67:.E71])" office:value-type="float" office:value="0.427149717154935" calcext:value-type="float">
            <text:p>0,4271</text:p>
          </table:table-cell>
          <table:table-cell table:formula="of:=MAX([.E67:.E71])" office:value-type="float" office:value="0.77719905146553" calcext:value-type="float">
            <text:p>0,7772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1]" office:value-type="string" office:string-value="low" calcext:value-type="string">
            <text:p>low</text:p>
          </table:table-cell>
          <table:table-cell table:style-name="Default" table:formula="of:=[$InputFromCsv.B11]" office:value-type="string" office:string-value="Ridge with old config" calcext:value-type="string">
            <text:p>Ridge with old config</text:p>
          </table:table-cell>
          <table:table-cell table:style-name="Default" table:formula="of:=[$InputFromCsv.C11]" office:value-type="string" office:string-value="No correction" calcext:value-type="string">
            <text:p>No correction</text:p>
          </table:table-cell>
          <table:table-cell table:formula="of:=[$InputFromCsv.L11]" office:value-type="string" office:string-value="GET User Profile" calcext:value-type="string">
            <text:p>GET User Profile</text:p>
          </table:table-cell>
          <table:table-cell table:formula="of:=[$InputFromCsv.E11]" office:value-type="float" office:value="0.896164438194524" calcext:value-type="float">
            <text:p>0,896164438194524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2]" office:value-type="string" office:string-value="low" calcext:value-type="string">
            <text:p>low</text:p>
          </table:table-cell>
          <table:table-cell table:style-name="Default" table:formula="of:=[$InputFromCsv.B12]" office:value-type="string" office:string-value="DT with old config" calcext:value-type="string">
            <text:p>DT with old config</text:p>
          </table:table-cell>
          <table:table-cell table:style-name="Default" table:formula="of:=[$InputFromCsv.C12]" office:value-type="string" office:string-value="One correction" calcext:value-type="string">
            <text:p>One correction</text:p>
          </table:table-cell>
          <table:table-cell table:formula="of:=[$InputFromCsv.L12]" office:value-type="string" office:string-value="Login User" calcext:value-type="string">
            <text:p>Login User</text:p>
          </table:table-cell>
          <table:table-cell table:formula="of:=[$InputFromCsv.E12]" office:value-type="float" office:value="0.684663428899969" calcext:value-type="float">
            <text:p>0,684663428899969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One Correction</text:p>
          </table:table-cell>
          <table:table-cell office:value-type="string" calcext:value-type="string">
            <text:p>Low</text:p>
          </table:table-cell>
          <table:table-cell table:formula="of:=MIN([.E12:.E16])" office:value-type="float" office:value="0.684663428899969" calcext:value-type="float">
            <text:p>0,6847</text:p>
          </table:table-cell>
          <table:table-cell table:formula="of:=MAX([.E12:.E16])" office:value-type="float" office:value="0.794996288192958" calcext:value-type="float">
            <text:p>0,7950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3]" office:value-type="string" office:string-value="low" calcext:value-type="string">
            <text:p>low</text:p>
          </table:table-cell>
          <table:table-cell table:style-name="Default" table:formula="of:=[$InputFromCsv.B13]" office:value-type="string" office:string-value="DT with old config" calcext:value-type="string">
            <text:p>DT with old config</text:p>
          </table:table-cell>
          <table:table-cell table:style-name="Default" table:formula="of:=[$InputFromCsv.C13]" office:value-type="string" office:string-value="One correction" calcext:value-type="string">
            <text:p>One correction</text:p>
          </table:table-cell>
          <table:table-cell table:formula="of:=[$InputFromCsv.L13]" office:value-type="string" office:string-value="GET Product Category" calcext:value-type="string">
            <text:p>GET Product Category</text:p>
          </table:table-cell>
          <table:table-cell table:formula="of:=[$InputFromCsv.E13]" office:value-type="float" office:value="0.770327464195099" calcext:value-type="float">
            <text:p>0,770327464195099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2:.E36])" office:value-type="float" office:value="0.499968436912565" calcext:value-type="float">
            <text:p>0,5000</text:p>
          </table:table-cell>
          <table:table-cell table:formula="of:=MAX([.E32:.E36])" office:value-type="float" office:value="0.673067461231301" calcext:value-type="float">
            <text:p>0,6731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4]" office:value-type="string" office:string-value="low" calcext:value-type="string">
            <text:p>low</text:p>
          </table:table-cell>
          <table:table-cell table:style-name="Default" table:formula="of:=[$InputFromCsv.B14]" office:value-type="string" office:string-value="DT with old config" calcext:value-type="string">
            <text:p>DT with old config</text:p>
          </table:table-cell>
          <table:table-cell table:style-name="Default" table:formula="of:=[$InputFromCsv.C14]" office:value-type="string" office:string-value="One correction" calcext:value-type="string">
            <text:p>One correction</text:p>
          </table:table-cell>
          <table:table-cell table:formula="of:=[$InputFromCsv.L14]" office:value-type="string" office:string-value="GET Product" calcext:value-type="string">
            <text:p>GET Product</text:p>
          </table:table-cell>
          <table:table-cell table:formula="of:=[$InputFromCsv.E14]" office:value-type="float" office:value="0.761560189887549" calcext:value-type="float">
            <text:p>0,761560189887549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2:.E56])" office:value-type="float" office:value="0.352673348474606" calcext:value-type="float">
            <text:p>0,3527</text:p>
          </table:table-cell>
          <table:table-cell table:formula="of:=MAX([.E52:.E56])" office:value-type="float" office:value="0.673952991369315" calcext:value-type="float">
            <text:p>0,6740</text:p>
          </table:table-cell>
          <table:table-cell table:number-columns-repeated="2"/>
        </table:table-row>
        <table:table-row table:style-name="ro1">
          <table:table-cell table:style-name="Default" table:formula="of:=[$InputFromCsv.G15]" office:value-type="string" office:string-value="low" calcext:value-type="string">
            <text:p>low</text:p>
          </table:table-cell>
          <table:table-cell table:style-name="Default" table:formula="of:=[$InputFromCsv.B15]" office:value-type="string" office:string-value="DT with old config" calcext:value-type="string">
            <text:p>DT with old config</text:p>
          </table:table-cell>
          <table:table-cell table:style-name="Default" table:formula="of:=[$InputFromCsv.C15]" office:value-type="string" office:string-value="One correction" calcext:value-type="string">
            <text:p>One correction</text:p>
          </table:table-cell>
          <table:table-cell table:formula="of:=[$InputFromCsv.L15]" office:value-type="string" office:string-value="GET Cart" calcext:value-type="string">
            <text:p>GET Cart</text:p>
          </table:table-cell>
          <table:table-cell table:formula="of:=[$InputFromCsv.E15]" office:value-type="float" office:value="0.794996288192958" calcext:value-type="float">
            <text:p>0,794996288192958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2:.E76])" office:value-type="float" office:value="0.331803641271891" calcext:value-type="float">
            <text:p>0,3318</text:p>
          </table:table-cell>
          <table:table-cell table:formula="of:=MAX([.E72:.E76])" office:value-type="float" office:value="0.678626553001102" calcext:value-type="float">
            <text:p>0,6786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6]" office:value-type="string" office:string-value="low" calcext:value-type="string">
            <text:p>low</text:p>
          </table:table-cell>
          <table:table-cell table:style-name="Default" table:formula="of:=[$InputFromCsv.B16]" office:value-type="string" office:string-value="DT with old config" calcext:value-type="string">
            <text:p>DT with old config</text:p>
          </table:table-cell>
          <table:table-cell table:style-name="Default" table:formula="of:=[$InputFromCsv.C16]" office:value-type="string" office:string-value="One correction" calcext:value-type="string">
            <text:p>One correction</text:p>
          </table:table-cell>
          <table:table-cell table:formula="of:=[$InputFromCsv.L16]" office:value-type="string" office:string-value="GET User Profile" calcext:value-type="string">
            <text:p>GET User Profile</text:p>
          </table:table-cell>
          <table:table-cell table:formula="of:=[$InputFromCsv.E16]" office:value-type="float" office:value="0.77854247145559" calcext:value-type="float">
            <text:p>0,77854247145559</text:p>
          </table:table-cell>
          <table:table-cell table:number-columns-repeated="2"/>
          <table:table-cell table:style-name="Default" table:number-columns-repeated="2"/>
          <table:table-cell table:style-name="ce18" table:number-columns-repeated="2"/>
        </table:table-row>
        <table:table-row table:style-name="ro1">
          <table:table-cell table:style-name="Default" table:formula="of:=[$InputFromCsv.G17]" office:value-type="string" office:string-value="low" calcext:value-type="string">
            <text:p>low</text:p>
          </table:table-cell>
          <table:table-cell table:style-name="Default" table:formula="of:=[$InputFromCsv.B17]" office:value-type="string" office:string-value="DT with old config" calcext:value-type="string">
            <text:p>DT with old config</text:p>
          </table:table-cell>
          <table:table-cell table:style-name="Default" table:formula="of:=[$InputFromCsv.C17]" office:value-type="string" office:string-value="No correction" calcext:value-type="string">
            <text:p>No correction</text:p>
          </table:table-cell>
          <table:table-cell table:formula="of:=[$InputFromCsv.L17]" office:value-type="string" office:string-value="Login User" calcext:value-type="string">
            <text:p>Login User</text:p>
          </table:table-cell>
          <table:table-cell table:formula="of:=[$InputFromCsv.E17]" office:value-type="float" office:value="0.772547693250289" calcext:value-type="float">
            <text:p>0,772547693250289</text:p>
          </table:table-cell>
          <table:table-cell table:style-name="ce4" office:value-type="string" calcext:value-type="string" table:number-columns-spanned="1" table:number-rows-spanned="4">
            <text:p>DT with PR1, PR2, Request Type</text:p>
            <text:p>No Correction</text:p>
          </table:table-cell>
          <table:table-cell office:value-type="string" calcext:value-type="string">
            <text:p>Low</text:p>
          </table:table-cell>
          <table:table-cell table:formula="of:=MIN([.E17:.E21])" office:value-type="float" office:value="0.719888185901611" calcext:value-type="float">
            <text:p>0,7199</text:p>
          </table:table-cell>
          <table:table-cell table:formula="of:=MAX([.E17:.E21])" office:value-type="float" office:value="0.846895655920196" calcext:value-type="float">
            <text:p>0,846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8]" office:value-type="string" office:string-value="low" calcext:value-type="string">
            <text:p>low</text:p>
          </table:table-cell>
          <table:table-cell table:style-name="Default" table:formula="of:=[$InputFromCsv.B18]" office:value-type="string" office:string-value="DT with old config" calcext:value-type="string">
            <text:p>DT with old config</text:p>
          </table:table-cell>
          <table:table-cell table:style-name="Default" table:formula="of:=[$InputFromCsv.C18]" office:value-type="string" office:string-value="No correction" calcext:value-type="string">
            <text:p>No correction</text:p>
          </table:table-cell>
          <table:table-cell table:formula="of:=[$InputFromCsv.L18]" office:value-type="string" office:string-value="GET Product Category" calcext:value-type="string">
            <text:p>GET Product Category</text:p>
          </table:table-cell>
          <table:table-cell table:formula="of:=[$InputFromCsv.E18]" office:value-type="float" office:value="0.719888185901611" calcext:value-type="float">
            <text:p>0,719888185901611</text:p>
          </table:table-cell>
          <table:covered-table-cell/>
          <table:table-cell office:value-type="string" calcext:value-type="string">
            <text:p>low25</text:p>
          </table:table-cell>
          <table:table-cell table:formula="of:=MIN([.E37:.E41])" office:value-type="float" office:value="0.547880981547613" calcext:value-type="float">
            <text:p>0,5479</text:p>
          </table:table-cell>
          <table:table-cell table:formula="of:=MAX([.E37:.E41])" office:value-type="float" office:value="0.734906300442725" calcext:value-type="float">
            <text:p>0,7349</text:p>
          </table:table-cell>
          <table:table-cell table:style-name="ce18" table:number-columns-repeated="2"/>
        </table:table-row>
        <table:table-row table:style-name="ro1">
          <table:table-cell table:style-name="Default" table:formula="of:=[$InputFromCsv.G19]" office:value-type="string" office:string-value="low" calcext:value-type="string">
            <text:p>low</text:p>
          </table:table-cell>
          <table:table-cell table:style-name="Default" table:formula="of:=[$InputFromCsv.B19]" office:value-type="string" office:string-value="DT with old config" calcext:value-type="string">
            <text:p>DT with old config</text:p>
          </table:table-cell>
          <table:table-cell table:style-name="Default" table:formula="of:=[$InputFromCsv.C19]" office:value-type="string" office:string-value="No correction" calcext:value-type="string">
            <text:p>No correction</text:p>
          </table:table-cell>
          <table:table-cell table:formula="of:=[$InputFromCsv.L19]" office:value-type="string" office:string-value="GET Product" calcext:value-type="string">
            <text:p>GET Product</text:p>
          </table:table-cell>
          <table:table-cell table:formula="of:=[$InputFromCsv.E19]" office:value-type="float" office:value="0.730231885490716" calcext:value-type="float">
            <text:p>0,730231885490716</text:p>
          </table:table-cell>
          <table:covered-table-cell/>
          <table:table-cell office:value-type="string" calcext:value-type="string">
            <text:p>Med</text:p>
          </table:table-cell>
          <table:table-cell table:formula="of:=MIN([.E57:.E61])" office:value-type="float" office:value="0.467954518655641" calcext:value-type="float">
            <text:p>0,4680</text:p>
          </table:table-cell>
          <table:table-cell table:formula="of:=MAX([.E57:.E61])" office:value-type="float" office:value="0.722320762505914" calcext:value-type="float">
            <text:p>0,7223</text:p>
          </table:table-cell>
          <table:table-cell table:number-columns-repeated="2"/>
        </table:table-row>
        <table:table-row table:style-name="ro1">
          <table:table-cell table:style-name="Default" table:formula="of:=[$InputFromCsv.G20]" office:value-type="string" office:string-value="low" calcext:value-type="string">
            <text:p>low</text:p>
          </table:table-cell>
          <table:table-cell table:style-name="Default" table:formula="of:=[$InputFromCsv.B20]" office:value-type="string" office:string-value="DT with old config" calcext:value-type="string">
            <text:p>DT with old config</text:p>
          </table:table-cell>
          <table:table-cell table:style-name="Default" table:formula="of:=[$InputFromCsv.C20]" office:value-type="string" office:string-value="No correction" calcext:value-type="string">
            <text:p>No correction</text:p>
          </table:table-cell>
          <table:table-cell table:formula="of:=[$InputFromCsv.L20]" office:value-type="string" office:string-value="GET Cart" calcext:value-type="string">
            <text:p>GET Cart</text:p>
          </table:table-cell>
          <table:table-cell table:formula="of:=[$InputFromCsv.E20]" office:value-type="float" office:value="0.846895655920196" calcext:value-type="float">
            <text:p>0,846895655920196</text:p>
          </table:table-cell>
          <table:covered-table-cell/>
          <table:table-cell office:value-type="string" calcext:value-type="string">
            <text:p>High</text:p>
          </table:table-cell>
          <table:table-cell table:formula="of:=MIN([.E77:.E81])" office:value-type="float" office:value="0.388843702506977" calcext:value-type="float">
            <text:p>0,3888</text:p>
          </table:table-cell>
          <table:table-cell table:formula="of:=MAX([.E77:.E81])" office:value-type="float" office:value="0.713879158934913" calcext:value-type="float">
            <text:p>0,7139</text:p>
          </table:table-cell>
          <table:table-cell table:number-columns-repeated="2"/>
        </table:table-row>
        <table:table-row table:style-name="ro1">
          <table:table-cell table:style-name="Default" table:formula="of:=[$InputFromCsv.G21]" office:value-type="string" office:string-value="low" calcext:value-type="string">
            <text:p>low</text:p>
          </table:table-cell>
          <table:table-cell table:style-name="Default" table:formula="of:=[$InputFromCsv.B21]" office:value-type="string" office:string-value="DT with old config" calcext:value-type="string">
            <text:p>DT with old config</text:p>
          </table:table-cell>
          <table:table-cell table:style-name="Default" table:formula="of:=[$InputFromCsv.C21]" office:value-type="string" office:string-value="No correction" calcext:value-type="string">
            <text:p>No correction</text:p>
          </table:table-cell>
          <table:table-cell table:formula="of:=[$InputFromCsv.L21]" office:value-type="string" office:string-value="GET User Profile" calcext:value-type="string">
            <text:p>GET User Profile</text:p>
          </table:table-cell>
          <table:table-cell table:formula="of:=[$InputFromCsv.E21]" office:value-type="float" office:value="0.770864485149524" calcext:value-type="float">
            <text:p>0,770864485149524</text:p>
          </table:table-cell>
          <table:table-cell table:number-columns-repeated="6"/>
        </table:table-row>
        <table:table-row table:style-name="ro1">
          <table:table-cell table:style-name="Default" table:formula="of:=[$InputFromCsv.G22]" office:value-type="string" office:string-value="low25" calcext:value-type="string">
            <text:p>low25</text:p>
          </table:table-cell>
          <table:table-cell table:style-name="Default" table:formula="of:=[$InputFromCsv.B22]" office:value-type="string" office:string-value="Ridge with old config" calcext:value-type="string">
            <text:p>Ridge with old config</text:p>
          </table:table-cell>
          <table:table-cell table:style-name="Default" table:formula="of:=[$InputFromCsv.C22]" office:value-type="string" office:string-value="One correction" calcext:value-type="string">
            <text:p>One correction</text:p>
          </table:table-cell>
          <table:table-cell table:formula="of:=[$InputFromCsv.L22]" office:value-type="string" office:string-value="Login User" calcext:value-type="string">
            <text:p>Login User</text:p>
          </table:table-cell>
          <table:table-cell table:formula="of:=[$InputFromCsv.E22]" office:value-type="float" office:value="0.626620773075469" calcext:value-type="float">
            <text:p>0,626620773075469</text:p>
          </table:table-cell>
          <table:table-cell table:number-columns-repeated="6"/>
        </table:table-row>
        <table:table-row table:style-name="ro1">
          <table:table-cell table:style-name="Default" table:formula="of:=[$InputFromCsv.G23]" office:value-type="string" office:string-value="low25" calcext:value-type="string">
            <text:p>low25</text:p>
          </table:table-cell>
          <table:table-cell table:style-name="Default" table:formula="of:=[$InputFromCsv.B23]" office:value-type="string" office:string-value="Ridge with old config" calcext:value-type="string">
            <text:p>Ridge with old config</text:p>
          </table:table-cell>
          <table:table-cell table:style-name="Default" table:formula="of:=[$InputFromCsv.C23]" office:value-type="string" office:string-value="One correction" calcext:value-type="string">
            <text:p>One correction</text:p>
          </table:table-cell>
          <table:table-cell table:formula="of:=[$InputFromCsv.L23]" office:value-type="string" office:string-value="GET Product Category" calcext:value-type="string">
            <text:p>GET Product Category</text:p>
          </table:table-cell>
          <table:table-cell table:formula="of:=[$InputFromCsv.E23]" office:value-type="float" office:value="0.723341569666426" calcext:value-type="float">
            <text:p>0,723341569666426</text:p>
          </table:table-cell>
          <table:table-cell table:number-columns-repeated="6"/>
        </table:table-row>
        <table:table-row table:style-name="ro1">
          <table:table-cell table:style-name="Default" table:formula="of:=[$InputFromCsv.G24]" office:value-type="string" office:string-value="low25" calcext:value-type="string">
            <text:p>low25</text:p>
          </table:table-cell>
          <table:table-cell table:style-name="Default" table:formula="of:=[$InputFromCsv.B24]" office:value-type="string" office:string-value="Ridge with old config" calcext:value-type="string">
            <text:p>Ridge with old config</text:p>
          </table:table-cell>
          <table:table-cell table:style-name="Default" table:formula="of:=[$InputFromCsv.C24]" office:value-type="string" office:string-value="One correction" calcext:value-type="string">
            <text:p>One correction</text:p>
          </table:table-cell>
          <table:table-cell table:formula="of:=[$InputFromCsv.L24]" office:value-type="string" office:string-value="GET Product" calcext:value-type="string">
            <text:p>GET Product</text:p>
          </table:table-cell>
          <table:table-cell table:formula="of:=[$InputFromCsv.E24]" office:value-type="float" office:value="0.706448684026012" calcext:value-type="float">
            <text:p>0,70644868402601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25]" office:value-type="string" office:string-value="low25" calcext:value-type="string">
            <text:p>low25</text:p>
          </table:table-cell>
          <table:table-cell table:style-name="Default" table:formula="of:=[$InputFromCsv.B25]" office:value-type="string" office:string-value="Ridge with old config" calcext:value-type="string">
            <text:p>Ridge with old config</text:p>
          </table:table-cell>
          <table:table-cell table:style-name="Default" table:formula="of:=[$InputFromCsv.C25]" office:value-type="string" office:string-value="One correction" calcext:value-type="string">
            <text:p>One correction</text:p>
          </table:table-cell>
          <table:table-cell table:formula="of:=[$InputFromCsv.L25]" office:value-type="string" office:string-value="GET Cart" calcext:value-type="string">
            <text:p>GET Cart</text:p>
          </table:table-cell>
          <table:table-cell table:formula="of:=[$InputFromCsv.E25]" office:value-type="float" office:value="0.640314698704505" calcext:value-type="float">
            <text:p>0,640314698704505</text:p>
          </table:table-cell>
          <table:table-cell table:style-name="ce4"/>
          <table:table-cell table:number-columns-repeated="5"/>
        </table:table-row>
        <table:table-row table:style-name="ro1">
          <table:table-cell table:style-name="Default" table:formula="of:=[$InputFromCsv.G26]" office:value-type="string" office:string-value="low25" calcext:value-type="string">
            <text:p>low25</text:p>
          </table:table-cell>
          <table:table-cell table:style-name="Default" table:formula="of:=[$InputFromCsv.B26]" office:value-type="string" office:string-value="Ridge with old config" calcext:value-type="string">
            <text:p>Ridge with old config</text:p>
          </table:table-cell>
          <table:table-cell table:style-name="Default" table:formula="of:=[$InputFromCsv.C26]" office:value-type="string" office:string-value="One correction" calcext:value-type="string">
            <text:p>One correction</text:p>
          </table:table-cell>
          <table:table-cell table:formula="of:=[$InputFromCsv.L26]" office:value-type="string" office:string-value="GET User Profile" calcext:value-type="string">
            <text:p>GET User Profile</text:p>
          </table:table-cell>
          <table:table-cell table:formula="of:=[$InputFromCsv.E26]" office:value-type="float" office:value="0.52465922488901" calcext:value-type="float">
            <text:p>0,52465922488901</text:p>
          </table:table-cell>
          <table:table-cell table:number-columns-repeated="6"/>
        </table:table-row>
        <table:table-row table:style-name="ro1">
          <table:table-cell table:style-name="Default" table:formula="of:=[$InputFromCsv.G27]" office:value-type="string" office:string-value="low25" calcext:value-type="string">
            <text:p>low25</text:p>
          </table:table-cell>
          <table:table-cell table:style-name="Default" table:formula="of:=[$InputFromCsv.B27]" office:value-type="string" office:string-value="Ridge with old config" calcext:value-type="string">
            <text:p>Ridge with old config</text:p>
          </table:table-cell>
          <table:table-cell table:style-name="Default" table:formula="of:=[$InputFromCsv.C27]" office:value-type="string" office:string-value="No correction" calcext:value-type="string">
            <text:p>No correction</text:p>
          </table:table-cell>
          <table:table-cell table:formula="of:=[$InputFromCsv.L27]" office:value-type="string" office:string-value="Login User" calcext:value-type="string">
            <text:p>Login User</text:p>
          </table:table-cell>
          <table:table-cell table:formula="of:=[$InputFromCsv.E27]" office:value-type="float" office:value="0.745708059477383" calcext:value-type="float">
            <text:p>0,745708059477383</text:p>
          </table:table-cell>
          <table:table-cell table:number-columns-repeated="6"/>
        </table:table-row>
        <table:table-row table:style-name="ro1">
          <table:table-cell table:style-name="Default" table:formula="of:=[$InputFromCsv.G28]" office:value-type="string" office:string-value="low25" calcext:value-type="string">
            <text:p>low25</text:p>
          </table:table-cell>
          <table:table-cell table:style-name="Default" table:formula="of:=[$InputFromCsv.B28]" office:value-type="string" office:string-value="Ridge with old config" calcext:value-type="string">
            <text:p>Ridge with old config</text:p>
          </table:table-cell>
          <table:table-cell table:style-name="Default" table:formula="of:=[$InputFromCsv.C28]" office:value-type="string" office:string-value="No correction" calcext:value-type="string">
            <text:p>No correction</text:p>
          </table:table-cell>
          <table:table-cell table:formula="of:=[$InputFromCsv.L28]" office:value-type="string" office:string-value="GET Product Category" calcext:value-type="string">
            <text:p>GET Product Category</text:p>
          </table:table-cell>
          <table:table-cell table:formula="of:=[$InputFromCsv.E28]" office:value-type="float" office:value="0.766874046745055" calcext:value-type="float">
            <text:p>0,766874046745055</text:p>
          </table:table-cell>
          <table:table-cell table:number-columns-repeated="6"/>
        </table:table-row>
        <table:table-row table:style-name="ro1">
          <table:table-cell table:style-name="Default" table:formula="of:=[$InputFromCsv.G29]" office:value-type="string" office:string-value="low25" calcext:value-type="string">
            <text:p>low25</text:p>
          </table:table-cell>
          <table:table-cell table:style-name="Default" table:formula="of:=[$InputFromCsv.B29]" office:value-type="string" office:string-value="Ridge with old config" calcext:value-type="string">
            <text:p>Ridge with old config</text:p>
          </table:table-cell>
          <table:table-cell table:style-name="Default" table:formula="of:=[$InputFromCsv.C29]" office:value-type="string" office:string-value="No correction" calcext:value-type="string">
            <text:p>No correction</text:p>
          </table:table-cell>
          <table:table-cell table:formula="of:=[$InputFromCsv.L29]" office:value-type="string" office:string-value="GET Product" calcext:value-type="string">
            <text:p>GET Product</text:p>
          </table:table-cell>
          <table:table-cell table:formula="of:=[$InputFromCsv.E29]" office:value-type="float" office:value="0.756508231961673" calcext:value-type="float">
            <text:p>0,756508231961673</text:p>
          </table:table-cell>
          <table:table-cell table:number-columns-repeated="6"/>
        </table:table-row>
        <table:table-row table:style-name="ro1">
          <table:table-cell table:style-name="Default" table:formula="of:=[$InputFromCsv.G30]" office:value-type="string" office:string-value="low25" calcext:value-type="string">
            <text:p>low25</text:p>
          </table:table-cell>
          <table:table-cell table:style-name="Default" table:formula="of:=[$InputFromCsv.B30]" office:value-type="string" office:string-value="Ridge with old config" calcext:value-type="string">
            <text:p>Ridge with old config</text:p>
          </table:table-cell>
          <table:table-cell table:style-name="Default" table:formula="of:=[$InputFromCsv.C30]" office:value-type="string" office:string-value="No correction" calcext:value-type="string">
            <text:p>No correction</text:p>
          </table:table-cell>
          <table:table-cell table:formula="of:=[$InputFromCsv.L30]" office:value-type="string" office:string-value="GET Cart" calcext:value-type="string">
            <text:p>GET Cart</text:p>
          </table:table-cell>
          <table:table-cell table:formula="of:=[$InputFromCsv.E30]" office:value-type="float" office:value="0.672079560147168" calcext:value-type="float">
            <text:p>0,6720795601471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1]" office:value-type="string" office:string-value="low25" calcext:value-type="string">
            <text:p>low25</text:p>
          </table:table-cell>
          <table:table-cell table:style-name="Default" table:formula="of:=[$InputFromCsv.B31]" office:value-type="string" office:string-value="Ridge with old config" calcext:value-type="string">
            <text:p>Ridge with old config</text:p>
          </table:table-cell>
          <table:table-cell table:style-name="Default" table:formula="of:=[$InputFromCsv.C31]" office:value-type="string" office:string-value="No correction" calcext:value-type="string">
            <text:p>No correction</text:p>
          </table:table-cell>
          <table:table-cell table:formula="of:=[$InputFromCsv.L31]" office:value-type="string" office:string-value="GET User Profile" calcext:value-type="string">
            <text:p>GET User Profile</text:p>
          </table:table-cell>
          <table:table-cell table:formula="of:=[$InputFromCsv.E31]" office:value-type="float" office:value="0.606621123490258" calcext:value-type="float">
            <text:p>0,60662112349025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2]" office:value-type="string" office:string-value="low25" calcext:value-type="string">
            <text:p>low25</text:p>
          </table:table-cell>
          <table:table-cell table:style-name="Default" table:formula="of:=[$InputFromCsv.B32]" office:value-type="string" office:string-value="DT with old config" calcext:value-type="string">
            <text:p>DT with old config</text:p>
          </table:table-cell>
          <table:table-cell table:style-name="Default" table:formula="of:=[$InputFromCsv.C32]" office:value-type="string" office:string-value="One correction" calcext:value-type="string">
            <text:p>One correction</text:p>
          </table:table-cell>
          <table:table-cell table:formula="of:=[$InputFromCsv.L32]" office:value-type="string" office:string-value="Login User" calcext:value-type="string">
            <text:p>Login User</text:p>
          </table:table-cell>
          <table:table-cell table:formula="of:=[$InputFromCsv.E32]" office:value-type="float" office:value="0.596993592496608" calcext:value-type="float">
            <text:p>0,59699359249660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3]" office:value-type="string" office:string-value="low25" calcext:value-type="string">
            <text:p>low25</text:p>
          </table:table-cell>
          <table:table-cell table:style-name="Default" table:formula="of:=[$InputFromCsv.B33]" office:value-type="string" office:string-value="DT with old config" calcext:value-type="string">
            <text:p>DT with old config</text:p>
          </table:table-cell>
          <table:table-cell table:style-name="Default" table:formula="of:=[$InputFromCsv.C33]" office:value-type="string" office:string-value="One correction" calcext:value-type="string">
            <text:p>One correction</text:p>
          </table:table-cell>
          <table:table-cell table:formula="of:=[$InputFromCsv.L33]" office:value-type="string" office:string-value="GET Product Category" calcext:value-type="string">
            <text:p>GET Product Category</text:p>
          </table:table-cell>
          <table:table-cell table:formula="of:=[$InputFromCsv.E33]" office:value-type="float" office:value="0.673067461231301" calcext:value-type="float">
            <text:p>0,67306746123130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4]" office:value-type="string" office:string-value="low25" calcext:value-type="string">
            <text:p>low25</text:p>
          </table:table-cell>
          <table:table-cell table:style-name="Default" table:formula="of:=[$InputFromCsv.B34]" office:value-type="string" office:string-value="DT with old config" calcext:value-type="string">
            <text:p>DT with old config</text:p>
          </table:table-cell>
          <table:table-cell table:style-name="Default" table:formula="of:=[$InputFromCsv.C34]" office:value-type="string" office:string-value="One correction" calcext:value-type="string">
            <text:p>One correction</text:p>
          </table:table-cell>
          <table:table-cell table:formula="of:=[$InputFromCsv.L34]" office:value-type="string" office:string-value="GET Product" calcext:value-type="string">
            <text:p>GET Product</text:p>
          </table:table-cell>
          <table:table-cell table:formula="of:=[$InputFromCsv.E34]" office:value-type="float" office:value="0.654975943608092" calcext:value-type="float">
            <text:p>0,65497594360809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5]" office:value-type="string" office:string-value="low25" calcext:value-type="string">
            <text:p>low25</text:p>
          </table:table-cell>
          <table:table-cell table:style-name="Default" table:formula="of:=[$InputFromCsv.B35]" office:value-type="string" office:string-value="DT with old config" calcext:value-type="string">
            <text:p>DT with old config</text:p>
          </table:table-cell>
          <table:table-cell table:style-name="Default" table:formula="of:=[$InputFromCsv.C35]" office:value-type="string" office:string-value="One correction" calcext:value-type="string">
            <text:p>One correction</text:p>
          </table:table-cell>
          <table:table-cell table:formula="of:=[$InputFromCsv.L35]" office:value-type="string" office:string-value="GET Cart" calcext:value-type="string">
            <text:p>GET Cart</text:p>
          </table:table-cell>
          <table:table-cell table:formula="of:=[$InputFromCsv.E35]" office:value-type="float" office:value="0.60414143642445" calcext:value-type="float">
            <text:p>0,604141436424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6]" office:value-type="string" office:string-value="low25" calcext:value-type="string">
            <text:p>low25</text:p>
          </table:table-cell>
          <table:table-cell table:style-name="Default" table:formula="of:=[$InputFromCsv.B36]" office:value-type="string" office:string-value="DT with old config" calcext:value-type="string">
            <text:p>DT with old config</text:p>
          </table:table-cell>
          <table:table-cell table:style-name="Default" table:formula="of:=[$InputFromCsv.C36]" office:value-type="string" office:string-value="One correction" calcext:value-type="string">
            <text:p>One correction</text:p>
          </table:table-cell>
          <table:table-cell table:formula="of:=[$InputFromCsv.L36]" office:value-type="string" office:string-value="GET User Profile" calcext:value-type="string">
            <text:p>GET User Profile</text:p>
          </table:table-cell>
          <table:table-cell table:formula="of:=[$InputFromCsv.E36]" office:value-type="float" office:value="0.499968436912565" calcext:value-type="float">
            <text:p>0,49996843691256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7]" office:value-type="string" office:string-value="low25" calcext:value-type="string">
            <text:p>low25</text:p>
          </table:table-cell>
          <table:table-cell table:style-name="Default" table:formula="of:=[$InputFromCsv.B37]" office:value-type="string" office:string-value="DT with old config" calcext:value-type="string">
            <text:p>DT with old config</text:p>
          </table:table-cell>
          <table:table-cell table:style-name="Default" table:formula="of:=[$InputFromCsv.C37]" office:value-type="string" office:string-value="No correction" calcext:value-type="string">
            <text:p>No correction</text:p>
          </table:table-cell>
          <table:table-cell table:formula="of:=[$InputFromCsv.L37]" office:value-type="string" office:string-value="Login User" calcext:value-type="string">
            <text:p>Login User</text:p>
          </table:table-cell>
          <table:table-cell table:formula="of:=[$InputFromCsv.E37]" office:value-type="float" office:value="0.734906300442725" calcext:value-type="float">
            <text:p>0,73490630044272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8]" office:value-type="string" office:string-value="low25" calcext:value-type="string">
            <text:p>low25</text:p>
          </table:table-cell>
          <table:table-cell table:style-name="Default" table:formula="of:=[$InputFromCsv.B38]" office:value-type="string" office:string-value="DT with old config" calcext:value-type="string">
            <text:p>DT with old config</text:p>
          </table:table-cell>
          <table:table-cell table:style-name="Default" table:formula="of:=[$InputFromCsv.C38]" office:value-type="string" office:string-value="No correction" calcext:value-type="string">
            <text:p>No correction</text:p>
          </table:table-cell>
          <table:table-cell table:formula="of:=[$InputFromCsv.L38]" office:value-type="string" office:string-value="GET Product Category" calcext:value-type="string">
            <text:p>GET Product Category</text:p>
          </table:table-cell>
          <table:table-cell table:formula="of:=[$InputFromCsv.E38]" office:value-type="float" office:value="0.675249055057998" calcext:value-type="float">
            <text:p>0,67524905505799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39]" office:value-type="string" office:string-value="low25" calcext:value-type="string">
            <text:p>low25</text:p>
          </table:table-cell>
          <table:table-cell table:style-name="Default" table:formula="of:=[$InputFromCsv.B39]" office:value-type="string" office:string-value="DT with old config" calcext:value-type="string">
            <text:p>DT with old config</text:p>
          </table:table-cell>
          <table:table-cell table:style-name="Default" table:formula="of:=[$InputFromCsv.C39]" office:value-type="string" office:string-value="No correction" calcext:value-type="string">
            <text:p>No correction</text:p>
          </table:table-cell>
          <table:table-cell table:formula="of:=[$InputFromCsv.L39]" office:value-type="string" office:string-value="GET Product" calcext:value-type="string">
            <text:p>GET Product</text:p>
          </table:table-cell>
          <table:table-cell table:formula="of:=[$InputFromCsv.E39]" office:value-type="float" office:value="0.671927085563176" calcext:value-type="float">
            <text:p>0,67192708556317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0]" office:value-type="string" office:string-value="low25" calcext:value-type="string">
            <text:p>low25</text:p>
          </table:table-cell>
          <table:table-cell table:style-name="Default" table:formula="of:=[$InputFromCsv.B40]" office:value-type="string" office:string-value="DT with old config" calcext:value-type="string">
            <text:p>DT with old config</text:p>
          </table:table-cell>
          <table:table-cell table:style-name="Default" table:formula="of:=[$InputFromCsv.C40]" office:value-type="string" office:string-value="No correction" calcext:value-type="string">
            <text:p>No correction</text:p>
          </table:table-cell>
          <table:table-cell table:formula="of:=[$InputFromCsv.L40]" office:value-type="string" office:string-value="GET Cart" calcext:value-type="string">
            <text:p>GET Cart</text:p>
          </table:table-cell>
          <table:table-cell table:formula="of:=[$InputFromCsv.E40]" office:value-type="float" office:value="0.673139979489467" calcext:value-type="float">
            <text:p>0,67313997948946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1]" office:value-type="string" office:string-value="low25" calcext:value-type="string">
            <text:p>low25</text:p>
          </table:table-cell>
          <table:table-cell table:style-name="Default" table:formula="of:=[$InputFromCsv.B41]" office:value-type="string" office:string-value="DT with old config" calcext:value-type="string">
            <text:p>DT with old config</text:p>
          </table:table-cell>
          <table:table-cell table:style-name="Default" table:formula="of:=[$InputFromCsv.C41]" office:value-type="string" office:string-value="No correction" calcext:value-type="string">
            <text:p>No correction</text:p>
          </table:table-cell>
          <table:table-cell table:formula="of:=[$InputFromCsv.L41]" office:value-type="string" office:string-value="GET User Profile" calcext:value-type="string">
            <text:p>GET User Profile</text:p>
          </table:table-cell>
          <table:table-cell table:formula="of:=[$InputFromCsv.E41]" office:value-type="float" office:value="0.547880981547613" calcext:value-type="float">
            <text:p>0,54788098154761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2]" office:value-type="string" office:string-value="med" calcext:value-type="string">
            <text:p>med</text:p>
          </table:table-cell>
          <table:table-cell table:style-name="Default" table:formula="of:=[$InputFromCsv.B42]" office:value-type="string" office:string-value="Ridge with old config" calcext:value-type="string">
            <text:p>Ridge with old config</text:p>
          </table:table-cell>
          <table:table-cell table:style-name="Default" table:formula="of:=[$InputFromCsv.C42]" office:value-type="string" office:string-value="One correction" calcext:value-type="string">
            <text:p>One correction</text:p>
          </table:table-cell>
          <table:table-cell table:formula="of:=[$InputFromCsv.L42]" office:value-type="string" office:string-value="Login User" calcext:value-type="string">
            <text:p>Login User</text:p>
          </table:table-cell>
          <table:table-cell table:formula="of:=[$InputFromCsv.E42]" office:value-type="float" office:value="0.518841889921253" calcext:value-type="float">
            <text:p>0,51884188992125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3]" office:value-type="string" office:string-value="med" calcext:value-type="string">
            <text:p>med</text:p>
          </table:table-cell>
          <table:table-cell table:style-name="Default" table:formula="of:=[$InputFromCsv.B43]" office:value-type="string" office:string-value="Ridge with old config" calcext:value-type="string">
            <text:p>Ridge with old config</text:p>
          </table:table-cell>
          <table:table-cell table:style-name="Default" table:formula="of:=[$InputFromCsv.C43]" office:value-type="string" office:string-value="One correction" calcext:value-type="string">
            <text:p>One correction</text:p>
          </table:table-cell>
          <table:table-cell table:formula="of:=[$InputFromCsv.L43]" office:value-type="string" office:string-value="GET Product Category" calcext:value-type="string">
            <text:p>GET Product Category</text:p>
          </table:table-cell>
          <table:table-cell table:formula="of:=[$InputFromCsv.E43]" office:value-type="float" office:value="0.690012691463964" calcext:value-type="float">
            <text:p>0,69001269146396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4]" office:value-type="string" office:string-value="med" calcext:value-type="string">
            <text:p>med</text:p>
          </table:table-cell>
          <table:table-cell table:style-name="Default" table:formula="of:=[$InputFromCsv.B44]" office:value-type="string" office:string-value="Ridge with old config" calcext:value-type="string">
            <text:p>Ridge with old config</text:p>
          </table:table-cell>
          <table:table-cell table:style-name="Default" table:formula="of:=[$InputFromCsv.C44]" office:value-type="string" office:string-value="One correction" calcext:value-type="string">
            <text:p>One correction</text:p>
          </table:table-cell>
          <table:table-cell table:formula="of:=[$InputFromCsv.L44]" office:value-type="string" office:string-value="GET Product" calcext:value-type="string">
            <text:p>GET Product</text:p>
          </table:table-cell>
          <table:table-cell table:formula="of:=[$InputFromCsv.E44]" office:value-type="float" office:value="0.714638882662816" calcext:value-type="float">
            <text:p>0,71463888266281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5]" office:value-type="string" office:string-value="med" calcext:value-type="string">
            <text:p>med</text:p>
          </table:table-cell>
          <table:table-cell table:style-name="Default" table:formula="of:=[$InputFromCsv.B45]" office:value-type="string" office:string-value="Ridge with old config" calcext:value-type="string">
            <text:p>Ridge with old config</text:p>
          </table:table-cell>
          <table:table-cell table:style-name="Default" table:formula="of:=[$InputFromCsv.C45]" office:value-type="string" office:string-value="One correction" calcext:value-type="string">
            <text:p>One correction</text:p>
          </table:table-cell>
          <table:table-cell table:formula="of:=[$InputFromCsv.L45]" office:value-type="string" office:string-value="GET Cart" calcext:value-type="string">
            <text:p>GET Cart</text:p>
          </table:table-cell>
          <table:table-cell table:formula="of:=[$InputFromCsv.E45]" office:value-type="float" office:value="0.584271560283245" calcext:value-type="float">
            <text:p>0,58427156028324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6]" office:value-type="string" office:string-value="med" calcext:value-type="string">
            <text:p>med</text:p>
          </table:table-cell>
          <table:table-cell table:style-name="Default" table:formula="of:=[$InputFromCsv.B46]" office:value-type="string" office:string-value="Ridge with old config" calcext:value-type="string">
            <text:p>Ridge with old config</text:p>
          </table:table-cell>
          <table:table-cell table:style-name="Default" table:formula="of:=[$InputFromCsv.C46]" office:value-type="string" office:string-value="One correction" calcext:value-type="string">
            <text:p>One correction</text:p>
          </table:table-cell>
          <table:table-cell table:formula="of:=[$InputFromCsv.L46]" office:value-type="string" office:string-value="GET User Profile" calcext:value-type="string">
            <text:p>GET User Profile</text:p>
          </table:table-cell>
          <table:table-cell table:formula="of:=[$InputFromCsv.E46]" office:value-type="float" office:value="0.433150129762368" calcext:value-type="float">
            <text:p>0,433150129762368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7]" office:value-type="string" office:string-value="med" calcext:value-type="string">
            <text:p>med</text:p>
          </table:table-cell>
          <table:table-cell table:style-name="Default" table:formula="of:=[$InputFromCsv.B47]" office:value-type="string" office:string-value="Ridge with old config" calcext:value-type="string">
            <text:p>Ridge with old config</text:p>
          </table:table-cell>
          <table:table-cell table:style-name="Default" table:formula="of:=[$InputFromCsv.C47]" office:value-type="string" office:string-value="No correction" calcext:value-type="string">
            <text:p>No correction</text:p>
          </table:table-cell>
          <table:table-cell table:formula="of:=[$InputFromCsv.L47]" office:value-type="string" office:string-value="Login User" calcext:value-type="string">
            <text:p>Login User</text:p>
          </table:table-cell>
          <table:table-cell table:formula="of:=[$InputFromCsv.E47]" office:value-type="float" office:value="0.606903422224171" calcext:value-type="float">
            <text:p>0,60690342222417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8]" office:value-type="string" office:string-value="med" calcext:value-type="string">
            <text:p>med</text:p>
          </table:table-cell>
          <table:table-cell table:style-name="Default" table:formula="of:=[$InputFromCsv.B48]" office:value-type="string" office:string-value="Ridge with old config" calcext:value-type="string">
            <text:p>Ridge with old config</text:p>
          </table:table-cell>
          <table:table-cell table:style-name="Default" table:formula="of:=[$InputFromCsv.C48]" office:value-type="string" office:string-value="No correction" calcext:value-type="string">
            <text:p>No correction</text:p>
          </table:table-cell>
          <table:table-cell table:formula="of:=[$InputFromCsv.L48]" office:value-type="string" office:string-value="GET Product Category" calcext:value-type="string">
            <text:p>GET Product Category</text:p>
          </table:table-cell>
          <table:table-cell table:formula="of:=[$InputFromCsv.E48]" office:value-type="float" office:value="0.760024019395663" calcext:value-type="float">
            <text:p>0,76002401939566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49]" office:value-type="string" office:string-value="med" calcext:value-type="string">
            <text:p>med</text:p>
          </table:table-cell>
          <table:table-cell table:style-name="Default" table:formula="of:=[$InputFromCsv.B49]" office:value-type="string" office:string-value="Ridge with old config" calcext:value-type="string">
            <text:p>Ridge with old config</text:p>
          </table:table-cell>
          <table:table-cell table:style-name="Default" table:formula="of:=[$InputFromCsv.C49]" office:value-type="string" office:string-value="No correction" calcext:value-type="string">
            <text:p>No correction</text:p>
          </table:table-cell>
          <table:table-cell table:formula="of:=[$InputFromCsv.L49]" office:value-type="string" office:string-value="GET Product" calcext:value-type="string">
            <text:p>GET Product</text:p>
          </table:table-cell>
          <table:table-cell table:formula="of:=[$InputFromCsv.E49]" office:value-type="float" office:value="0.764036801577581" calcext:value-type="float">
            <text:p>0,76403680157758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0]" office:value-type="string" office:string-value="med" calcext:value-type="string">
            <text:p>med</text:p>
          </table:table-cell>
          <table:table-cell table:style-name="Default" table:formula="of:=[$InputFromCsv.B50]" office:value-type="string" office:string-value="Ridge with old config" calcext:value-type="string">
            <text:p>Ridge with old config</text:p>
          </table:table-cell>
          <table:table-cell table:style-name="Default" table:formula="of:=[$InputFromCsv.C50]" office:value-type="string" office:string-value="No correction" calcext:value-type="string">
            <text:p>No correction</text:p>
          </table:table-cell>
          <table:table-cell table:formula="of:=[$InputFromCsv.L50]" office:value-type="string" office:string-value="GET Cart" calcext:value-type="string">
            <text:p>GET Cart</text:p>
          </table:table-cell>
          <table:table-cell table:formula="of:=[$InputFromCsv.E50]" office:value-type="float" office:value="0.622993722992496" calcext:value-type="float">
            <text:p>0,622993722992496</text:p>
          </table:table-cell>
          <table:table-cell table:number-columns-repeated="6"/>
        </table:table-row>
        <table:table-row table:style-name="ro1">
          <table:table-cell table:style-name="Default" table:formula="of:=[$InputFromCsv.G51]" office:value-type="string" office:string-value="med" calcext:value-type="string">
            <text:p>med</text:p>
          </table:table-cell>
          <table:table-cell table:style-name="Default" table:formula="of:=[$InputFromCsv.B51]" office:value-type="string" office:string-value="Ridge with old config" calcext:value-type="string">
            <text:p>Ridge with old config</text:p>
          </table:table-cell>
          <table:table-cell table:style-name="Default" table:formula="of:=[$InputFromCsv.C51]" office:value-type="string" office:string-value="No correction" calcext:value-type="string">
            <text:p>No correction</text:p>
          </table:table-cell>
          <table:table-cell table:formula="of:=[$InputFromCsv.L51]" office:value-type="string" office:string-value="GET User Profile" calcext:value-type="string">
            <text:p>GET User Profile</text:p>
          </table:table-cell>
          <table:table-cell table:formula="of:=[$InputFromCsv.E51]" office:value-type="float" office:value="0.489845550331188" calcext:value-type="float">
            <text:p>0,489845550331188</text:p>
          </table:table-cell>
          <table:table-cell table:number-columns-repeated="6"/>
        </table:table-row>
        <table:table-row table:style-name="ro1">
          <table:table-cell table:style-name="Default" table:formula="of:=[$InputFromCsv.G52]" office:value-type="string" office:string-value="med" calcext:value-type="string">
            <text:p>med</text:p>
          </table:table-cell>
          <table:table-cell table:style-name="Default" table:formula="of:=[$InputFromCsv.B52]" office:value-type="string" office:string-value="DT with old config" calcext:value-type="string">
            <text:p>DT with old config</text:p>
          </table:table-cell>
          <table:table-cell table:style-name="Default" table:formula="of:=[$InputFromCsv.C52]" office:value-type="string" office:string-value="One correction" calcext:value-type="string">
            <text:p>One correction</text:p>
          </table:table-cell>
          <table:table-cell table:formula="of:=[$InputFromCsv.L52]" office:value-type="string" office:string-value="Login User" calcext:value-type="string">
            <text:p>Login User</text:p>
          </table:table-cell>
          <table:table-cell table:formula="of:=[$InputFromCsv.E52]" office:value-type="float" office:value="0.53096160451939" calcext:value-type="float">
            <text:p>0,53096160451939</text:p>
          </table:table-cell>
          <table:table-cell table:number-columns-repeated="6"/>
        </table:table-row>
        <table:table-row table:style-name="ro1">
          <table:table-cell table:style-name="Default" table:formula="of:=[$InputFromCsv.G53]" office:value-type="string" office:string-value="med" calcext:value-type="string">
            <text:p>med</text:p>
          </table:table-cell>
          <table:table-cell table:style-name="Default" table:formula="of:=[$InputFromCsv.B53]" office:value-type="string" office:string-value="DT with old config" calcext:value-type="string">
            <text:p>DT with old config</text:p>
          </table:table-cell>
          <table:table-cell table:style-name="Default" table:formula="of:=[$InputFromCsv.C53]" office:value-type="string" office:string-value="One correction" calcext:value-type="string">
            <text:p>One correction</text:p>
          </table:table-cell>
          <table:table-cell table:formula="of:=[$InputFromCsv.L53]" office:value-type="string" office:string-value="GET Product Category" calcext:value-type="string">
            <text:p>GET Product Category</text:p>
          </table:table-cell>
          <table:table-cell table:formula="of:=[$InputFromCsv.E53]" office:value-type="float" office:value="0.673952991369315" calcext:value-type="float">
            <text:p>0,673952991369315</text:p>
          </table:table-cell>
          <table:table-cell table:number-columns-repeated="6"/>
        </table:table-row>
        <table:table-row table:style-name="ro1">
          <table:table-cell table:style-name="Default" table:formula="of:=[$InputFromCsv.G54]" office:value-type="string" office:string-value="med" calcext:value-type="string">
            <text:p>med</text:p>
          </table:table-cell>
          <table:table-cell table:style-name="Default" table:formula="of:=[$InputFromCsv.B54]" office:value-type="string" office:string-value="DT with old config" calcext:value-type="string">
            <text:p>DT with old config</text:p>
          </table:table-cell>
          <table:table-cell table:style-name="Default" table:formula="of:=[$InputFromCsv.C54]" office:value-type="string" office:string-value="One correction" calcext:value-type="string">
            <text:p>One correction</text:p>
          </table:table-cell>
          <table:table-cell table:formula="of:=[$InputFromCsv.L54]" office:value-type="string" office:string-value="GET Product" calcext:value-type="string">
            <text:p>GET Product</text:p>
          </table:table-cell>
          <table:table-cell table:formula="of:=[$InputFromCsv.E54]" office:value-type="float" office:value="0.673052729905052" calcext:value-type="float">
            <text:p>0,67305272990505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55]" office:value-type="string" office:string-value="med" calcext:value-type="string">
            <text:p>med</text:p>
          </table:table-cell>
          <table:table-cell table:style-name="Default" table:formula="of:=[$InputFromCsv.B55]" office:value-type="string" office:string-value="DT with old config" calcext:value-type="string">
            <text:p>DT with old config</text:p>
          </table:table-cell>
          <table:table-cell table:style-name="Default" table:formula="of:=[$InputFromCsv.C55]" office:value-type="string" office:string-value="One correction" calcext:value-type="string">
            <text:p>One correction</text:p>
          </table:table-cell>
          <table:table-cell table:formula="of:=[$InputFromCsv.L55]" office:value-type="string" office:string-value="GET Cart" calcext:value-type="string">
            <text:p>GET Cart</text:p>
          </table:table-cell>
          <table:table-cell table:formula="of:=[$InputFromCsv.E55]" office:value-type="float" office:value="0.545832464783443" calcext:value-type="float">
            <text:p>0,545832464783443</text:p>
          </table:table-cell>
          <table:table-cell table:style-name="ce7"/>
          <table:table-cell table:number-columns-repeated="5"/>
        </table:table-row>
        <table:table-row table:style-name="ro1">
          <table:table-cell table:style-name="Default" table:formula="of:=[$InputFromCsv.G56]" office:value-type="string" office:string-value="med" calcext:value-type="string">
            <text:p>med</text:p>
          </table:table-cell>
          <table:table-cell table:style-name="Default" table:formula="of:=[$InputFromCsv.B56]" office:value-type="string" office:string-value="DT with old config" calcext:value-type="string">
            <text:p>DT with old config</text:p>
          </table:table-cell>
          <table:table-cell table:style-name="Default" table:formula="of:=[$InputFromCsv.C56]" office:value-type="string" office:string-value="One correction" calcext:value-type="string">
            <text:p>One correction</text:p>
          </table:table-cell>
          <table:table-cell table:formula="of:=[$InputFromCsv.L56]" office:value-type="string" office:string-value="GET User Profile" calcext:value-type="string">
            <text:p>GET User Profile</text:p>
          </table:table-cell>
          <table:table-cell table:formula="of:=[$InputFromCsv.E56]" office:value-type="float" office:value="0.352673348474606" calcext:value-type="float">
            <text:p>0,352673348474606</text:p>
          </table:table-cell>
          <table:table-cell table:number-columns-repeated="6"/>
        </table:table-row>
        <table:table-row table:style-name="ro1">
          <table:table-cell table:style-name="Default" table:formula="of:=[$InputFromCsv.G57]" office:value-type="string" office:string-value="med" calcext:value-type="string">
            <text:p>med</text:p>
          </table:table-cell>
          <table:table-cell table:style-name="Default" table:formula="of:=[$InputFromCsv.B57]" office:value-type="string" office:string-value="DT with old config" calcext:value-type="string">
            <text:p>DT with old config</text:p>
          </table:table-cell>
          <table:table-cell table:style-name="Default" table:formula="of:=[$InputFromCsv.C57]" office:value-type="string" office:string-value="No correction" calcext:value-type="string">
            <text:p>No correction</text:p>
          </table:table-cell>
          <table:table-cell table:formula="of:=[$InputFromCsv.L57]" office:value-type="string" office:string-value="Login User" calcext:value-type="string">
            <text:p>Login User</text:p>
          </table:table-cell>
          <table:table-cell table:formula="of:=[$InputFromCsv.E57]" office:value-type="float" office:value="0.604875659253948" calcext:value-type="float">
            <text:p>0,604875659253948</text:p>
          </table:table-cell>
          <table:table-cell table:number-columns-repeated="6"/>
        </table:table-row>
        <table:table-row table:style-name="ro1">
          <table:table-cell table:style-name="Default" table:formula="of:=[$InputFromCsv.G58]" office:value-type="string" office:string-value="med" calcext:value-type="string">
            <text:p>med</text:p>
          </table:table-cell>
          <table:table-cell table:style-name="Default" table:formula="of:=[$InputFromCsv.B58]" office:value-type="string" office:string-value="DT with old config" calcext:value-type="string">
            <text:p>DT with old config</text:p>
          </table:table-cell>
          <table:table-cell table:style-name="Default" table:formula="of:=[$InputFromCsv.C58]" office:value-type="string" office:string-value="No correction" calcext:value-type="string">
            <text:p>No correction</text:p>
          </table:table-cell>
          <table:table-cell table:formula="of:=[$InputFromCsv.L58]" office:value-type="string" office:string-value="GET Product Category" calcext:value-type="string">
            <text:p>GET Product Category</text:p>
          </table:table-cell>
          <table:table-cell table:formula="of:=[$InputFromCsv.E58]" office:value-type="float" office:value="0.705913499222225" calcext:value-type="float">
            <text:p>0,705913499222225</text:p>
          </table:table-cell>
          <table:table-cell table:number-columns-repeated="6"/>
        </table:table-row>
        <table:table-row table:style-name="ro1">
          <table:table-cell table:style-name="Default" table:formula="of:=[$InputFromCsv.G59]" office:value-type="string" office:string-value="med" calcext:value-type="string">
            <text:p>med</text:p>
          </table:table-cell>
          <table:table-cell table:style-name="Default" table:formula="of:=[$InputFromCsv.B59]" office:value-type="string" office:string-value="DT with old config" calcext:value-type="string">
            <text:p>DT with old config</text:p>
          </table:table-cell>
          <table:table-cell table:style-name="Default" table:formula="of:=[$InputFromCsv.C59]" office:value-type="string" office:string-value="No correction" calcext:value-type="string">
            <text:p>No correction</text:p>
          </table:table-cell>
          <table:table-cell table:formula="of:=[$InputFromCsv.L59]" office:value-type="string" office:string-value="GET Product" calcext:value-type="string">
            <text:p>GET Product</text:p>
          </table:table-cell>
          <table:table-cell table:formula="of:=[$InputFromCsv.E59]" office:value-type="float" office:value="0.722320762505914" calcext:value-type="float">
            <text:p>0,722320762505914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0]" office:value-type="string" office:string-value="med" calcext:value-type="string">
            <text:p>med</text:p>
          </table:table-cell>
          <table:table-cell table:style-name="Default" table:formula="of:=[$InputFromCsv.B60]" office:value-type="string" office:string-value="DT with old config" calcext:value-type="string">
            <text:p>DT with old config</text:p>
          </table:table-cell>
          <table:table-cell table:style-name="Default" table:formula="of:=[$InputFromCsv.C60]" office:value-type="string" office:string-value="No correction" calcext:value-type="string">
            <text:p>No correction</text:p>
          </table:table-cell>
          <table:table-cell table:formula="of:=[$InputFromCsv.L60]" office:value-type="string" office:string-value="GET Cart" calcext:value-type="string">
            <text:p>GET Cart</text:p>
          </table:table-cell>
          <table:table-cell table:formula="of:=[$InputFromCsv.E60]" office:value-type="float" office:value="0.621351626528057" calcext:value-type="float">
            <text:p>0,62135162652805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1]" office:value-type="string" office:string-value="med" calcext:value-type="string">
            <text:p>med</text:p>
          </table:table-cell>
          <table:table-cell table:style-name="Default" table:formula="of:=[$InputFromCsv.B61]" office:value-type="string" office:string-value="DT with old config" calcext:value-type="string">
            <text:p>DT with old config</text:p>
          </table:table-cell>
          <table:table-cell table:style-name="Default" table:formula="of:=[$InputFromCsv.C61]" office:value-type="string" office:string-value="No correction" calcext:value-type="string">
            <text:p>No correction</text:p>
          </table:table-cell>
          <table:table-cell table:formula="of:=[$InputFromCsv.L61]" office:value-type="string" office:string-value="GET User Profile" calcext:value-type="string">
            <text:p>GET User Profile</text:p>
          </table:table-cell>
          <table:table-cell table:formula="of:=[$InputFromCsv.E61]" office:value-type="float" office:value="0.467954518655641" calcext:value-type="float">
            <text:p>0,467954518655641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2]" office:value-type="string" office:string-value="high" calcext:value-type="string">
            <text:p>high</text:p>
          </table:table-cell>
          <table:table-cell table:style-name="Default" table:formula="of:=[$InputFromCsv.B62]" office:value-type="string" office:string-value="Ridge with old config" calcext:value-type="string">
            <text:p>Ridge with old config</text:p>
          </table:table-cell>
          <table:table-cell table:style-name="Default" table:formula="of:=[$InputFromCsv.C62]" office:value-type="string" office:string-value="One correction" calcext:value-type="string">
            <text:p>One correction</text:p>
          </table:table-cell>
          <table:table-cell table:formula="of:=[$InputFromCsv.L62]" office:value-type="string" office:string-value="Login User" calcext:value-type="string">
            <text:p>Login User</text:p>
          </table:table-cell>
          <table:table-cell table:formula="of:=[$InputFromCsv.E62]" office:value-type="float" office:value="0.443303196778012" calcext:value-type="float">
            <text:p>0,44330319677801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3]" office:value-type="string" office:string-value="high" calcext:value-type="string">
            <text:p>high</text:p>
          </table:table-cell>
          <table:table-cell table:style-name="Default" table:formula="of:=[$InputFromCsv.B63]" office:value-type="string" office:string-value="Ridge with old config" calcext:value-type="string">
            <text:p>Ridge with old config</text:p>
          </table:table-cell>
          <table:table-cell table:style-name="Default" table:formula="of:=[$InputFromCsv.C63]" office:value-type="string" office:string-value="One correction" calcext:value-type="string">
            <text:p>One correction</text:p>
          </table:table-cell>
          <table:table-cell table:formula="of:=[$InputFromCsv.L63]" office:value-type="string" office:string-value="GET Product Category" calcext:value-type="string">
            <text:p>GET Product Category</text:p>
          </table:table-cell>
          <table:table-cell table:formula="of:=[$InputFromCsv.E63]" office:value-type="float" office:value="0.629409493661395" calcext:value-type="float">
            <text:p>0,629409493661395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4]" office:value-type="string" office:string-value="high" calcext:value-type="string">
            <text:p>high</text:p>
          </table:table-cell>
          <table:table-cell table:style-name="Default" table:formula="of:=[$InputFromCsv.B64]" office:value-type="string" office:string-value="Ridge with old config" calcext:value-type="string">
            <text:p>Ridge with old config</text:p>
          </table:table-cell>
          <table:table-cell table:style-name="Default" table:formula="of:=[$InputFromCsv.C64]" office:value-type="string" office:string-value="One correction" calcext:value-type="string">
            <text:p>One correction</text:p>
          </table:table-cell>
          <table:table-cell table:formula="of:=[$InputFromCsv.L64]" office:value-type="string" office:string-value="GET Product" calcext:value-type="string">
            <text:p>GET Product</text:p>
          </table:table-cell>
          <table:table-cell table:formula="of:=[$InputFromCsv.E64]" office:value-type="float" office:value="0.695570926518156" calcext:value-type="float">
            <text:p>0,69557092651815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5]" office:value-type="string" office:string-value="high" calcext:value-type="string">
            <text:p>high</text:p>
          </table:table-cell>
          <table:table-cell table:style-name="Default" table:formula="of:=[$InputFromCsv.B65]" office:value-type="string" office:string-value="Ridge with old config" calcext:value-type="string">
            <text:p>Ridge with old config</text:p>
          </table:table-cell>
          <table:table-cell table:style-name="Default" table:formula="of:=[$InputFromCsv.C65]" office:value-type="string" office:string-value="One correction" calcext:value-type="string">
            <text:p>One correction</text:p>
          </table:table-cell>
          <table:table-cell table:formula="of:=[$InputFromCsv.L65]" office:value-type="string" office:string-value="GET Cart" calcext:value-type="string">
            <text:p>GET Cart</text:p>
          </table:table-cell>
          <table:table-cell table:formula="of:=[$InputFromCsv.E65]" office:value-type="float" office:value="0.507366418546446" calcext:value-type="float">
            <text:p>0,507366418546446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6]" office:value-type="string" office:string-value="high" calcext:value-type="string">
            <text:p>high</text:p>
          </table:table-cell>
          <table:table-cell table:style-name="Default" table:formula="of:=[$InputFromCsv.B66]" office:value-type="string" office:string-value="Ridge with old config" calcext:value-type="string">
            <text:p>Ridge with old config</text:p>
          </table:table-cell>
          <table:table-cell table:style-name="Default" table:formula="of:=[$InputFromCsv.C66]" office:value-type="string" office:string-value="One correction" calcext:value-type="string">
            <text:p>One correction</text:p>
          </table:table-cell>
          <table:table-cell table:formula="of:=[$InputFromCsv.L66]" office:value-type="string" office:string-value="GET User Profile" calcext:value-type="string">
            <text:p>GET User Profile</text:p>
          </table:table-cell>
          <table:table-cell table:formula="of:=[$InputFromCsv.E66]" office:value-type="float" office:value="0.388851594853809" calcext:value-type="float">
            <text:p>0,38885159485380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7]" office:value-type="string" office:string-value="high" calcext:value-type="string">
            <text:p>high</text:p>
          </table:table-cell>
          <table:table-cell table:style-name="Default" table:formula="of:=[$InputFromCsv.B67]" office:value-type="string" office:string-value="Ridge with old config" calcext:value-type="string">
            <text:p>Ridge with old config</text:p>
          </table:table-cell>
          <table:table-cell table:style-name="Default" table:formula="of:=[$InputFromCsv.C67]" office:value-type="string" office:string-value="No correction" calcext:value-type="string">
            <text:p>No correction</text:p>
          </table:table-cell>
          <table:table-cell table:formula="of:=[$InputFromCsv.L67]" office:value-type="string" office:string-value="Login User" calcext:value-type="string">
            <text:p>Login User</text:p>
          </table:table-cell>
          <table:table-cell table:formula="of:=[$InputFromCsv.E67]" office:value-type="float" office:value="0.523059015572952" calcext:value-type="float">
            <text:p>0,52305901557295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8]" office:value-type="string" office:string-value="high" calcext:value-type="string">
            <text:p>high</text:p>
          </table:table-cell>
          <table:table-cell table:style-name="Default" table:formula="of:=[$InputFromCsv.B68]" office:value-type="string" office:string-value="Ridge with old config" calcext:value-type="string">
            <text:p>Ridge with old config</text:p>
          </table:table-cell>
          <table:table-cell table:style-name="Default" table:formula="of:=[$InputFromCsv.C68]" office:value-type="string" office:string-value="No correction" calcext:value-type="string">
            <text:p>No correction</text:p>
          </table:table-cell>
          <table:table-cell table:formula="of:=[$InputFromCsv.L68]" office:value-type="string" office:string-value="GET Product Category" calcext:value-type="string">
            <text:p>GET Product Category</text:p>
          </table:table-cell>
          <table:table-cell table:formula="of:=[$InputFromCsv.E68]" office:value-type="float" office:value="0.729657694779679" calcext:value-type="float">
            <text:p>0,72965769477967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69]" office:value-type="string" office:string-value="high" calcext:value-type="string">
            <text:p>high</text:p>
          </table:table-cell>
          <table:table-cell table:style-name="Default" table:formula="of:=[$InputFromCsv.B69]" office:value-type="string" office:string-value="Ridge with old config" calcext:value-type="string">
            <text:p>Ridge with old config</text:p>
          </table:table-cell>
          <table:table-cell table:style-name="Default" table:formula="of:=[$InputFromCsv.C69]" office:value-type="string" office:string-value="No correction" calcext:value-type="string">
            <text:p>No correction</text:p>
          </table:table-cell>
          <table:table-cell table:formula="of:=[$InputFromCsv.L69]" office:value-type="string" office:string-value="GET Product" calcext:value-type="string">
            <text:p>GET Product</text:p>
          </table:table-cell>
          <table:table-cell table:formula="of:=[$InputFromCsv.E69]" office:value-type="float" office:value="0.77719905146553" calcext:value-type="float">
            <text:p>0,77719905146553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0]" office:value-type="string" office:string-value="high" calcext:value-type="string">
            <text:p>high</text:p>
          </table:table-cell>
          <table:table-cell table:style-name="Default" table:formula="of:=[$InputFromCsv.B70]" office:value-type="string" office:string-value="Ridge with old config" calcext:value-type="string">
            <text:p>Ridge with old config</text:p>
          </table:table-cell>
          <table:table-cell table:style-name="Default" table:formula="of:=[$InputFromCsv.C70]" office:value-type="string" office:string-value="No correction" calcext:value-type="string">
            <text:p>No correction</text:p>
          </table:table-cell>
          <table:table-cell table:formula="of:=[$InputFromCsv.L70]" office:value-type="string" office:string-value="GET Cart" calcext:value-type="string">
            <text:p>GET Cart</text:p>
          </table:table-cell>
          <table:table-cell table:formula="of:=[$InputFromCsv.E70]" office:value-type="float" office:value="0.557991832745729" calcext:value-type="float">
            <text:p>0,55799183274572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1]" office:value-type="string" office:string-value="high" calcext:value-type="string">
            <text:p>high</text:p>
          </table:table-cell>
          <table:table-cell table:style-name="Default" table:formula="of:=[$InputFromCsv.B71]" office:value-type="string" office:string-value="Ridge with old config" calcext:value-type="string">
            <text:p>Ridge with old config</text:p>
          </table:table-cell>
          <table:table-cell table:style-name="Default" table:formula="of:=[$InputFromCsv.C71]" office:value-type="string" office:string-value="No correction" calcext:value-type="string">
            <text:p>No correction</text:p>
          </table:table-cell>
          <table:table-cell table:formula="of:=[$InputFromCsv.L71]" office:value-type="string" office:string-value="GET User Profile" calcext:value-type="string">
            <text:p>GET User Profile</text:p>
          </table:table-cell>
          <table:table-cell table:formula="of:=[$InputFromCsv.E71]" office:value-type="float" office:value="0.427149717154935" calcext:value-type="float">
            <text:p>0,427149717154935</text:p>
          </table:table-cell>
          <table:table-cell table:number-columns-repeated="2"/>
          <table:table-cell table:style-name="Default" table:number-columns-repeated="2"/>
          <table:table-cell table:style-name="ce18"/>
          <table:table-cell/>
        </table:table-row>
        <table:table-row table:style-name="ro1">
          <table:table-cell table:style-name="Default" table:formula="of:=[$InputFromCsv.G72]" office:value-type="string" office:string-value="high" calcext:value-type="string">
            <text:p>high</text:p>
          </table:table-cell>
          <table:table-cell table:style-name="Default" table:formula="of:=[$InputFromCsv.B72]" office:value-type="string" office:string-value="DT with old config" calcext:value-type="string">
            <text:p>DT with old config</text:p>
          </table:table-cell>
          <table:table-cell table:style-name="Default" table:formula="of:=[$InputFromCsv.C72]" office:value-type="string" office:string-value="One correction" calcext:value-type="string">
            <text:p>One correction</text:p>
          </table:table-cell>
          <table:table-cell table:formula="of:=[$InputFromCsv.L72]" office:value-type="string" office:string-value="Login User" calcext:value-type="string">
            <text:p>Login User</text:p>
          </table:table-cell>
          <table:table-cell table:formula="of:=[$InputFromCsv.E72]" office:value-type="float" office:value="0.457822949372619" calcext:value-type="float">
            <text:p>0,457822949372619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3]" office:value-type="string" office:string-value="high" calcext:value-type="string">
            <text:p>high</text:p>
          </table:table-cell>
          <table:table-cell table:style-name="Default" table:formula="of:=[$InputFromCsv.B73]" office:value-type="string" office:string-value="DT with old config" calcext:value-type="string">
            <text:p>DT with old config</text:p>
          </table:table-cell>
          <table:table-cell table:style-name="Default" table:formula="of:=[$InputFromCsv.C73]" office:value-type="string" office:string-value="One correction" calcext:value-type="string">
            <text:p>One correction</text:p>
          </table:table-cell>
          <table:table-cell table:formula="of:=[$InputFromCsv.L73]" office:value-type="string" office:string-value="GET Product Category" calcext:value-type="string">
            <text:p>GET Product Category</text:p>
          </table:table-cell>
          <table:table-cell table:formula="of:=[$InputFromCsv.E73]" office:value-type="float" office:value="0.632882358190282" calcext:value-type="float">
            <text:p>0,63288235819028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4]" office:value-type="string" office:string-value="high" calcext:value-type="string">
            <text:p>high</text:p>
          </table:table-cell>
          <table:table-cell table:style-name="Default" table:formula="of:=[$InputFromCsv.B74]" office:value-type="string" office:string-value="DT with old config" calcext:value-type="string">
            <text:p>DT with old config</text:p>
          </table:table-cell>
          <table:table-cell table:style-name="Default" table:formula="of:=[$InputFromCsv.C74]" office:value-type="string" office:string-value="One correction" calcext:value-type="string">
            <text:p>One correction</text:p>
          </table:table-cell>
          <table:table-cell table:formula="of:=[$InputFromCsv.L74]" office:value-type="string" office:string-value="GET Product" calcext:value-type="string">
            <text:p>GET Product</text:p>
          </table:table-cell>
          <table:table-cell table:formula="of:=[$InputFromCsv.E74]" office:value-type="float" office:value="0.678626553001102" calcext:value-type="float">
            <text:p>0,67862655300110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75]" office:value-type="string" office:string-value="high" calcext:value-type="string">
            <text:p>high</text:p>
          </table:table-cell>
          <table:table-cell table:style-name="Default" table:formula="of:=[$InputFromCsv.B75]" office:value-type="string" office:string-value="DT with old config" calcext:value-type="string">
            <text:p>DT with old config</text:p>
          </table:table-cell>
          <table:table-cell table:style-name="Default" table:formula="of:=[$InputFromCsv.C75]" office:value-type="string" office:string-value="One correction" calcext:value-type="string">
            <text:p>One correction</text:p>
          </table:table-cell>
          <table:table-cell table:formula="of:=[$InputFromCsv.L75]" office:value-type="string" office:string-value="GET Cart" calcext:value-type="string">
            <text:p>GET Cart</text:p>
          </table:table-cell>
          <table:table-cell table:formula="of:=[$InputFromCsv.E75]" office:value-type="float" office:value="0.485807398106032" calcext:value-type="float">
            <text:p>0,485807398106032</text:p>
          </table:table-cell>
          <table:table-cell table:number-columns-repeated="6"/>
        </table:table-row>
        <table:table-row table:style-name="ro1">
          <table:table-cell table:style-name="Default" table:formula="of:=[$InputFromCsv.G76]" office:value-type="string" office:string-value="high" calcext:value-type="string">
            <text:p>high</text:p>
          </table:table-cell>
          <table:table-cell table:style-name="Default" table:formula="of:=[$InputFromCsv.B76]" office:value-type="string" office:string-value="DT with old config" calcext:value-type="string">
            <text:p>DT with old config</text:p>
          </table:table-cell>
          <table:table-cell table:style-name="Default" table:formula="of:=[$InputFromCsv.C76]" office:value-type="string" office:string-value="One correction" calcext:value-type="string">
            <text:p>One correction</text:p>
          </table:table-cell>
          <table:table-cell table:formula="of:=[$InputFromCsv.L76]" office:value-type="string" office:string-value="GET User Profile" calcext:value-type="string">
            <text:p>GET User Profile</text:p>
          </table:table-cell>
          <table:table-cell table:formula="of:=[$InputFromCsv.E76]" office:value-type="float" office:value="0.331803641271891" calcext:value-type="float">
            <text:p>0,331803641271891</text:p>
          </table:table-cell>
          <table:table-cell table:number-columns-repeated="6"/>
        </table:table-row>
        <table:table-row table:style-name="ro1">
          <table:table-cell table:style-name="Default" table:formula="of:=[$InputFromCsv.G77]" office:value-type="string" office:string-value="high" calcext:value-type="string">
            <text:p>high</text:p>
          </table:table-cell>
          <table:table-cell table:style-name="Default" table:formula="of:=[$InputFromCsv.B77]" office:value-type="string" office:string-value="DT with old config" calcext:value-type="string">
            <text:p>DT with old config</text:p>
          </table:table-cell>
          <table:table-cell table:style-name="Default" table:formula="of:=[$InputFromCsv.C77]" office:value-type="string" office:string-value="No correction" calcext:value-type="string">
            <text:p>No correction</text:p>
          </table:table-cell>
          <table:table-cell table:formula="of:=[$InputFromCsv.L77]" office:value-type="string" office:string-value="Login User" calcext:value-type="string">
            <text:p>Login User</text:p>
          </table:table-cell>
          <table:table-cell table:formula="of:=[$InputFromCsv.E77]" office:value-type="float" office:value="0.525708506802187" calcext:value-type="float">
            <text:p>0,525708506802187</text:p>
          </table:table-cell>
          <table:table-cell table:number-columns-repeated="6"/>
        </table:table-row>
        <table:table-row table:style-name="ro1">
          <table:table-cell table:style-name="Default" table:formula="of:=[$InputFromCsv.G78]" office:value-type="string" office:string-value="high" calcext:value-type="string">
            <text:p>high</text:p>
          </table:table-cell>
          <table:table-cell table:style-name="Default" table:formula="of:=[$InputFromCsv.B78]" office:value-type="string" office:string-value="DT with old config" calcext:value-type="string">
            <text:p>DT with old config</text:p>
          </table:table-cell>
          <table:table-cell table:style-name="Default" table:formula="of:=[$InputFromCsv.C78]" office:value-type="string" office:string-value="No correction" calcext:value-type="string">
            <text:p>No correction</text:p>
          </table:table-cell>
          <table:table-cell table:formula="of:=[$InputFromCsv.L78]" office:value-type="string" office:string-value="GET Product Category" calcext:value-type="string">
            <text:p>GET Product Category</text:p>
          </table:table-cell>
          <table:table-cell table:formula="of:=[$InputFromCsv.E78]" office:value-type="float" office:value="0.670800237754478" calcext:value-type="float">
            <text:p>0,670800237754478</text:p>
          </table:table-cell>
          <table:table-cell table:number-columns-repeated="6"/>
        </table:table-row>
        <table:table-row table:style-name="ro1">
          <table:table-cell table:style-name="Default" table:formula="of:=[$InputFromCsv.G79]" office:value-type="string" office:string-value="high" calcext:value-type="string">
            <text:p>high</text:p>
          </table:table-cell>
          <table:table-cell table:style-name="Default" table:formula="of:=[$InputFromCsv.B79]" office:value-type="string" office:string-value="DT with old config" calcext:value-type="string">
            <text:p>DT with old config</text:p>
          </table:table-cell>
          <table:table-cell table:style-name="Default" table:formula="of:=[$InputFromCsv.C79]" office:value-type="string" office:string-value="No correction" calcext:value-type="string">
            <text:p>No correction</text:p>
          </table:table-cell>
          <table:table-cell table:formula="of:=[$InputFromCsv.L79]" office:value-type="string" office:string-value="GET Product" calcext:value-type="string">
            <text:p>GET Product</text:p>
          </table:table-cell>
          <table:table-cell table:formula="of:=[$InputFromCsv.E79]" office:value-type="float" office:value="0.713879158934913" calcext:value-type="float">
            <text:p>0,713879158934913</text:p>
          </table:table-cell>
          <table:table-cell table:number-columns-repeated="6"/>
        </table:table-row>
        <table:table-row table:style-name="ro1">
          <table:table-cell table:style-name="Default" table:formula="of:=[$InputFromCsv.G80]" office:value-type="string" office:string-value="high" calcext:value-type="string">
            <text:p>high</text:p>
          </table:table-cell>
          <table:table-cell table:style-name="Default" table:formula="of:=[$InputFromCsv.B80]" office:value-type="string" office:string-value="DT with old config" calcext:value-type="string">
            <text:p>DT with old config</text:p>
          </table:table-cell>
          <table:table-cell table:style-name="Default" table:formula="of:=[$InputFromCsv.C80]" office:value-type="string" office:string-value="No correction" calcext:value-type="string">
            <text:p>No correction</text:p>
          </table:table-cell>
          <table:table-cell table:formula="of:=[$InputFromCsv.L80]" office:value-type="string" office:string-value="GET Cart" calcext:value-type="string">
            <text:p>GET Cart</text:p>
          </table:table-cell>
          <table:table-cell table:formula="of:=[$InputFromCsv.E80]" office:value-type="float" office:value="0.55565213285777" calcext:value-type="float">
            <text:p>0,5556521328577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formula="of:=[$InputFromCsv.G81]" office:value-type="string" office:string-value="high" calcext:value-type="string">
            <text:p>high</text:p>
          </table:table-cell>
          <table:table-cell table:style-name="Default" table:formula="of:=[$InputFromCsv.B81]" office:value-type="string" office:string-value="DT with old config" calcext:value-type="string">
            <text:p>DT with old config</text:p>
          </table:table-cell>
          <table:table-cell table:style-name="Default" table:formula="of:=[$InputFromCsv.C81]" office:value-type="string" office:string-value="No correction" calcext:value-type="string">
            <text:p>No correction</text:p>
          </table:table-cell>
          <table:table-cell table:formula="of:=[$InputFromCsv.L81]" office:value-type="string" office:string-value="GET User Profile" calcext:value-type="string">
            <text:p>GET User Profile</text:p>
          </table:table-cell>
          <table:table-cell table:formula="of:=[$InputFromCsv.E81]" office:value-type="float" office:value="0.388843702506977" calcext:value-type="float">
            <text:p>0,388843702506977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 table:number-rows-repeated="15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 table:number-rows-repeated="9">
          <table:table-cell table:style-name="Default"/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2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5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5">
          <table:table-cell table:number-columns-repeated="11"/>
        </table:table-row>
        <table:table-row table:style-name="ro1" table:number-rows-repeated="10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 table:number-rows-repeated="104833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ad Intensity Profiles" table:style-name="ta1">
        <table:shapes>
          <draw:frame draw:z-index="0" draw:style-name="gr1" draw:text-style-name="P1" svg:width="15.999cm" svg:height="8.999cm" svg:x="34.069cm" svg:y="0.525cm">
            <draw:object draw:notify-on-update-of-ranges="'Load Intensity Profiles'.A3:'Load Intensity Profiles'.A122 'Load Intensity Profiles'.E1:'Load Intensity Profiles'.E1 'Load Intensity Profiles'.E3:'Load Intensity Profiles'.E122 'Load Intensity Profiles'.D1:'Load Intensity Profiles'.D1 'Load Intensity Profiles'.D3:'Load Intensity Profiles'.D122 'Load Intensity Profiles'.C1:'Load Intensity Profiles'.C1 'Load Intensity Profiles'.C3:'Load Intensity Profiles'.C122 'Load Intensity Profiles'.B1:'Load Intensity Profiles'.B1 'Load Intensity Profiles'.B3:'Load Intensity Profiles'.B1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7" table:default-cell-style-name="Default"/>
        <table:table-column table:style-name="co18" table:number-columns-repeated="4" table:default-cell-style-name="Default"/>
        <table:table-row table:style-name="ro1">
          <table:table-cell/>
          <table:table-cell table:style-name="ce10" office:value-type="string" calcext:value-type="string">
            <text:p>Low</text:p>
          </table:table-cell>
          <table:table-cell table:style-name="ce10" office:value-type="string" calcext:value-type="string">
            <text:p>Low25</text:p>
          </table:table-cell>
          <table:table-cell table:style-name="ce11" office:value-type="string" calcext:value-type="string">
            <text:p>Med</text:p>
          </table:table-cell>
          <table:table-cell table:style-name="ce11" office:value-type="string" calcext:value-type="string">
            <text:p>High</text:p>
          </table:table-cell>
        </table:table-row>
        <table:table-row table:style-name="ro1">
          <table:table-cell table:style-name="ce10" office:value-type="string" calcext:value-type="string">
            <text:p>Time</text:p>
          </table:table-cell>
          <table:table-cell table:number-columns-repeated="4" office:value-type="string" calcext:value-type="string">
            <text:p>Requests per Second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416666666666667" calcext:value-type="float">
            <text:p>0,416666666666667</text:p>
          </table:table-cell>
          <table:table-cell office:value-type="float" office:value="1.075" calcext:value-type="float">
            <text:p>1,075</text:p>
          </table:table-cell>
          <table:table-cell office:value-type="float" office:value="8.333333333" calcext:value-type="float">
            <text:p>8,333333333</text:p>
          </table:table-cell>
          <table:table-cell office:value-type="float" office:value="16.66666667" calcext:value-type="float">
            <text:p>16,6666666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.25" calcext:value-type="float">
            <text:p>1,25</text:p>
          </table:table-cell>
          <table:table-cell office:value-type="float" office:value="3.225" calcext:value-type="float">
            <text:p>3,225</text:p>
          </table:table-cell>
          <table:table-cell office:value-type="float" office:value="16.66666667" calcext:value-type="float">
            <text:p>16,66666667</text:p>
          </table:table-cell>
          <table:table-cell office:value-type="float" office:value="33.33333333" calcext:value-type="float">
            <text:p>33,33333333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08333333333333" calcext:value-type="float">
            <text:p>2,08333333333333</text:p>
          </table:table-cell>
          <table:table-cell office:value-type="float" office:value="5.375" calcext:value-type="float">
            <text:p>5,3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1666666666667" calcext:value-type="float">
            <text:p>2,91666666666667</text:p>
          </table:table-cell>
          <table:table-cell office:value-type="float" office:value="7.525" calcext:value-type="float">
            <text:p>7,525</text:p>
          </table:table-cell>
          <table:table-cell office:value-type="float" office:value="33.33333333" calcext:value-type="float">
            <text:p>33,33333333</text:p>
          </table:table-cell>
          <table:table-cell office:value-type="float" office:value="66.66666667" calcext:value-type="float">
            <text:p>66,666666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5" calcext:value-type="float">
            <text:p>3,75</text:p>
          </table:table-cell>
          <table:table-cell office:value-type="float" office:value="9.675" calcext:value-type="float">
            <text:p>9,675</text:p>
          </table:table-cell>
          <table:table-cell office:value-type="float" office:value="41.66666667" calcext:value-type="float">
            <text:p>41,66666667</text:p>
          </table:table-cell>
          <table:table-cell office:value-type="float" office:value="83.33333333" calcext:value-type="float">
            <text:p>83,333333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.58333333333333" calcext:value-type="float">
            <text:p>4,58333333333333</text:p>
          </table:table-cell>
          <table:table-cell office:value-type="float" office:value="11.825" calcext:value-type="float">
            <text:p>11,82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.41666666666667" calcext:value-type="float">
            <text:p>5,41666666666667</text:p>
          </table:table-cell>
          <table:table-cell office:value-type="float" office:value="13.975" calcext:value-type="float">
            <text:p>13,975</text:p>
          </table:table-cell>
          <table:table-cell office:value-type="float" office:value="58.33333333" calcext:value-type="float">
            <text:p>58,33333333</text:p>
          </table:table-cell>
          <table:table-cell office:value-type="float" office:value="116.6666667" calcext:value-type="float">
            <text:p>116,666666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.25" calcext:value-type="float">
            <text:p>6,25</text:p>
          </table:table-cell>
          <table:table-cell office:value-type="float" office:value="16.125" calcext:value-type="float">
            <text:p>16,125</text:p>
          </table:table-cell>
          <table:table-cell office:value-type="float" office:value="66.66666667" calcext:value-type="float">
            <text:p>66,66666667</text:p>
          </table:table-cell>
          <table:table-cell office:value-type="float" office:value="133.3333333" calcext:value-type="float">
            <text:p>133,3333333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7.08333333333333" calcext:value-type="float">
            <text:p>7,08333333333333</text:p>
          </table:table-cell>
          <table:table-cell office:value-type="float" office:value="18.275" calcext:value-type="float">
            <text:p>18,275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7.91666666666667" calcext:value-type="float">
            <text:p>7,91666666666667</text:p>
          </table:table-cell>
          <table:table-cell office:value-type="float" office:value="20.425" calcext:value-type="float">
            <text:p>20,425</text:p>
          </table:table-cell>
          <table:table-cell office:value-type="float" office:value="83.33333333" calcext:value-type="float">
            <text:p>83,33333333</text:p>
          </table:table-cell>
          <table:table-cell office:value-type="float" office:value="166.6666667" calcext:value-type="float">
            <text:p>166,66666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8.75" calcext:value-type="float">
            <text:p>8,75</text:p>
          </table:table-cell>
          <table:table-cell office:value-type="float" office:value="22.575" calcext:value-type="float">
            <text:p>22,575</text:p>
          </table:table-cell>
          <table:table-cell office:value-type="float" office:value="91.66666667" calcext:value-type="float">
            <text:p>91,66666667</text:p>
          </table:table-cell>
          <table:table-cell office:value-type="float" office:value="183.3333333" calcext:value-type="float">
            <text:p>183,3333333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9.58333333333333" calcext:value-type="float">
            <text:p>9,58333333333333</text:p>
          </table:table-cell>
          <table:table-cell office:value-type="float" office:value="24.725" calcext:value-type="float">
            <text:p>24,72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10.4166666666667" calcext:value-type="float">
            <text:p>10,4166666666667</text:p>
          </table:table-cell>
          <table:table-cell office:value-type="float" office:value="26.875" calcext:value-type="float">
            <text:p>26,875</text:p>
          </table:table-cell>
          <table:table-cell office:value-type="float" office:value="108.3333333" calcext:value-type="float">
            <text:p>108,3333333</text:p>
          </table:table-cell>
          <table:table-cell office:value-type="float" office:value="216.6666667" calcext:value-type="float">
            <text:p>216,666666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11.25" calcext:value-type="float">
            <text:p>11,25</text:p>
          </table:table-cell>
          <table:table-cell office:value-type="float" office:value="29.025" calcext:value-type="float">
            <text:p>29,025</text:p>
          </table:table-cell>
          <table:table-cell office:value-type="float" office:value="116.6666667" calcext:value-type="float">
            <text:p>116,6666667</text:p>
          </table:table-cell>
          <table:table-cell office:value-type="float" office:value="233.3333333" calcext:value-type="float">
            <text:p>233,3333333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12.0833333333333" calcext:value-type="float">
            <text:p>12,0833333333333</text:p>
          </table:table-cell>
          <table:table-cell office:value-type="float" office:value="31.175" calcext:value-type="float">
            <text:p>31,175</text:p>
          </table:table-cell>
          <table:table-cell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12.9166666666667" calcext:value-type="float">
            <text:p>12,9166666666667</text:p>
          </table:table-cell>
          <table:table-cell office:value-type="float" office:value="33.325" calcext:value-type="float">
            <text:p>33,325</text:p>
          </table:table-cell>
          <table:table-cell office:value-type="float" office:value="133.3333333" calcext:value-type="float">
            <text:p>133,3333333</text:p>
          </table:table-cell>
          <table:table-cell office:value-type="float" office:value="266.6666667" calcext:value-type="float">
            <text:p>266,6666667</text:p>
          </table:table-cell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13.75" calcext:value-type="float">
            <text:p>13,75</text:p>
          </table:table-cell>
          <table:table-cell office:value-type="float" office:value="35.475" calcext:value-type="float">
            <text:p>35,475</text:p>
          </table:table-cell>
          <table:table-cell office:value-type="float" office:value="141.6666667" calcext:value-type="float">
            <text:p>141,6666667</text:p>
          </table:table-cell>
          <table:table-cell office:value-type="float" office:value="283.3333333" calcext:value-type="float">
            <text:p>283,3333333</text:p>
          </table:table-cell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14.5833333333333" calcext:value-type="float">
            <text:p>14,5833333333333</text:p>
          </table:table-cell>
          <table:table-cell office:value-type="float" office:value="37.625" calcext:value-type="float">
            <text:p>37,625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15.4166666666667" calcext:value-type="float">
            <text:p>15,4166666666667</text:p>
          </table:table-cell>
          <table:table-cell office:value-type="float" office:value="39.775" calcext:value-type="float">
            <text:p>39,775</text:p>
          </table:table-cell>
          <table:table-cell office:value-type="float" office:value="158.3333333" calcext:value-type="float">
            <text:p>158,3333333</text:p>
          </table:table-cell>
          <table:table-cell office:value-type="float" office:value="316.6666667" calcext:value-type="float">
            <text:p>316,6666667</text:p>
          </table:table-cell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16.25" calcext:value-type="float">
            <text:p>16,25</text:p>
          </table:table-cell>
          <table:table-cell office:value-type="float" office:value="41.925" calcext:value-type="float">
            <text:p>41,925</text:p>
          </table:table-cell>
          <table:table-cell office:value-type="float" office:value="166.6666667" calcext:value-type="float">
            <text:p>166,6666667</text:p>
          </table:table-cell>
          <table:table-cell office:value-type="float" office:value="333.3333333" calcext:value-type="float">
            <text:p>333,3333333</text:p>
          </table:table-cell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17.0833333333333" calcext:value-type="float">
            <text:p>17,0833333333333</text:p>
          </table:table-cell>
          <table:table-cell office:value-type="float" office:value="44.075" calcext:value-type="float">
            <text:p>44,075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17.9166666666667" calcext:value-type="float">
            <text:p>17,9166666666667</text:p>
          </table:table-cell>
          <table:table-cell office:value-type="float" office:value="46.225" calcext:value-type="float">
            <text:p>46,225</text:p>
          </table:table-cell>
          <table:table-cell office:value-type="float" office:value="183.3333333" calcext:value-type="float">
            <text:p>183,3333333</text:p>
          </table:table-cell>
          <table:table-cell office:value-type="float" office:value="366.6666667" calcext:value-type="float">
            <text:p>366,6666667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18.75" calcext:value-type="float">
            <text:p>18,75</text:p>
          </table:table-cell>
          <table:table-cell office:value-type="float" office:value="48.375" calcext:value-type="float">
            <text:p>48,375</text:p>
          </table:table-cell>
          <table:table-cell office:value-type="float" office:value="191.6666667" calcext:value-type="float">
            <text:p>191,6666667</text:p>
          </table:table-cell>
          <table:table-cell office:value-type="float" office:value="383.3333333" calcext:value-type="float">
            <text:p>383,3333333</text:p>
          </table:table-cell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19.5833333333333" calcext:value-type="float">
            <text:p>19,5833333333333</text:p>
          </table:table-cell>
          <table:table-cell office:value-type="float" office:value="50.525" calcext:value-type="float">
            <text:p>50,52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20.4166666666667" calcext:value-type="float">
            <text:p>20,4166666666667</text:p>
          </table:table-cell>
          <table:table-cell office:value-type="float" office:value="52.675" calcext:value-type="float">
            <text:p>52,675</text:p>
          </table:table-cell>
          <table:table-cell office:value-type="float" office:value="208.3333333" calcext:value-type="float">
            <text:p>208,3333333</text:p>
          </table:table-cell>
          <table:table-cell office:value-type="float" office:value="416.6666667" calcext:value-type="float">
            <text:p>416,6666667</text:p>
          </table:table-cell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21.25" calcext:value-type="float">
            <text:p>21,25</text:p>
          </table:table-cell>
          <table:table-cell office:value-type="float" office:value="54.825" calcext:value-type="float">
            <text:p>54,825</text:p>
          </table:table-cell>
          <table:table-cell office:value-type="float" office:value="216.6666667" calcext:value-type="float">
            <text:p>216,6666667</text:p>
          </table:table-cell>
          <table:table-cell office:value-type="float" office:value="433.3333333" calcext:value-type="float">
            <text:p>433,3333333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2.0833333333333" calcext:value-type="float">
            <text:p>22,0833333333333</text:p>
          </table:table-cell>
          <table:table-cell office:value-type="float" office:value="56.975" calcext:value-type="float">
            <text:p>56,975</text:p>
          </table:table-cell>
          <table:table-cell office:value-type="float" office:value="225" calcext:value-type="float">
            <text:p>225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float" office:value="22.9166666666667" calcext:value-type="float">
            <text:p>22,9166666666667</text:p>
          </table:table-cell>
          <table:table-cell office:value-type="float" office:value="59.125" calcext:value-type="float">
            <text:p>59,125</text:p>
          </table:table-cell>
          <table:table-cell office:value-type="float" office:value="233.3333333" calcext:value-type="float">
            <text:p>233,3333333</text:p>
          </table:table-cell>
          <table:table-cell office:value-type="float" office:value="466.6666667" calcext:value-type="float">
            <text:p>466,6666667</text:p>
          </table:table-cell>
        </table:table-row>
        <table:table-row table:style-name="ro1">
          <table:table-cell office:value-type="float" office:value="28.5" calcext:value-type="float">
            <text:p>28,5</text:p>
          </table:table-cell>
          <table:table-cell office:value-type="float" office:value="23.75" calcext:value-type="float">
            <text:p>23,75</text:p>
          </table:table-cell>
          <table:table-cell office:value-type="float" office:value="61.275" calcext:value-type="float">
            <text:p>61,275</text:p>
          </table:table-cell>
          <table:table-cell office:value-type="float" office:value="241.6666667" calcext:value-type="float">
            <text:p>241,6666667</text:p>
          </table:table-cell>
          <table:table-cell office:value-type="float" office:value="483.3333333" calcext:value-type="float">
            <text:p>483,3333333</text:p>
          </table:table-cell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24.5833333333333" calcext:value-type="float">
            <text:p>24,5833333333333</text:p>
          </table:table-cell>
          <table:table-cell office:value-type="float" office:value="63.425" calcext:value-type="float">
            <text:p>63,425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30.5" calcext:value-type="float">
            <text:p>30,5</text:p>
          </table:table-cell>
          <table:table-cell office:value-type="float" office:value="25.4166666666667" calcext:value-type="float">
            <text:p>25,4166666666667</text:p>
          </table:table-cell>
          <table:table-cell office:value-type="float" office:value="65.575" calcext:value-type="float">
            <text:p>65,575</text:p>
          </table:table-cell>
          <table:table-cell office:value-type="float" office:value="258.3333333" calcext:value-type="float">
            <text:p>258,3333333</text:p>
          </table:table-cell>
          <table:table-cell office:value-type="float" office:value="516.6666667" calcext:value-type="float">
            <text:p>516,6666667</text:p>
          </table:table-cell>
        </table:table-row>
        <table:table-row table:style-name="ro1">
          <table:table-cell office:value-type="float" office:value="31.5" calcext:value-type="float">
            <text:p>31,5</text:p>
          </table:table-cell>
          <table:table-cell office:value-type="float" office:value="26.25" calcext:value-type="float">
            <text:p>26,25</text:p>
          </table:table-cell>
          <table:table-cell office:value-type="float" office:value="67.725" calcext:value-type="float">
            <text:p>67,725</text:p>
          </table:table-cell>
          <table:table-cell office:value-type="float" office:value="266.6666667" calcext:value-type="float">
            <text:p>266,6666667</text:p>
          </table:table-cell>
          <table:table-cell office:value-type="float" office:value="533.3333333" calcext:value-type="float">
            <text:p>533,333333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27.0833333333333" calcext:value-type="float">
            <text:p>27,0833333333333</text:p>
          </table:table-cell>
          <table:table-cell office:value-type="float" office:value="69.875" calcext:value-type="float">
            <text:p>69,875</text:p>
          </table:table-cell>
          <table:table-cell office:value-type="float" office:value="275" calcext:value-type="float">
            <text:p>27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33.5" calcext:value-type="float">
            <text:p>33,5</text:p>
          </table:table-cell>
          <table:table-cell office:value-type="float" office:value="27.9166666666667" calcext:value-type="float">
            <text:p>27,9166666666667</text:p>
          </table:table-cell>
          <table:table-cell office:value-type="float" office:value="72.025" calcext:value-type="float">
            <text:p>72,025</text:p>
          </table:table-cell>
          <table:table-cell office:value-type="float" office:value="283.3333333" calcext:value-type="float">
            <text:p>283,3333333</text:p>
          </table:table-cell>
          <table:table-cell office:value-type="float" office:value="566.6666667" calcext:value-type="float">
            <text:p>566,6666667</text:p>
          </table:table-cell>
        </table:table-row>
        <table:table-row table:style-name="ro1">
          <table:table-cell office:value-type="float" office:value="34.5" calcext:value-type="float">
            <text:p>34,5</text:p>
          </table:table-cell>
          <table:table-cell office:value-type="float" office:value="28.75" calcext:value-type="float">
            <text:p>28,75</text:p>
          </table:table-cell>
          <table:table-cell office:value-type="float" office:value="74.175" calcext:value-type="float">
            <text:p>74,175</text:p>
          </table:table-cell>
          <table:table-cell office:value-type="float" office:value="291.6666667" calcext:value-type="float">
            <text:p>291,6666667</text:p>
          </table:table-cell>
          <table:table-cell office:value-type="float" office:value="583.3333333" calcext:value-type="float">
            <text:p>583,3333333</text:p>
          </table:table-cell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9.5833333333333" calcext:value-type="float">
            <text:p>29,5833333333333</text:p>
          </table:table-cell>
          <table:table-cell office:value-type="float" office:value="76.325" calcext:value-type="float">
            <text:p>76,325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36.5" calcext:value-type="float">
            <text:p>36,5</text:p>
          </table:table-cell>
          <table:table-cell office:value-type="float" office:value="30.4166666666667" calcext:value-type="float">
            <text:p>30,4166666666667</text:p>
          </table:table-cell>
          <table:table-cell office:value-type="float" office:value="78.475" calcext:value-type="float">
            <text:p>78,475</text:p>
          </table:table-cell>
          <table:table-cell office:value-type="float" office:value="308.3333333" calcext:value-type="float">
            <text:p>308,3333333</text:p>
          </table:table-cell>
          <table:table-cell office:value-type="float" office:value="616.6666667" calcext:value-type="float">
            <text:p>616,6666667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float" office:value="31.25" calcext:value-type="float">
            <text:p>31,25</text:p>
          </table:table-cell>
          <table:table-cell office:value-type="float" office:value="80.625" calcext:value-type="float">
            <text:p>80,625</text:p>
          </table:table-cell>
          <table:table-cell office:value-type="float" office:value="316.6666667" calcext:value-type="float">
            <text:p>316,6666667</text:p>
          </table:table-cell>
          <table:table-cell office:value-type="float" office:value="633.3333333" calcext:value-type="float">
            <text:p>633,3333333</text:p>
          </table:table-cell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32.0833333333333" calcext:value-type="float">
            <text:p>32,0833333333333</text:p>
          </table:table-cell>
          <table:table-cell office:value-type="float" office:value="82.775" calcext:value-type="float">
            <text:p>82,775</text:p>
          </table:table-cell>
          <table:table-cell office:value-type="float" office:value="325" calcext:value-type="float">
            <text:p>32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39.5" calcext:value-type="float">
            <text:p>39,5</text:p>
          </table:table-cell>
          <table:table-cell office:value-type="float" office:value="32.9166666666667" calcext:value-type="float">
            <text:p>32,9166666666667</text:p>
          </table:table-cell>
          <table:table-cell office:value-type="float" office:value="84.925" calcext:value-type="float">
            <text:p>84,925</text:p>
          </table:table-cell>
          <table:table-cell office:value-type="float" office:value="333.3333333" calcext:value-type="float">
            <text:p>333,3333333</text:p>
          </table:table-cell>
          <table:table-cell office:value-type="float" office:value="666.6666667" calcext:value-type="float">
            <text:p>666,6666667</text:p>
          </table:table-cell>
        </table:table-row>
        <table:table-row table:style-name="ro1">
          <table:table-cell office:value-type="float" office:value="40.5" calcext:value-type="float">
            <text:p>40,5</text:p>
          </table:table-cell>
          <table:table-cell office:value-type="float" office:value="33.75" calcext:value-type="float">
            <text:p>33,75</text:p>
          </table:table-cell>
          <table:table-cell office:value-type="float" office:value="87.075" calcext:value-type="float">
            <text:p>87,075</text:p>
          </table:table-cell>
          <table:table-cell office:value-type="float" office:value="341.6666667" calcext:value-type="float">
            <text:p>341,6666667</text:p>
          </table:table-cell>
          <table:table-cell office:value-type="float" office:value="683.3333333" calcext:value-type="float">
            <text:p>683,3333333</text:p>
          </table:table-cell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34.5833333333333" calcext:value-type="float">
            <text:p>34,5833333333333</text:p>
          </table:table-cell>
          <table:table-cell office:value-type="float" office:value="89.225" calcext:value-type="float">
            <text:p>89,225</text:p>
          </table:table-cell>
          <table:table-cell office:value-type="float" office:value="350" calcext:value-type="float">
            <text:p>35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35.4166666666667" calcext:value-type="float">
            <text:p>35,4166666666667</text:p>
          </table:table-cell>
          <table:table-cell office:value-type="float" office:value="91.375" calcext:value-type="float">
            <text:p>91,375</text:p>
          </table:table-cell>
          <table:table-cell office:value-type="float" office:value="358.3333333" calcext:value-type="float">
            <text:p>358,3333333</text:p>
          </table:table-cell>
          <table:table-cell office:value-type="float" office:value="716.6666667" calcext:value-type="float">
            <text:p>716,6666667</text:p>
          </table:table-cell>
        </table:table-row>
        <table:table-row table:style-name="ro1">
          <table:table-cell office:value-type="float" office:value="43.5" calcext:value-type="float">
            <text:p>43,5</text:p>
          </table:table-cell>
          <table:table-cell office:value-type="float" office:value="36.25" calcext:value-type="float">
            <text:p>36,25</text:p>
          </table:table-cell>
          <table:table-cell office:value-type="float" office:value="93.525" calcext:value-type="float">
            <text:p>93,525</text:p>
          </table:table-cell>
          <table:table-cell office:value-type="float" office:value="366.6666667" calcext:value-type="float">
            <text:p>366,6666667</text:p>
          </table:table-cell>
          <table:table-cell office:value-type="float" office:value="733.3333333" calcext:value-type="float">
            <text:p>733,3333333</text:p>
          </table:table-cell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37.0833333333333" calcext:value-type="float">
            <text:p>37,0833333333333</text:p>
          </table:table-cell>
          <table:table-cell office:value-type="float" office:value="95.675" calcext:value-type="float">
            <text:p>95,675</text:p>
          </table:table-cell>
          <table:table-cell office:value-type="float" office:value="375" calcext:value-type="float">
            <text:p>37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45.5" calcext:value-type="float">
            <text:p>45,5</text:p>
          </table:table-cell>
          <table:table-cell office:value-type="float" office:value="37.9166666666667" calcext:value-type="float">
            <text:p>37,9166666666667</text:p>
          </table:table-cell>
          <table:table-cell office:value-type="float" office:value="97.825" calcext:value-type="float">
            <text:p>97,825</text:p>
          </table:table-cell>
          <table:table-cell office:value-type="float" office:value="383.3333333" calcext:value-type="float">
            <text:p>383,3333333</text:p>
          </table:table-cell>
          <table:table-cell office:value-type="float" office:value="766.6666667" calcext:value-type="float">
            <text:p>766,6666667</text:p>
          </table:table-cell>
        </table:table-row>
        <table:table-row table:style-name="ro1">
          <table:table-cell office:value-type="float" office:value="46.5" calcext:value-type="float">
            <text:p>46,5</text:p>
          </table:table-cell>
          <table:table-cell office:value-type="float" office:value="38.75" calcext:value-type="float">
            <text:p>38,75</text:p>
          </table:table-cell>
          <table:table-cell office:value-type="float" office:value="99.975" calcext:value-type="float">
            <text:p>99,975</text:p>
          </table:table-cell>
          <table:table-cell office:value-type="float" office:value="391.6666667" calcext:value-type="float">
            <text:p>391,6666667</text:p>
          </table:table-cell>
          <table:table-cell office:value-type="float" office:value="783.3333333" calcext:value-type="float">
            <text:p>783,3333333</text:p>
          </table:table-cell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39.5833333333333" calcext:value-type="float">
            <text:p>39,5833333333333</text:p>
          </table:table-cell>
          <table:table-cell office:value-type="float" office:value="102.125" calcext:value-type="float">
            <text:p>102,125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8.5" calcext:value-type="float">
            <text:p>48,5</text:p>
          </table:table-cell>
          <table:table-cell office:value-type="float" office:value="40.4166666666667" calcext:value-type="float">
            <text:p>40,4166666666667</text:p>
          </table:table-cell>
          <table:table-cell office:value-type="float" office:value="104.275" calcext:value-type="float">
            <text:p>104,275</text:p>
          </table:table-cell>
          <table:table-cell office:value-type="float" office:value="408.3333333" calcext:value-type="float">
            <text:p>408,3333333</text:p>
          </table:table-cell>
          <table:table-cell office:value-type="float" office:value="816.6666667" calcext:value-type="float">
            <text:p>816,6666667</text:p>
          </table:table-cell>
        </table:table-row>
        <table:table-row table:style-name="ro1">
          <table:table-cell office:value-type="float" office:value="49.5" calcext:value-type="float">
            <text:p>49,5</text:p>
          </table:table-cell>
          <table:table-cell office:value-type="float" office:value="41.25" calcext:value-type="float">
            <text:p>41,25</text:p>
          </table:table-cell>
          <table:table-cell office:value-type="float" office:value="106.425" calcext:value-type="float">
            <text:p>106,425</text:p>
          </table:table-cell>
          <table:table-cell office:value-type="float" office:value="416.6666667" calcext:value-type="float">
            <text:p>416,6666667</text:p>
          </table:table-cell>
          <table:table-cell office:value-type="float" office:value="833.3333333" calcext:value-type="float">
            <text:p>833,3333333</text:p>
          </table:table-cell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42.0833333333333" calcext:value-type="float">
            <text:p>42,0833333333333</text:p>
          </table:table-cell>
          <table:table-cell office:value-type="float" office:value="108.575" calcext:value-type="float">
            <text:p>108,575</text:p>
          </table:table-cell>
          <table:table-cell office:value-type="float" office:value="425" calcext:value-type="float">
            <text:p>42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51.5" calcext:value-type="float">
            <text:p>51,5</text:p>
          </table:table-cell>
          <table:table-cell office:value-type="float" office:value="42.9166666666667" calcext:value-type="float">
            <text:p>42,9166666666667</text:p>
          </table:table-cell>
          <table:table-cell office:value-type="float" office:value="110.725" calcext:value-type="float">
            <text:p>110,725</text:p>
          </table:table-cell>
          <table:table-cell office:value-type="float" office:value="433.3333333" calcext:value-type="float">
            <text:p>433,3333333</text:p>
          </table:table-cell>
          <table:table-cell office:value-type="float" office:value="866.6666667" calcext:value-type="float">
            <text:p>866,6666667</text:p>
          </table:table-cell>
        </table:table-row>
        <table:table-row table:style-name="ro1">
          <table:table-cell office:value-type="float" office:value="52.5" calcext:value-type="float">
            <text:p>52,5</text:p>
          </table:table-cell>
          <table:table-cell office:value-type="float" office:value="43.75" calcext:value-type="float">
            <text:p>43,75</text:p>
          </table:table-cell>
          <table:table-cell office:value-type="float" office:value="112.875" calcext:value-type="float">
            <text:p>112,875</text:p>
          </table:table-cell>
          <table:table-cell office:value-type="float" office:value="441.6666667" calcext:value-type="float">
            <text:p>441,6666667</text:p>
          </table:table-cell>
          <table:table-cell office:value-type="float" office:value="883.3333333" calcext:value-type="float">
            <text:p>883,3333333</text:p>
          </table:table-cell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44.5833333333333" calcext:value-type="float">
            <text:p>44,5833333333333</text:p>
          </table:table-cell>
          <table:table-cell office:value-type="float" office:value="115.025" calcext:value-type="float">
            <text:p>115,025</text:p>
          </table:table-cell>
          <table:table-cell office:value-type="float" office:value="450" calcext:value-type="float">
            <text:p>4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4.5" calcext:value-type="float">
            <text:p>54,5</text:p>
          </table:table-cell>
          <table:table-cell office:value-type="float" office:value="45.4166666666667" calcext:value-type="float">
            <text:p>45,4166666666667</text:p>
          </table:table-cell>
          <table:table-cell office:value-type="float" office:value="117.175" calcext:value-type="float">
            <text:p>117,175</text:p>
          </table:table-cell>
          <table:table-cell office:value-type="float" office:value="458.3333333" calcext:value-type="float">
            <text:p>458,3333333</text:p>
          </table:table-cell>
          <table:table-cell office:value-type="float" office:value="916.6666667" calcext:value-type="float">
            <text:p>916,6666667</text:p>
          </table:table-cell>
        </table:table-row>
        <table:table-row table:style-name="ro1">
          <table:table-cell office:value-type="float" office:value="55.5" calcext:value-type="float">
            <text:p>55,5</text:p>
          </table:table-cell>
          <table:table-cell office:value-type="float" office:value="46.25" calcext:value-type="float">
            <text:p>46,25</text:p>
          </table:table-cell>
          <table:table-cell office:value-type="float" office:value="119.325" calcext:value-type="float">
            <text:p>119,325</text:p>
          </table:table-cell>
          <table:table-cell office:value-type="float" office:value="466.6666667" calcext:value-type="float">
            <text:p>466,6666667</text:p>
          </table:table-cell>
          <table:table-cell office:value-type="float" office:value="933.3333333" calcext:value-type="float">
            <text:p>933,3333333</text:p>
          </table:table-cell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47.0833333333333" calcext:value-type="float">
            <text:p>47,0833333333333</text:p>
          </table:table-cell>
          <table:table-cell office:value-type="float" office:value="121.475" calcext:value-type="float">
            <text:p>121,475</text:p>
          </table:table-cell>
          <table:table-cell office:value-type="float" office:value="475" calcext:value-type="float">
            <text:p>475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57.5" calcext:value-type="float">
            <text:p>57,5</text:p>
          </table:table-cell>
          <table:table-cell office:value-type="float" office:value="47.9166666666667" calcext:value-type="float">
            <text:p>47,9166666666667</text:p>
          </table:table-cell>
          <table:table-cell office:value-type="float" office:value="123.625" calcext:value-type="float">
            <text:p>123,625</text:p>
          </table:table-cell>
          <table:table-cell office:value-type="float" office:value="483.3333333" calcext:value-type="float">
            <text:p>483,3333333</text:p>
          </table:table-cell>
          <table:table-cell office:value-type="float" office:value="966.6666667" calcext:value-type="float">
            <text:p>966,6666667</text:p>
          </table:table-cell>
        </table:table-row>
        <table:table-row table:style-name="ro1">
          <table:table-cell office:value-type="float" office:value="58.5" calcext:value-type="float">
            <text:p>58,5</text:p>
          </table:table-cell>
          <table:table-cell office:value-type="float" office:value="48.75" calcext:value-type="float">
            <text:p>48,75</text:p>
          </table:table-cell>
          <table:table-cell office:value-type="float" office:value="125.775" calcext:value-type="float">
            <text:p>125,775</text:p>
          </table:table-cell>
          <table:table-cell office:value-type="float" office:value="491.6666667" calcext:value-type="float">
            <text:p>491,6666667</text:p>
          </table:table-cell>
          <table:table-cell office:value-type="float" office:value="983.3333333" calcext:value-type="float">
            <text:p>983,3333333</text:p>
          </table:table-cell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49.5833333333333" calcext:value-type="float">
            <text:p>49,5833333333333</text:p>
          </table:table-cell>
          <table:table-cell office:value-type="float" office:value="127.925" calcext:value-type="float">
            <text:p>127,925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.5" calcext:value-type="float">
            <text:p>60,5</text:p>
          </table:table-cell>
          <table:table-cell office:value-type="float" office:value="50.4166666666667" calcext:value-type="float">
            <text:p>50,4166666666667</text:p>
          </table:table-cell>
          <table:table-cell office:value-type="float" office:value="130.075" calcext:value-type="float">
            <text:p>130,075</text:p>
          </table:table-cell>
          <table:table-cell office:value-type="float" office:value="508.3333333" calcext:value-type="float">
            <text:p>508,3333333</text:p>
          </table:table-cell>
          <table:table-cell office:value-type="float" office:value="1016.666667" calcext:value-type="float">
            <text:p>1016,666667</text:p>
          </table:table-cell>
        </table:table-row>
        <table:table-row table:style-name="ro1">
          <table:table-cell office:value-type="float" office:value="61.5" calcext:value-type="float">
            <text:p>61,5</text:p>
          </table:table-cell>
          <table:table-cell office:value-type="float" office:value="51.25" calcext:value-type="float">
            <text:p>51,25</text:p>
          </table:table-cell>
          <table:table-cell office:value-type="float" office:value="132.225" calcext:value-type="float">
            <text:p>132,225</text:p>
          </table:table-cell>
          <table:table-cell office:value-type="float" office:value="516.6666667" calcext:value-type="float">
            <text:p>516,6666667</text:p>
          </table:table-cell>
          <table:table-cell office:value-type="float" office:value="1033.333333" calcext:value-type="float">
            <text:p>1033,333333</text:p>
          </table:table-cell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52.0833333333333" calcext:value-type="float">
            <text:p>52,0833333333333</text:p>
          </table:table-cell>
          <table:table-cell office:value-type="float" office:value="134.375" calcext:value-type="float">
            <text:p>134,375</text:p>
          </table:table-cell>
          <table:table-cell office:value-type="float" office:value="525" calcext:value-type="float">
            <text:p>525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63.5" calcext:value-type="float">
            <text:p>63,5</text:p>
          </table:table-cell>
          <table:table-cell office:value-type="float" office:value="52.9166666666667" calcext:value-type="float">
            <text:p>52,9166666666667</text:p>
          </table:table-cell>
          <table:table-cell office:value-type="float" office:value="136.525" calcext:value-type="float">
            <text:p>136,525</text:p>
          </table:table-cell>
          <table:table-cell office:value-type="float" office:value="533.3333333" calcext:value-type="float">
            <text:p>533,3333333</text:p>
          </table:table-cell>
          <table:table-cell office:value-type="float" office:value="1066.666667" calcext:value-type="float">
            <text:p>1066,666667</text:p>
          </table:table-cell>
        </table:table-row>
        <table:table-row table:style-name="ro1">
          <table:table-cell office:value-type="float" office:value="64.5" calcext:value-type="float">
            <text:p>64,5</text:p>
          </table:table-cell>
          <table:table-cell office:value-type="float" office:value="53.75" calcext:value-type="float">
            <text:p>53,75</text:p>
          </table:table-cell>
          <table:table-cell office:value-type="float" office:value="138.675" calcext:value-type="float">
            <text:p>138,675</text:p>
          </table:table-cell>
          <table:table-cell office:value-type="float" office:value="541.6666667" calcext:value-type="float">
            <text:p>541,6666667</text:p>
          </table:table-cell>
          <table:table-cell office:value-type="float" office:value="1083.333333" calcext:value-type="float">
            <text:p>1083,333333</text:p>
          </table:table-cell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54.5833333333333" calcext:value-type="float">
            <text:p>54,5833333333333</text:p>
          </table:table-cell>
          <table:table-cell office:value-type="float" office:value="140.825" calcext:value-type="float">
            <text:p>140,825</text:p>
          </table:table-cell>
          <table:table-cell office:value-type="float" office:value="550" calcext:value-type="float">
            <text:p>55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66.5" calcext:value-type="float">
            <text:p>66,5</text:p>
          </table:table-cell>
          <table:table-cell office:value-type="float" office:value="55.4166666666667" calcext:value-type="float">
            <text:p>55,4166666666667</text:p>
          </table:table-cell>
          <table:table-cell office:value-type="float" office:value="142.975" calcext:value-type="float">
            <text:p>142,975</text:p>
          </table:table-cell>
          <table:table-cell office:value-type="float" office:value="558.3333333" calcext:value-type="float">
            <text:p>558,3333333</text:p>
          </table:table-cell>
          <table:table-cell office:value-type="float" office:value="1116.666667" calcext:value-type="float">
            <text:p>1116,666667</text:p>
          </table:table-cell>
        </table:table-row>
        <table:table-row table:style-name="ro1">
          <table:table-cell office:value-type="float" office:value="67.5" calcext:value-type="float">
            <text:p>67,5</text:p>
          </table:table-cell>
          <table:table-cell office:value-type="float" office:value="56.25" calcext:value-type="float">
            <text:p>56,25</text:p>
          </table:table-cell>
          <table:table-cell office:value-type="float" office:value="145.125" calcext:value-type="float">
            <text:p>145,125</text:p>
          </table:table-cell>
          <table:table-cell office:value-type="float" office:value="566.6666667" calcext:value-type="float">
            <text:p>566,6666667</text:p>
          </table:table-cell>
          <table:table-cell office:value-type="float" office:value="1133.333333" calcext:value-type="float">
            <text:p>1133,333333</text:p>
          </table:table-cell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57.0833333333333" calcext:value-type="float">
            <text:p>57,0833333333333</text:p>
          </table:table-cell>
          <table:table-cell office:value-type="float" office:value="147.275" calcext:value-type="float">
            <text:p>147,275</text:p>
          </table:table-cell>
          <table:table-cell office:value-type="float" office:value="575" calcext:value-type="float">
            <text:p>575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69.5" calcext:value-type="float">
            <text:p>69,5</text:p>
          </table:table-cell>
          <table:table-cell office:value-type="float" office:value="57.9166666666667" calcext:value-type="float">
            <text:p>57,9166666666667</text:p>
          </table:table-cell>
          <table:table-cell office:value-type="float" office:value="149.425" calcext:value-type="float">
            <text:p>149,425</text:p>
          </table:table-cell>
          <table:table-cell office:value-type="float" office:value="583.3333333" calcext:value-type="float">
            <text:p>583,3333333</text:p>
          </table:table-cell>
          <table:table-cell office:value-type="float" office:value="1166.666667" calcext:value-type="float">
            <text:p>1166,666667</text:p>
          </table:table-cell>
        </table:table-row>
        <table:table-row table:style-name="ro1">
          <table:table-cell office:value-type="float" office:value="70.5" calcext:value-type="float">
            <text:p>70,5</text:p>
          </table:table-cell>
          <table:table-cell office:value-type="float" office:value="58.75" calcext:value-type="float">
            <text:p>58,75</text:p>
          </table:table-cell>
          <table:table-cell office:value-type="float" office:value="151.575" calcext:value-type="float">
            <text:p>151,575</text:p>
          </table:table-cell>
          <table:table-cell office:value-type="float" office:value="591.6666667" calcext:value-type="float">
            <text:p>591,6666667</text:p>
          </table:table-cell>
          <table:table-cell office:value-type="float" office:value="1183.333333" calcext:value-type="float">
            <text:p>1183,333333</text:p>
          </table:table-cell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59.5833333333333" calcext:value-type="float">
            <text:p>59,5833333333333</text:p>
          </table:table-cell>
          <table:table-cell office:value-type="float" office:value="153.725" calcext:value-type="float">
            <text:p>153,725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72.5" calcext:value-type="float">
            <text:p>72,5</text:p>
          </table:table-cell>
          <table:table-cell office:value-type="float" office:value="60.4166666666667" calcext:value-type="float">
            <text:p>60,4166666666667</text:p>
          </table:table-cell>
          <table:table-cell office:value-type="float" office:value="155.875" calcext:value-type="float">
            <text:p>155,875</text:p>
          </table:table-cell>
          <table:table-cell office:value-type="float" office:value="608.3333333" calcext:value-type="float">
            <text:p>608,3333333</text:p>
          </table:table-cell>
          <table:table-cell office:value-type="float" office:value="1216.666667" calcext:value-type="float">
            <text:p>1216,666667</text:p>
          </table:table-cell>
        </table:table-row>
        <table:table-row table:style-name="ro1">
          <table:table-cell office:value-type="float" office:value="73.5" calcext:value-type="float">
            <text:p>73,5</text:p>
          </table:table-cell>
          <table:table-cell office:value-type="float" office:value="61.25" calcext:value-type="float">
            <text:p>61,25</text:p>
          </table:table-cell>
          <table:table-cell office:value-type="float" office:value="158.025" calcext:value-type="float">
            <text:p>158,025</text:p>
          </table:table-cell>
          <table:table-cell office:value-type="float" office:value="616.6666667" calcext:value-type="float">
            <text:p>616,6666667</text:p>
          </table:table-cell>
          <table:table-cell office:value-type="float" office:value="1233.333333" calcext:value-type="float">
            <text:p>1233,333333</text:p>
          </table:table-cell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62.0833333333333" calcext:value-type="float">
            <text:p>62,0833333333333</text:p>
          </table:table-cell>
          <table:table-cell office:value-type="float" office:value="160.175" calcext:value-type="float">
            <text:p>160,175</text:p>
          </table:table-cell>
          <table:table-cell office:value-type="float" office:value="625" calcext:value-type="float">
            <text:p>625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75.5" calcext:value-type="float">
            <text:p>75,5</text:p>
          </table:table-cell>
          <table:table-cell office:value-type="float" office:value="62.9166666666667" calcext:value-type="float">
            <text:p>62,9166666666667</text:p>
          </table:table-cell>
          <table:table-cell office:value-type="float" office:value="162.325" calcext:value-type="float">
            <text:p>162,325</text:p>
          </table:table-cell>
          <table:table-cell office:value-type="float" office:value="633.3333333" calcext:value-type="float">
            <text:p>633,3333333</text:p>
          </table:table-cell>
          <table:table-cell office:value-type="float" office:value="1266.666667" calcext:value-type="float">
            <text:p>1266,666667</text:p>
          </table:table-cell>
        </table:table-row>
        <table:table-row table:style-name="ro1">
          <table:table-cell office:value-type="float" office:value="76.5" calcext:value-type="float">
            <text:p>76,5</text:p>
          </table:table-cell>
          <table:table-cell office:value-type="float" office:value="63.75" calcext:value-type="float">
            <text:p>63,75</text:p>
          </table:table-cell>
          <table:table-cell office:value-type="float" office:value="164.475" calcext:value-type="float">
            <text:p>164,475</text:p>
          </table:table-cell>
          <table:table-cell office:value-type="float" office:value="641.6666667" calcext:value-type="float">
            <text:p>641,6666667</text:p>
          </table:table-cell>
          <table:table-cell office:value-type="float" office:value="1283.333333" calcext:value-type="float">
            <text:p>1283,333333</text:p>
          </table:table-cell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64.5833333333333" calcext:value-type="float">
            <text:p>64,5833333333333</text:p>
          </table:table-cell>
          <table:table-cell office:value-type="float" office:value="166.625" calcext:value-type="float">
            <text:p>166,625</text:p>
          </table:table-cell>
          <table:table-cell office:value-type="float" office:value="650" calcext:value-type="float">
            <text:p>650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78.5" calcext:value-type="float">
            <text:p>78,5</text:p>
          </table:table-cell>
          <table:table-cell office:value-type="float" office:value="65.4166666666667" calcext:value-type="float">
            <text:p>65,4166666666667</text:p>
          </table:table-cell>
          <table:table-cell office:value-type="float" office:value="168.775" calcext:value-type="float">
            <text:p>168,775</text:p>
          </table:table-cell>
          <table:table-cell office:value-type="float" office:value="658.3333333" calcext:value-type="float">
            <text:p>658,3333333</text:p>
          </table:table-cell>
          <table:table-cell office:value-type="float" office:value="1316.666667" calcext:value-type="float">
            <text:p>1316,666667</text:p>
          </table:table-cell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66.25" calcext:value-type="float">
            <text:p>66,25</text:p>
          </table:table-cell>
          <table:table-cell office:value-type="float" office:value="170.925" calcext:value-type="float">
            <text:p>170,925</text:p>
          </table:table-cell>
          <table:table-cell office:value-type="float" office:value="666.6666667" calcext:value-type="float">
            <text:p>666,6666667</text:p>
          </table:table-cell>
          <table:table-cell office:value-type="float" office:value="1333.333333" calcext:value-type="float">
            <text:p>1333,333333</text:p>
          </table:table-cell>
        </table:table-row>
        <table:table-row table:style-name="ro1">
          <table:table-cell office:value-type="float" office:value="80.5" calcext:value-type="float">
            <text:p>80,5</text:p>
          </table:table-cell>
          <table:table-cell office:value-type="float" office:value="67.0833333333333" calcext:value-type="float">
            <text:p>67,0833333333333</text:p>
          </table:table-cell>
          <table:table-cell office:value-type="float" office:value="173.075" calcext:value-type="float">
            <text:p>173,075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81.5" calcext:value-type="float">
            <text:p>81,5</text:p>
          </table:table-cell>
          <table:table-cell office:value-type="float" office:value="67.9166666666667" calcext:value-type="float">
            <text:p>67,9166666666667</text:p>
          </table:table-cell>
          <table:table-cell office:value-type="float" office:value="175.225" calcext:value-type="float">
            <text:p>175,225</text:p>
          </table:table-cell>
          <table:table-cell office:value-type="float" office:value="683.3333333" calcext:value-type="float">
            <text:p>683,3333333</text:p>
          </table:table-cell>
          <table:table-cell office:value-type="float" office:value="1366.666667" calcext:value-type="float">
            <text:p>1366,666667</text:p>
          </table:table-cell>
        </table:table-row>
        <table:table-row table:style-name="ro1">
          <table:table-cell office:value-type="float" office:value="82.5" calcext:value-type="float">
            <text:p>82,5</text:p>
          </table:table-cell>
          <table:table-cell office:value-type="float" office:value="68.75" calcext:value-type="float">
            <text:p>68,75</text:p>
          </table:table-cell>
          <table:table-cell office:value-type="float" office:value="177.375" calcext:value-type="float">
            <text:p>177,375</text:p>
          </table:table-cell>
          <table:table-cell office:value-type="float" office:value="691.6666667" calcext:value-type="float">
            <text:p>691,6666667</text:p>
          </table:table-cell>
          <table:table-cell office:value-type="float" office:value="1383.333333" calcext:value-type="float">
            <text:p>1383,333333</text:p>
          </table:table-cell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69.5833333333333" calcext:value-type="float">
            <text:p>69,5833333333333</text:p>
          </table:table-cell>
          <table:table-cell office:value-type="float" office:value="179.525" calcext:value-type="float">
            <text:p>179,525</text:p>
          </table:table-cell>
          <table:table-cell office:value-type="float" office:value="700" calcext:value-type="float">
            <text:p>700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84.5" calcext:value-type="float">
            <text:p>84,5</text:p>
          </table:table-cell>
          <table:table-cell office:value-type="float" office:value="70.4166666666667" calcext:value-type="float">
            <text:p>70,4166666666667</text:p>
          </table:table-cell>
          <table:table-cell office:value-type="float" office:value="181.675" calcext:value-type="float">
            <text:p>181,675</text:p>
          </table:table-cell>
          <table:table-cell office:value-type="float" office:value="708.3333333" calcext:value-type="float">
            <text:p>708,3333333</text:p>
          </table:table-cell>
          <table:table-cell office:value-type="float" office:value="1416.666667" calcext:value-type="float">
            <text:p>1416,666667</text:p>
          </table:table-cell>
        </table:table-row>
        <table:table-row table:style-name="ro1">
          <table:table-cell office:value-type="float" office:value="85.5" calcext:value-type="float">
            <text:p>85,5</text:p>
          </table:table-cell>
          <table:table-cell office:value-type="float" office:value="71.25" calcext:value-type="float">
            <text:p>71,25</text:p>
          </table:table-cell>
          <table:table-cell office:value-type="float" office:value="183.825" calcext:value-type="float">
            <text:p>183,825</text:p>
          </table:table-cell>
          <table:table-cell office:value-type="float" office:value="716.6666667" calcext:value-type="float">
            <text:p>716,6666667</text:p>
          </table:table-cell>
          <table:table-cell office:value-type="float" office:value="1433.333333" calcext:value-type="float">
            <text:p>1433,333333</text:p>
          </table:table-cell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72.0833333333333" calcext:value-type="float">
            <text:p>72,0833333333333</text:p>
          </table:table-cell>
          <table:table-cell office:value-type="float" office:value="185.975" calcext:value-type="float">
            <text:p>185,975</text:p>
          </table:table-cell>
          <table:table-cell office:value-type="float" office:value="725" calcext:value-type="float">
            <text:p>725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float" office:value="87.5" calcext:value-type="float">
            <text:p>87,5</text:p>
          </table:table-cell>
          <table:table-cell office:value-type="float" office:value="72.9166666666667" calcext:value-type="float">
            <text:p>72,9166666666667</text:p>
          </table:table-cell>
          <table:table-cell office:value-type="float" office:value="188.125" calcext:value-type="float">
            <text:p>188,125</text:p>
          </table:table-cell>
          <table:table-cell office:value-type="float" office:value="733.3333333" calcext:value-type="float">
            <text:p>733,3333333</text:p>
          </table:table-cell>
          <table:table-cell office:value-type="float" office:value="1466.666667" calcext:value-type="float">
            <text:p>1466,666667</text:p>
          </table:table-cell>
        </table:table-row>
        <table:table-row table:style-name="ro1">
          <table:table-cell office:value-type="float" office:value="88.5" calcext:value-type="float">
            <text:p>88,5</text:p>
          </table:table-cell>
          <table:table-cell office:value-type="float" office:value="73.75" calcext:value-type="float">
            <text:p>73,75</text:p>
          </table:table-cell>
          <table:table-cell office:value-type="float" office:value="190.275" calcext:value-type="float">
            <text:p>190,275</text:p>
          </table:table-cell>
          <table:table-cell office:value-type="float" office:value="741.6666667" calcext:value-type="float">
            <text:p>741,6666667</text:p>
          </table:table-cell>
          <table:table-cell office:value-type="float" office:value="1483.333333" calcext:value-type="float">
            <text:p>1483,333333</text:p>
          </table:table-cell>
        </table:table-row>
        <table:table-row table:style-name="ro1">
          <table:table-cell office:value-type="float" office:value="89.5" calcext:value-type="float">
            <text:p>89,5</text:p>
          </table:table-cell>
          <table:table-cell office:value-type="float" office:value="74.5833333333333" calcext:value-type="float">
            <text:p>74,5833333333333</text:p>
          </table:table-cell>
          <table:table-cell office:value-type="float" office:value="192.425" calcext:value-type="float">
            <text:p>192,425</text:p>
          </table:table-cell>
          <table:table-cell office:value-type="float" office:value="750" calcext:value-type="float">
            <text:p>75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90.5" calcext:value-type="float">
            <text:p>90,5</text:p>
          </table:table-cell>
          <table:table-cell office:value-type="float" office:value="75.4166666666667" calcext:value-type="float">
            <text:p>75,4166666666667</text:p>
          </table:table-cell>
          <table:table-cell office:value-type="float" office:value="194.575" calcext:value-type="float">
            <text:p>194,575</text:p>
          </table:table-cell>
          <table:table-cell office:value-type="float" office:value="758.3333333" calcext:value-type="float">
            <text:p>758,3333333</text:p>
          </table:table-cell>
          <table:table-cell office:value-type="float" office:value="1516.666667" calcext:value-type="float">
            <text:p>1516,666667</text:p>
          </table:table-cell>
        </table:table-row>
        <table:table-row table:style-name="ro1">
          <table:table-cell office:value-type="float" office:value="91.5" calcext:value-type="float">
            <text:p>91,5</text:p>
          </table:table-cell>
          <table:table-cell office:value-type="float" office:value="76.25" calcext:value-type="float">
            <text:p>76,25</text:p>
          </table:table-cell>
          <table:table-cell office:value-type="float" office:value="196.725" calcext:value-type="float">
            <text:p>196,725</text:p>
          </table:table-cell>
          <table:table-cell office:value-type="float" office:value="766.6666667" calcext:value-type="float">
            <text:p>766,6666667</text:p>
          </table:table-cell>
          <table:table-cell office:value-type="float" office:value="1533.333333" calcext:value-type="float">
            <text:p>1533,333333</text:p>
          </table:table-cell>
        </table:table-row>
        <table:table-row table:style-name="ro1">
          <table:table-cell office:value-type="float" office:value="92.5" calcext:value-type="float">
            <text:p>92,5</text:p>
          </table:table-cell>
          <table:table-cell office:value-type="float" office:value="77.0833333333333" calcext:value-type="float">
            <text:p>77,0833333333333</text:p>
          </table:table-cell>
          <table:table-cell office:value-type="float" office:value="198.875" calcext:value-type="float">
            <text:p>198,875</text:p>
          </table:table-cell>
          <table:table-cell office:value-type="float" office:value="775" calcext:value-type="float">
            <text:p>775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93.5" calcext:value-type="float">
            <text:p>93,5</text:p>
          </table:table-cell>
          <table:table-cell office:value-type="float" office:value="77.9166666666667" calcext:value-type="float">
            <text:p>77,9166666666667</text:p>
          </table:table-cell>
          <table:table-cell office:value-type="float" office:value="201.025" calcext:value-type="float">
            <text:p>201,025</text:p>
          </table:table-cell>
          <table:table-cell office:value-type="float" office:value="783.3333333" calcext:value-type="float">
            <text:p>783,3333333</text:p>
          </table:table-cell>
          <table:table-cell office:value-type="float" office:value="1566.666667" calcext:value-type="float">
            <text:p>1566,666667</text:p>
          </table:table-cell>
        </table:table-row>
        <table:table-row table:style-name="ro1">
          <table:table-cell office:value-type="float" office:value="94.5" calcext:value-type="float">
            <text:p>94,5</text:p>
          </table:table-cell>
          <table:table-cell office:value-type="float" office:value="78.75" calcext:value-type="float">
            <text:p>78,75</text:p>
          </table:table-cell>
          <table:table-cell office:value-type="float" office:value="203.175" calcext:value-type="float">
            <text:p>203,175</text:p>
          </table:table-cell>
          <table:table-cell office:value-type="float" office:value="791.6666667" calcext:value-type="float">
            <text:p>791,6666667</text:p>
          </table:table-cell>
          <table:table-cell office:value-type="float" office:value="1583.333333" calcext:value-type="float">
            <text:p>1583,333333</text:p>
          </table:table-cell>
        </table:table-row>
        <table:table-row table:style-name="ro1">
          <table:table-cell office:value-type="float" office:value="95.5" calcext:value-type="float">
            <text:p>95,5</text:p>
          </table:table-cell>
          <table:table-cell office:value-type="float" office:value="79.5833333333333" calcext:value-type="float">
            <text:p>79,5833333333333</text:p>
          </table:table-cell>
          <table:table-cell office:value-type="float" office:value="205.325" calcext:value-type="float">
            <text:p>205,325</text:p>
          </table:table-cell>
          <table:table-cell office:value-type="float" office:value="800" calcext:value-type="float">
            <text:p>80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96.5" calcext:value-type="float">
            <text:p>96,5</text:p>
          </table:table-cell>
          <table:table-cell office:value-type="float" office:value="80.4166666666667" calcext:value-type="float">
            <text:p>80,4166666666667</text:p>
          </table:table-cell>
          <table:table-cell office:value-type="float" office:value="207.475" calcext:value-type="float">
            <text:p>207,475</text:p>
          </table:table-cell>
          <table:table-cell office:value-type="float" office:value="808.3333333" calcext:value-type="float">
            <text:p>808,3333333</text:p>
          </table:table-cell>
          <table:table-cell office:value-type="float" office:value="1616.666667" calcext:value-type="float">
            <text:p>1616,666667</text:p>
          </table:table-cell>
        </table:table-row>
        <table:table-row table:style-name="ro1">
          <table:table-cell office:value-type="float" office:value="97.5" calcext:value-type="float">
            <text:p>97,5</text:p>
          </table:table-cell>
          <table:table-cell office:value-type="float" office:value="81.25" calcext:value-type="float">
            <text:p>81,25</text:p>
          </table:table-cell>
          <table:table-cell office:value-type="float" office:value="209.625" calcext:value-type="float">
            <text:p>209,625</text:p>
          </table:table-cell>
          <table:table-cell office:value-type="float" office:value="816.6666667" calcext:value-type="float">
            <text:p>816,6666667</text:p>
          </table:table-cell>
          <table:table-cell office:value-type="float" office:value="1633.333333" calcext:value-type="float">
            <text:p>1633,333333</text:p>
          </table:table-cell>
        </table:table-row>
        <table:table-row table:style-name="ro1">
          <table:table-cell office:value-type="float" office:value="98.5" calcext:value-type="float">
            <text:p>98,5</text:p>
          </table:table-cell>
          <table:table-cell office:value-type="float" office:value="82.0833333333333" calcext:value-type="float">
            <text:p>82,0833333333333</text:p>
          </table:table-cell>
          <table:table-cell office:value-type="float" office:value="211.775" calcext:value-type="float">
            <text:p>211,775</text:p>
          </table:table-cell>
          <table:table-cell office:value-type="float" office:value="825" calcext:value-type="float">
            <text:p>825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99.5" calcext:value-type="float">
            <text:p>99,5</text:p>
          </table:table-cell>
          <table:table-cell office:value-type="float" office:value="82.9166666666667" calcext:value-type="float">
            <text:p>82,9166666666667</text:p>
          </table:table-cell>
          <table:table-cell office:value-type="float" office:value="213.925" calcext:value-type="float">
            <text:p>213,925</text:p>
          </table:table-cell>
          <table:table-cell office:value-type="float" office:value="833.3333333" calcext:value-type="float">
            <text:p>833,3333333</text:p>
          </table:table-cell>
          <table:table-cell office:value-type="float" office:value="1666.666667" calcext:value-type="float">
            <text:p>1666,666667</text:p>
          </table:table-cell>
        </table:table-row>
        <table:table-row table:style-name="ro1">
          <table:table-cell office:value-type="float" office:value="100.5" calcext:value-type="float">
            <text:p>100,5</text:p>
          </table:table-cell>
          <table:table-cell office:value-type="float" office:value="83.75" calcext:value-type="float">
            <text:p>83,75</text:p>
          </table:table-cell>
          <table:table-cell office:value-type="float" office:value="216.075" calcext:value-type="float">
            <text:p>216,075</text:p>
          </table:table-cell>
          <table:table-cell office:value-type="float" office:value="841.6666667" calcext:value-type="float">
            <text:p>841,6666667</text:p>
          </table:table-cell>
          <table:table-cell office:value-type="float" office:value="1683.333333" calcext:value-type="float">
            <text:p>1683,333333</text:p>
          </table:table-cell>
        </table:table-row>
        <table:table-row table:style-name="ro1">
          <table:table-cell office:value-type="float" office:value="101.5" calcext:value-type="float">
            <text:p>101,5</text:p>
          </table:table-cell>
          <table:table-cell office:value-type="float" office:value="84.5833333333333" calcext:value-type="float">
            <text:p>84,5833333333333</text:p>
          </table:table-cell>
          <table:table-cell office:value-type="float" office:value="218.225" calcext:value-type="float">
            <text:p>218,225</text:p>
          </table:table-cell>
          <table:table-cell office:value-type="float" office:value="850" calcext:value-type="float">
            <text:p>85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2.5" calcext:value-type="float">
            <text:p>102,5</text:p>
          </table:table-cell>
          <table:table-cell office:value-type="float" office:value="85.4166666666667" calcext:value-type="float">
            <text:p>85,4166666666667</text:p>
          </table:table-cell>
          <table:table-cell office:value-type="float" office:value="220.375" calcext:value-type="float">
            <text:p>220,375</text:p>
          </table:table-cell>
          <table:table-cell office:value-type="float" office:value="858.3333333" calcext:value-type="float">
            <text:p>858,3333333</text:p>
          </table:table-cell>
          <table:table-cell office:value-type="float" office:value="1716.666667" calcext:value-type="float">
            <text:p>1716,666667</text:p>
          </table:table-cell>
        </table:table-row>
        <table:table-row table:style-name="ro1">
          <table:table-cell office:value-type="float" office:value="103.5" calcext:value-type="float">
            <text:p>103,5</text:p>
          </table:table-cell>
          <table:table-cell office:value-type="float" office:value="86.25" calcext:value-type="float">
            <text:p>86,25</text:p>
          </table:table-cell>
          <table:table-cell office:value-type="float" office:value="222.525" calcext:value-type="float">
            <text:p>222,525</text:p>
          </table:table-cell>
          <table:table-cell office:value-type="float" office:value="866.6666667" calcext:value-type="float">
            <text:p>866,6666667</text:p>
          </table:table-cell>
          <table:table-cell office:value-type="float" office:value="1733.333333" calcext:value-type="float">
            <text:p>1733,333333</text:p>
          </table:table-cell>
        </table:table-row>
        <table:table-row table:style-name="ro1">
          <table:table-cell office:value-type="float" office:value="104.5" calcext:value-type="float">
            <text:p>104,5</text:p>
          </table:table-cell>
          <table:table-cell office:value-type="float" office:value="87.0833333333333" calcext:value-type="float">
            <text:p>87,0833333333333</text:p>
          </table:table-cell>
          <table:table-cell office:value-type="float" office:value="224.675" calcext:value-type="float">
            <text:p>224,675</text:p>
          </table:table-cell>
          <table:table-cell office:value-type="float" office:value="875" calcext:value-type="float">
            <text:p>875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105.5" calcext:value-type="float">
            <text:p>105,5</text:p>
          </table:table-cell>
          <table:table-cell office:value-type="float" office:value="87.9166666666667" calcext:value-type="float">
            <text:p>87,9166666666667</text:p>
          </table:table-cell>
          <table:table-cell office:value-type="float" office:value="226.825" calcext:value-type="float">
            <text:p>226,825</text:p>
          </table:table-cell>
          <table:table-cell office:value-type="float" office:value="883.3333333" calcext:value-type="float">
            <text:p>883,3333333</text:p>
          </table:table-cell>
          <table:table-cell office:value-type="float" office:value="1766.666667" calcext:value-type="float">
            <text:p>1766,666667</text:p>
          </table:table-cell>
        </table:table-row>
        <table:table-row table:style-name="ro1">
          <table:table-cell office:value-type="float" office:value="106.5" calcext:value-type="float">
            <text:p>106,5</text:p>
          </table:table-cell>
          <table:table-cell office:value-type="float" office:value="88.75" calcext:value-type="float">
            <text:p>88,75</text:p>
          </table:table-cell>
          <table:table-cell office:value-type="float" office:value="228.975" calcext:value-type="float">
            <text:p>228,975</text:p>
          </table:table-cell>
          <table:table-cell office:value-type="float" office:value="891.6666667" calcext:value-type="float">
            <text:p>891,6666667</text:p>
          </table:table-cell>
          <table:table-cell office:value-type="float" office:value="1783.333333" calcext:value-type="float">
            <text:p>1783,333333</text:p>
          </table:table-cell>
        </table:table-row>
        <table:table-row table:style-name="ro1">
          <table:table-cell office:value-type="float" office:value="107.5" calcext:value-type="float">
            <text:p>107,5</text:p>
          </table:table-cell>
          <table:table-cell office:value-type="float" office:value="89.5833333333333" calcext:value-type="float">
            <text:p>89,5833333333333</text:p>
          </table:table-cell>
          <table:table-cell office:value-type="float" office:value="231.125" calcext:value-type="float">
            <text:p>231,125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08.5" calcext:value-type="float">
            <text:p>108,5</text:p>
          </table:table-cell>
          <table:table-cell office:value-type="float" office:value="90.4166666666667" calcext:value-type="float">
            <text:p>90,4166666666667</text:p>
          </table:table-cell>
          <table:table-cell office:value-type="float" office:value="233.275" calcext:value-type="float">
            <text:p>233,275</text:p>
          </table:table-cell>
          <table:table-cell office:value-type="float" office:value="908.3333333" calcext:value-type="float">
            <text:p>908,3333333</text:p>
          </table:table-cell>
          <table:table-cell office:value-type="float" office:value="1816.666667" calcext:value-type="float">
            <text:p>1816,666667</text:p>
          </table:table-cell>
        </table:table-row>
        <table:table-row table:style-name="ro1">
          <table:table-cell office:value-type="float" office:value="109.5" calcext:value-type="float">
            <text:p>109,5</text:p>
          </table:table-cell>
          <table:table-cell office:value-type="float" office:value="91.25" calcext:value-type="float">
            <text:p>91,25</text:p>
          </table:table-cell>
          <table:table-cell office:value-type="float" office:value="235.425" calcext:value-type="float">
            <text:p>235,425</text:p>
          </table:table-cell>
          <table:table-cell office:value-type="float" office:value="916.6666667" calcext:value-type="float">
            <text:p>916,6666667</text:p>
          </table:table-cell>
          <table:table-cell office:value-type="float" office:value="1833.333333" calcext:value-type="float">
            <text:p>1833,333333</text:p>
          </table:table-cell>
        </table:table-row>
        <table:table-row table:style-name="ro1">
          <table:table-cell office:value-type="float" office:value="110.5" calcext:value-type="float">
            <text:p>110,5</text:p>
          </table:table-cell>
          <table:table-cell office:value-type="float" office:value="92.0833333333333" calcext:value-type="float">
            <text:p>92,0833333333333</text:p>
          </table:table-cell>
          <table:table-cell office:value-type="float" office:value="237.575" calcext:value-type="float">
            <text:p>237,575</text:p>
          </table:table-cell>
          <table:table-cell office:value-type="float" office:value="925" calcext:value-type="float">
            <text:p>925</text:p>
          </table:table-cell>
          <table:table-cell office:value-type="float" office:value="1850" calcext:value-type="float">
            <text:p>1850</text:p>
          </table:table-cell>
        </table:table-row>
        <table:table-row table:style-name="ro1">
          <table:table-cell office:value-type="float" office:value="111.5" calcext:value-type="float">
            <text:p>111,5</text:p>
          </table:table-cell>
          <table:table-cell office:value-type="float" office:value="92.9166666666667" calcext:value-type="float">
            <text:p>92,9166666666667</text:p>
          </table:table-cell>
          <table:table-cell office:value-type="float" office:value="239.725" calcext:value-type="float">
            <text:p>239,725</text:p>
          </table:table-cell>
          <table:table-cell office:value-type="float" office:value="933.3333333" calcext:value-type="float">
            <text:p>933,3333333</text:p>
          </table:table-cell>
          <table:table-cell office:value-type="float" office:value="1866.666667" calcext:value-type="float">
            <text:p>1866,666667</text:p>
          </table:table-cell>
        </table:table-row>
        <table:table-row table:style-name="ro1">
          <table:table-cell office:value-type="float" office:value="112.5" calcext:value-type="float">
            <text:p>112,5</text:p>
          </table:table-cell>
          <table:table-cell office:value-type="float" office:value="93.75" calcext:value-type="float">
            <text:p>93,75</text:p>
          </table:table-cell>
          <table:table-cell office:value-type="float" office:value="241.875" calcext:value-type="float">
            <text:p>241,875</text:p>
          </table:table-cell>
          <table:table-cell office:value-type="float" office:value="941.6666667" calcext:value-type="float">
            <text:p>941,6666667</text:p>
          </table:table-cell>
          <table:table-cell office:value-type="float" office:value="1883.333333" calcext:value-type="float">
            <text:p>1883,333333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94.5833333333333" calcext:value-type="float">
            <text:p>94,5833333333333</text:p>
          </table:table-cell>
          <table:table-cell office:value-type="float" office:value="244.025" calcext:value-type="float">
            <text:p>244,025</text:p>
          </table:table-cell>
          <table:table-cell office:value-type="float" office:value="950" calcext:value-type="float">
            <text:p>950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114.5" calcext:value-type="float">
            <text:p>114,5</text:p>
          </table:table-cell>
          <table:table-cell office:value-type="float" office:value="95.4166666666667" calcext:value-type="float">
            <text:p>95,4166666666667</text:p>
          </table:table-cell>
          <table:table-cell office:value-type="float" office:value="246.175" calcext:value-type="float">
            <text:p>246,175</text:p>
          </table:table-cell>
          <table:table-cell office:value-type="float" office:value="958.3333333" calcext:value-type="float">
            <text:p>958,3333333</text:p>
          </table:table-cell>
          <table:table-cell office:value-type="float" office:value="1916.666667" calcext:value-type="float">
            <text:p>1916,666667</text:p>
          </table:table-cell>
        </table:table-row>
        <table:table-row table:style-name="ro1">
          <table:table-cell office:value-type="float" office:value="115.5" calcext:value-type="float">
            <text:p>115,5</text:p>
          </table:table-cell>
          <table:table-cell office:value-type="float" office:value="96.25" calcext:value-type="float">
            <text:p>96,25</text:p>
          </table:table-cell>
          <table:table-cell office:value-type="float" office:value="248.325" calcext:value-type="float">
            <text:p>248,325</text:p>
          </table:table-cell>
          <table:table-cell office:value-type="float" office:value="966.6666667" calcext:value-type="float">
            <text:p>966,6666667</text:p>
          </table:table-cell>
          <table:table-cell office:value-type="float" office:value="1933.333333" calcext:value-type="float">
            <text:p>1933,333333</text:p>
          </table:table-cell>
        </table:table-row>
        <table:table-row table:style-name="ro1">
          <table:table-cell office:value-type="float" office:value="116.5" calcext:value-type="float">
            <text:p>116,5</text:p>
          </table:table-cell>
          <table:table-cell office:value-type="float" office:value="97.0833333333333" calcext:value-type="float">
            <text:p>97,0833333333333</text:p>
          </table:table-cell>
          <table:table-cell office:value-type="float" office:value="250.475" calcext:value-type="float">
            <text:p>250,475</text:p>
          </table:table-cell>
          <table:table-cell office:value-type="float" office:value="975" calcext:value-type="float">
            <text:p>975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17.5" calcext:value-type="float">
            <text:p>117,5</text:p>
          </table:table-cell>
          <table:table-cell office:value-type="float" office:value="97.9166666666667" calcext:value-type="float">
            <text:p>97,9166666666667</text:p>
          </table:table-cell>
          <table:table-cell office:value-type="float" office:value="252.625" calcext:value-type="float">
            <text:p>252,625</text:p>
          </table:table-cell>
          <table:table-cell office:value-type="float" office:value="983.3333333" calcext:value-type="float">
            <text:p>983,3333333</text:p>
          </table:table-cell>
          <table:table-cell office:value-type="float" office:value="1966.666667" calcext:value-type="float">
            <text:p>1966,666667</text:p>
          </table:table-cell>
        </table:table-row>
        <table:table-row table:style-name="ro1">
          <table:table-cell office:value-type="float" office:value="118.5" calcext:value-type="float">
            <text:p>118,5</text:p>
          </table:table-cell>
          <table:table-cell office:value-type="float" office:value="98.75" calcext:value-type="float">
            <text:p>98,75</text:p>
          </table:table-cell>
          <table:table-cell office:value-type="float" office:value="254.775" calcext:value-type="float">
            <text:p>254,775</text:p>
          </table:table-cell>
          <table:table-cell office:value-type="float" office:value="991.6666667" calcext:value-type="float">
            <text:p>991,6666667</text:p>
          </table:table-cell>
          <table:table-cell office:value-type="float" office:value="1983.333333" calcext:value-type="float">
            <text:p>1983,333333</text:p>
          </table:table-cell>
        </table:table-row>
        <table:table-row table:style-name="ro1">
          <table:table-cell office:value-type="float" office:value="119.5" calcext:value-type="float">
            <text:p>119,5</text:p>
          </table:table-cell>
          <table:table-cell office:value-type="float" office:value="99.5833333333333" calcext:value-type="float">
            <text:p>99,5833333333333</text:p>
          </table:table-cell>
          <table:table-cell office:value-type="float" office:value="256.925" calcext:value-type="float">
            <text:p>256,92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Differences between Models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4"/>
        <table:table-column table:style-name="co1" table:default-cell-style-name="ce24"/>
        <table:table-column table:style-name="co1" table:default-cell-style-name="ce25"/>
        <table:table-column table:style-name="co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ce24"/>
        <table:table-column table:style-name="co23" table:default-cell-style-name="ce24"/>
        <table:table-column table:style-name="co24" table:default-cell-style-name="ce25"/>
        <table:table-column table:style-name="co1" table:default-cell-style-name="Default"/>
        <table:table-column table:style-name="co25" table:default-cell-style-name="Default"/>
        <table:table-column table:style-name="co10" table:default-cell-style-name="Default"/>
        <table:table-column table:style-name="co26" table:number-columns-repeated="2" table:default-cell-style-name="ce24"/>
        <table:table-column table:style-name="co24" table:default-cell-style-name="ce25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number-columns-repeated="2" table:default-cell-style-name="ce24"/>
        <table:table-column table:style-name="co1" table:default-cell-style-name="ce25"/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0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Ridge and DT Similarity for all request types (corr_max=1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Ridge for all request types (corr_max=0, 1)</text:p>
          </table:table-cell>
          <table:covered-table-cell/>
          <table:covered-table-cell table:number-columns-repeated="3" table:style-name="Default"/>
          <table:table-cell/>
          <table:table-cell table:style-name="ce23" office:value-type="string" calcext:value-type="string" table:number-columns-spanned="5" table:number-rows-spanned="1">
            <text:p>Comparison between DT for all request types (corr_max=0, 1)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 Intensity 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Ridge</text:p>
          </table:table-cell>
          <table:table-cell table:style-name="Default" office:value-type="string" calcext:value-type="string">
            <text:p>Similarity DT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</text:p>
            <text:p>(corr_max=0)</text:p>
          </table:table-cell>
          <table:table-cell table:style-name="Default" office:value-type="string" calcext:value-type="string">
            <text:p>Similarity </text:p>
            <text:p>(corr_max=1)</text:p>
          </table:table-cell>
          <table:table-cell table:style-name="Default" office:value-type="string" calcext:value-type="string">
            <text:p>Difference</text:p>
          </table:table-cell>
          <table:table-cell/>
          <table:table-cell office:value-type="string" calcext:value-type="string">
            <text:p>Load</text:p>
            <text:p>Intensity</text:p>
            <text:p>Profile</text:p>
          </table:table-cell>
          <table:table-cell office:value-type="string" calcext:value-type="string">
            <text:p>Request Type</text:p>
          </table:table-cell>
          <table:table-cell table:style-name="Default" office:value-type="string" calcext:value-type="string">
            <text:p>Similarity </text:p>
            <text:p>(corr_max=0)</text:p>
          </table:table-cell>
          <table:table-cell table:style-name="Default" office:value-type="string" calcext:value-type="string">
            <text:p>Similarity </text:p>
            <text:p>(corr_max=1)</text:p>
          </table:table-cell>
          <table:table-cell table:style-name="Default" office:value-type="string" calcext:value-type="string">
            <text:p>Difference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7]" office:value-type="float" office:value="0.788103103556048" calcext:value-type="float">
            <text:p>0.7881</text:p>
          </table:table-cell>
          <table:table-cell table:formula="of:=[$similarity_scores.E17]" office:value-type="float" office:value="0.772547693250289" calcext:value-type="float">
            <text:p>0.7725</text:p>
          </table:table-cell>
          <table:table-cell table:formula="of:=[.D4]/[.E4]-1" office:value-type="percentage" office:value="0.0201352103458023" calcext:value-type="percentage">
            <text:p>2.01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$similarity_scores.E2]" office:value-type="float" office:value="0.681725931105173" calcext:value-type="float">
            <text:p>0.6817</text:p>
          </table:table-cell>
          <table:table-cell table:formula="of:=[$similarity_scores.E12]" office:value-type="float" office:value="0.684663428899969" calcext:value-type="float">
            <text:p>0.6847</text:p>
          </table:table-cell>
          <table:table-cell table:formula="of:=[.J4]/[.K4]-1" office:value-type="percentage" office:value="-0.00429042602657426" calcext:value-type="percentage">
            <text:p>-0.43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.D4]" office:value-type="float" office:value="0.788103103556048" calcext:value-type="float">
            <text:p>0.7881</text:p>
          </table:table-cell>
          <table:table-cell table:formula="of:=[.J4]" office:value-type="float" office:value="0.681725931105173" calcext:value-type="float">
            <text:p>0.6817</text:p>
          </table:table-cell>
          <table:table-cell table:formula="of:=[.P4]/[.Q4]-1" office:value-type="percentage" office:value="0.156040965433752" calcext:value-type="percentage">
            <text:p>15.60%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Login User</text:p>
          </table:table-cell>
          <table:table-cell table:formula="of:=[.E4]" office:value-type="float" office:value="0.772547693250289" calcext:value-type="float">
            <text:p>0.7725</text:p>
          </table:table-cell>
          <table:table-cell table:formula="of:=[.K4]" office:value-type="float" office:value="0.684663428899969" calcext:value-type="float">
            <text:p>0.6847</text:p>
          </table:table-cell>
          <table:table-cell table:formula="of:=[.V4]/[.W4]-1" office:value-type="percentage" office:value="0.12836126575582" calcext:value-type="percentage">
            <text:p>12.8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8]" office:value-type="float" office:value="0.867701267449377" calcext:value-type="float">
            <text:p>0.8677</text:p>
          </table:table-cell>
          <table:table-cell table:formula="of:=[$similarity_scores.E18]" office:value-type="float" office:value="0.719888185901611" calcext:value-type="float">
            <text:p>0.7199</text:p>
          </table:table-cell>
          <table:table-cell table:formula="of:=[.D5]/[.E5]-1" office:value-type="percentage" office:value="0.20532783346436" calcext:value-type="percentage">
            <text:p>20.5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3]" office:value-type="float" office:value="0.833551588485869" calcext:value-type="float">
            <text:p>0.8336</text:p>
          </table:table-cell>
          <table:table-cell table:formula="of:=[$similarity_scores.E13]" office:value-type="float" office:value="0.770327464195099" calcext:value-type="float">
            <text:p>0.7703</text:p>
          </table:table-cell>
          <table:table-cell table:formula="of:=[.J5]/[.K5]-1" office:value-type="percentage" office:value="0.0820743478967503" calcext:value-type="percentage">
            <text:p>8.21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5]" office:value-type="float" office:value="0.867701267449377" calcext:value-type="float">
            <text:p>0.8677</text:p>
          </table:table-cell>
          <table:table-cell table:formula="of:=[.J5]" office:value-type="float" office:value="0.833551588485869" calcext:value-type="float">
            <text:p>0.8336</text:p>
          </table:table-cell>
          <table:table-cell table:formula="of:=[.P5]/[.Q5]-1" office:value-type="percentage" office:value="0.0409688847519807" calcext:value-type="percentage">
            <text:p>4.10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5]" office:value-type="float" office:value="0.719888185901611" calcext:value-type="float">
            <text:p>0.7199</text:p>
          </table:table-cell>
          <table:table-cell table:formula="of:=[.K5]" office:value-type="float" office:value="0.770327464195099" calcext:value-type="float">
            <text:p>0.7703</text:p>
          </table:table-cell>
          <table:table-cell table:formula="of:=[.V5]/[.W5]-1" office:value-type="percentage" office:value="-0.0654777099842742" calcext:value-type="percentage">
            <text:p>-6.55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9]" office:value-type="float" office:value="0.883381054872685" calcext:value-type="float">
            <text:p>0.8834</text:p>
          </table:table-cell>
          <table:table-cell table:formula="of:=[$similarity_scores.E19]" office:value-type="float" office:value="0.730231885490716" calcext:value-type="float">
            <text:p>0.7302</text:p>
          </table:table-cell>
          <table:table-cell table:formula="of:=[.D6]/[.E6]-1" office:value-type="percentage" office:value="0.209726762724217" calcext:value-type="percentage">
            <text:p>20.9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]" office:value-type="float" office:value="0.854490740460339" calcext:value-type="float">
            <text:p>0.8545</text:p>
          </table:table-cell>
          <table:table-cell table:formula="of:=[$similarity_scores.E14]" office:value-type="float" office:value="0.761560189887549" calcext:value-type="float">
            <text:p>0.7616</text:p>
          </table:table-cell>
          <table:table-cell table:formula="of:=[.J6]/[.K6]-1" office:value-type="percentage" office:value="0.122026534221165" calcext:value-type="percentage">
            <text:p>12.2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6]" office:value-type="float" office:value="0.883381054872685" calcext:value-type="float">
            <text:p>0.8834</text:p>
          </table:table-cell>
          <table:table-cell table:formula="of:=[.J6]" office:value-type="float" office:value="0.854490740460339" calcext:value-type="float">
            <text:p>0.8545</text:p>
          </table:table-cell>
          <table:table-cell table:formula="of:=[.P6]/[.Q6]-1" office:value-type="percentage" office:value="0.0338099794934956" calcext:value-type="percentage">
            <text:p>3.3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6]" office:value-type="float" office:value="0.730231885490716" calcext:value-type="float">
            <text:p>0.7302</text:p>
          </table:table-cell>
          <table:table-cell table:formula="of:=[.K6]" office:value-type="float" office:value="0.761560189887549" calcext:value-type="float">
            <text:p>0.7616</text:p>
          </table:table-cell>
          <table:table-cell table:formula="of:=[.V6]/[.W6]-1" office:value-type="percentage" office:value="-0.041137003762577" calcext:value-type="percentage">
            <text:p>-4.1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10]" office:value-type="float" office:value="0.859763506500566" calcext:value-type="float">
            <text:p>0.8598</text:p>
          </table:table-cell>
          <table:table-cell table:formula="of:=[$similarity_scores.E20]" office:value-type="float" office:value="0.846895655920196" calcext:value-type="float">
            <text:p>0.8469</text:p>
          </table:table-cell>
          <table:table-cell table:formula="of:=[.D7]/[.E7]-1" office:value-type="percentage" office:value="0.0151941393138786" calcext:value-type="percentage">
            <text:p>1.5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]" office:value-type="float" office:value="0.822856502701173" calcext:value-type="float">
            <text:p>0.8229</text:p>
          </table:table-cell>
          <table:table-cell table:formula="of:=[$similarity_scores.E15]" office:value-type="float" office:value="0.794996288192958" calcext:value-type="float">
            <text:p>0.7950</text:p>
          </table:table-cell>
          <table:table-cell table:formula="of:=[.J7]/[.K7]-1" office:value-type="percentage" office:value="0.0350444585993501" calcext:value-type="percentage">
            <text:p>3.50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7]" office:value-type="float" office:value="0.859763506500566" calcext:value-type="float">
            <text:p>0.8598</text:p>
          </table:table-cell>
          <table:table-cell table:formula="of:=[.J7]" office:value-type="float" office:value="0.822856502701173" calcext:value-type="float">
            <text:p>0.8229</text:p>
          </table:table-cell>
          <table:table-cell table:formula="of:=[.P7]/[.Q7]-1" office:value-type="percentage" office:value="0.0448522964553832" calcext:value-type="percentage">
            <text:p>4.4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7]" office:value-type="float" office:value="0.846895655920196" calcext:value-type="float">
            <text:p>0.8469</text:p>
          </table:table-cell>
          <table:table-cell table:formula="of:=[.K7]" office:value-type="float" office:value="0.794996288192958" calcext:value-type="float">
            <text:p>0.7950</text:p>
          </table:table-cell>
          <table:table-cell table:formula="of:=[.V7]/[.W7]-1" office:value-type="percentage" office:value="0.0652825283564611" calcext:value-type="percentage">
            <text:p>6.5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11]" office:value-type="float" office:value="0.896164438194524" calcext:value-type="float">
            <text:p>0.8962</text:p>
          </table:table-cell>
          <table:table-cell table:formula="of:=[$similarity_scores.E21]" office:value-type="float" office:value="0.770864485149524" calcext:value-type="float">
            <text:p>0.7709</text:p>
          </table:table-cell>
          <table:table-cell table:formula="of:=[.D8]/[.E8]-1" office:value-type="percentage" office:value="0.16254472148979" calcext:value-type="percentage">
            <text:p>16.2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6]" office:value-type="float" office:value="0.864860086842048" calcext:value-type="float">
            <text:p>0.8649</text:p>
          </table:table-cell>
          <table:table-cell table:formula="of:=[$similarity_scores.E16]" office:value-type="float" office:value="0.77854247145559" calcext:value-type="float">
            <text:p>0.7785</text:p>
          </table:table-cell>
          <table:table-cell table:formula="of:=[.J8]/[.K8]-1" office:value-type="percentage" office:value="0.110870785539902" calcext:value-type="percentage">
            <text:p>11.0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8]" office:value-type="float" office:value="0.896164438194524" calcext:value-type="float">
            <text:p>0.8962</text:p>
          </table:table-cell>
          <table:table-cell table:formula="of:=[.J8]" office:value-type="float" office:value="0.864860086842048" calcext:value-type="float">
            <text:p>0.8649</text:p>
          </table:table-cell>
          <table:table-cell table:formula="of:=[.P8]/[.Q8]-1" office:value-type="percentage" office:value="0.0361958562185252" calcext:value-type="percentage">
            <text:p>3.6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8]" office:value-type="float" office:value="0.770864485149524" calcext:value-type="float">
            <text:p>0.7709</text:p>
          </table:table-cell>
          <table:table-cell table:formula="of:=[.K8]" office:value-type="float" office:value="0.77854247145559" calcext:value-type="float">
            <text:p>0.7785</text:p>
          </table:table-cell>
          <table:table-cell table:formula="of:=[.V8]/[.W8]-1" office:value-type="percentage" office:value="-0.00986200058130538" calcext:value-type="percentage">
            <text:p>-0.99%</text:p>
          </table:table-cell>
        </table:table-row>
        <table:table-row table:style-name="ro1"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7]" office:value-type="float" office:value="0.745708059477383" calcext:value-type="float">
            <text:p>0.7457</text:p>
          </table:table-cell>
          <table:table-cell table:formula="of:=[$similarity_scores.E37]" office:value-type="float" office:value="0.734906300442725" calcext:value-type="float">
            <text:p>0.7349</text:p>
          </table:table-cell>
          <table:table-cell table:formula="of:=[.D9]/[.E9]-1" office:value-type="percentage" office:value="0.0146981445500614" calcext:value-type="percentage">
            <text:p>1.47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$similarity_scores.E22]" office:value-type="float" office:value="0.626620773075469" calcext:value-type="float">
            <text:p>0.6266</text:p>
          </table:table-cell>
          <table:table-cell table:formula="of:=[$similarity_scores.E32]" office:value-type="float" office:value="0.596993592496608" calcext:value-type="float">
            <text:p>0.5970</text:p>
          </table:table-cell>
          <table:table-cell table:formula="of:=[.J9]/[.K9]-1" office:value-type="percentage" office:value="0.049627300780501" calcext:value-type="percentage">
            <text:p>4.96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.D9]" office:value-type="float" office:value="0.745708059477383" calcext:value-type="float">
            <text:p>0.7457</text:p>
          </table:table-cell>
          <table:table-cell table:formula="of:=[.J9]" office:value-type="float" office:value="0.626620773075469" calcext:value-type="float">
            <text:p>0.6266</text:p>
          </table:table-cell>
          <table:table-cell table:formula="of:=[.P9]/[.Q9]-1" office:value-type="percentage" office:value="0.190046821808078" calcext:value-type="percentage">
            <text:p>19.00%</text:p>
          </table:table-cell>
          <table:table-cell/>
          <table:table-cell office:value-type="string" calcext:value-type="string">
            <text:p>Low25</text:p>
          </table:table-cell>
          <table:table-cell office:value-type="string" calcext:value-type="string">
            <text:p>Login User</text:p>
          </table:table-cell>
          <table:table-cell table:formula="of:=[.E9]" office:value-type="float" office:value="0.734906300442725" calcext:value-type="float">
            <text:p>0.7349</text:p>
          </table:table-cell>
          <table:table-cell table:formula="of:=[.K9]" office:value-type="float" office:value="0.596993592496608" calcext:value-type="float">
            <text:p>0.5970</text:p>
          </table:table-cell>
          <table:table-cell table:formula="of:=[.V9]/[.W9]-1" office:value-type="percentage" office:value="0.231012040463233" calcext:value-type="percentage">
            <text:p>23.1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8]" office:value-type="float" office:value="0.766874046745055" calcext:value-type="float">
            <text:p>0.7669</text:p>
          </table:table-cell>
          <table:table-cell table:formula="of:=[$similarity_scores.E38]" office:value-type="float" office:value="0.675249055057998" calcext:value-type="float">
            <text:p>0.6752</text:p>
          </table:table-cell>
          <table:table-cell table:formula="of:=[.D10]/[.E10]-1" office:value-type="percentage" office:value="0.135690662579583" calcext:value-type="percentage">
            <text:p>13.5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23]" office:value-type="float" office:value="0.723341569666426" calcext:value-type="float">
            <text:p>0.7233</text:p>
          </table:table-cell>
          <table:table-cell table:formula="of:=[$similarity_scores.E33]" office:value-type="float" office:value="0.673067461231301" calcext:value-type="float">
            <text:p>0.6731</text:p>
          </table:table-cell>
          <table:table-cell table:formula="of:=[.J10]/[.K10]-1" office:value-type="percentage" office:value="0.074694011122086" calcext:value-type="percentage">
            <text:p>7.4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10]" office:value-type="float" office:value="0.766874046745055" calcext:value-type="float">
            <text:p>0.7669</text:p>
          </table:table-cell>
          <table:table-cell table:formula="of:=[.J10]" office:value-type="float" office:value="0.723341569666426" calcext:value-type="float">
            <text:p>0.7233</text:p>
          </table:table-cell>
          <table:table-cell table:formula="of:=[.P10]/[.Q10]-1" office:value-type="percentage" office:value="0.0601824627591971" calcext:value-type="percentage">
            <text:p>6.02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10]" office:value-type="float" office:value="0.675249055057998" calcext:value-type="float">
            <text:p>0.6752</text:p>
          </table:table-cell>
          <table:table-cell table:formula="of:=[.K10]" office:value-type="float" office:value="0.673067461231301" calcext:value-type="float">
            <text:p>0.6731</text:p>
          </table:table-cell>
          <table:table-cell table:formula="of:=[.V10]/[.W10]-1" office:value-type="percentage" office:value="0.00324127067843394" calcext:value-type="percentage">
            <text:p>0.3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9]" office:value-type="float" office:value="0.756508231961673" calcext:value-type="float">
            <text:p>0.7565</text:p>
          </table:table-cell>
          <table:table-cell table:formula="of:=[$similarity_scores.E39]" office:value-type="float" office:value="0.671927085563176" calcext:value-type="float">
            <text:p>0.6719</text:p>
          </table:table-cell>
          <table:table-cell table:formula="of:=[.D11]/[.E11]-1" office:value-type="percentage" office:value="0.125878459457555" calcext:value-type="percentage">
            <text:p>12.5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24]" office:value-type="float" office:value="0.706448684026012" calcext:value-type="float">
            <text:p>0.7064</text:p>
          </table:table-cell>
          <table:table-cell table:formula="of:=[$similarity_scores.E34]" office:value-type="float" office:value="0.654975943608092" calcext:value-type="float">
            <text:p>0.6550</text:p>
          </table:table-cell>
          <table:table-cell table:formula="of:=[.J11]/[.K11]-1" office:value-type="percentage" office:value="0.0785872228136657" calcext:value-type="percentage">
            <text:p>7.86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11]" office:value-type="float" office:value="0.756508231961673" calcext:value-type="float">
            <text:p>0.7565</text:p>
          </table:table-cell>
          <table:table-cell table:formula="of:=[.J11]" office:value-type="float" office:value="0.706448684026012" calcext:value-type="float">
            <text:p>0.7064</text:p>
          </table:table-cell>
          <table:table-cell table:formula="of:=[.P11]/[.Q11]-1" office:value-type="percentage" office:value="0.0708608410880949" calcext:value-type="percentage">
            <text:p>7.09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11]" office:value-type="float" office:value="0.671927085563176" calcext:value-type="float">
            <text:p>0.6719</text:p>
          </table:table-cell>
          <table:table-cell table:formula="of:=[.K11]" office:value-type="float" office:value="0.654975943608092" calcext:value-type="float">
            <text:p>0.6550</text:p>
          </table:table-cell>
          <table:table-cell table:formula="of:=[.V11]/[.W11]-1" office:value-type="percentage" office:value="0.0258805565616727" calcext:value-type="percentage">
            <text:p>2.5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30]" office:value-type="float" office:value="0.672079560147168" calcext:value-type="float">
            <text:p>0.6721</text:p>
          </table:table-cell>
          <table:table-cell table:formula="of:=[$similarity_scores.E40]" office:value-type="float" office:value="0.673139979489467" calcext:value-type="float">
            <text:p>0.6731</text:p>
          </table:table-cell>
          <table:table-cell table:formula="of:=[.D12]/[.E12]-1" office:value-type="percentage" office:value="-0.0015753325825385" calcext:value-type="percentage">
            <text:p>-0.1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25]" office:value-type="float" office:value="0.640314698704505" calcext:value-type="float">
            <text:p>0.6403</text:p>
          </table:table-cell>
          <table:table-cell table:formula="of:=[$similarity_scores.E35]" office:value-type="float" office:value="0.60414143642445" calcext:value-type="float">
            <text:p>0.6041</text:p>
          </table:table-cell>
          <table:table-cell table:formula="of:=[.J12]/[.K12]-1" office:value-type="percentage" office:value="0.0598754862671609" calcext:value-type="percentage">
            <text:p>5.99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12]" office:value-type="float" office:value="0.672079560147168" calcext:value-type="float">
            <text:p>0.6721</text:p>
          </table:table-cell>
          <table:table-cell table:formula="of:=[.J12]" office:value-type="float" office:value="0.640314698704505" calcext:value-type="float">
            <text:p>0.6403</text:p>
          </table:table-cell>
          <table:table-cell table:formula="of:=[.P12]/[.Q12]-1" office:value-type="percentage" office:value="0.0496082028210976" calcext:value-type="percentage">
            <text:p>4.9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12]" office:value-type="float" office:value="0.673139979489467" calcext:value-type="float">
            <text:p>0.6731</text:p>
          </table:table-cell>
          <table:table-cell table:formula="of:=[.K12]" office:value-type="float" office:value="0.60414143642445" calcext:value-type="float">
            <text:p>0.6041</text:p>
          </table:table-cell>
          <table:table-cell table:formula="of:=[.V12]/[.W12]-1" office:value-type="percentage" office:value="0.114209254497387" calcext:value-type="percentage">
            <text:p>11.4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31]" office:value-type="float" office:value="0.606621123490258" calcext:value-type="float">
            <text:p>0.6066</text:p>
          </table:table-cell>
          <table:table-cell table:formula="of:=[$similarity_scores.E41]" office:value-type="float" office:value="0.547880981547613" calcext:value-type="float">
            <text:p>0.5479</text:p>
          </table:table-cell>
          <table:table-cell table:formula="of:=[.D13]/[.E13]-1" office:value-type="percentage" office:value="0.107213325377202" calcext:value-type="percentage">
            <text:p>10.7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26]" office:value-type="float" office:value="0.52465922488901" calcext:value-type="float">
            <text:p>0.5247</text:p>
          </table:table-cell>
          <table:table-cell table:formula="of:=[$similarity_scores.E36]" office:value-type="float" office:value="0.499968436912565" calcext:value-type="float">
            <text:p>0.5000</text:p>
          </table:table-cell>
          <table:table-cell table:formula="of:=[.J13]/[.K13]-1" office:value-type="percentage" office:value="0.0493846934196827" calcext:value-type="percentage">
            <text:p>4.94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13]" office:value-type="float" office:value="0.606621123490258" calcext:value-type="float">
            <text:p>0.6066</text:p>
          </table:table-cell>
          <table:table-cell table:formula="of:=[.J13]" office:value-type="float" office:value="0.52465922488901" calcext:value-type="float">
            <text:p>0.5247</text:p>
          </table:table-cell>
          <table:table-cell table:formula="of:=[.P13]/[.Q13]-1" office:value-type="percentage" office:value="0.156219303336536" calcext:value-type="percentage">
            <text:p>15.6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13]" office:value-type="float" office:value="0.547880981547613" calcext:value-type="float">
            <text:p>0.5479</text:p>
          </table:table-cell>
          <table:table-cell table:formula="of:=[.K13]" office:value-type="float" office:value="0.499968436912565" calcext:value-type="float">
            <text:p>0.5000</text:p>
          </table:table-cell>
          <table:table-cell table:formula="of:=[.V13]/[.W13]-1" office:value-type="percentage" office:value="0.0958311387233171" calcext:value-type="percentage">
            <text:p>9.58%</text:p>
          </table:table-cell>
        </table:table-row>
        <table:table-row table:style-name="ro1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7]" office:value-type="float" office:value="0.606903422224171" calcext:value-type="float">
            <text:p>0.6069</text:p>
          </table:table-cell>
          <table:table-cell table:formula="of:=[$similarity_scores.E57]" office:value-type="float" office:value="0.604875659253948" calcext:value-type="float">
            <text:p>0.6049</text:p>
          </table:table-cell>
          <table:table-cell table:formula="of:=[.D14]/[.E14]-1" office:value-type="percentage" office:value="0.0033523633150061" calcext:value-type="percentage">
            <text:p>0.34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$similarity_scores.E42]" office:value-type="float" office:value="0.518841889921253" calcext:value-type="float">
            <text:p>0.5188</text:p>
          </table:table-cell>
          <table:table-cell table:formula="of:=[$similarity_scores.E52]" office:value-type="float" office:value="0.53096160451939" calcext:value-type="float">
            <text:p>0.5310</text:p>
          </table:table-cell>
          <table:table-cell table:formula="of:=[.J14]/[.K14]-1" office:value-type="percentage" office:value="-0.0228259717745644" calcext:value-type="percentage">
            <text:p>-2.28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.D14]" office:value-type="float" office:value="0.606903422224171" calcext:value-type="float">
            <text:p>0.6069</text:p>
          </table:table-cell>
          <table:table-cell table:formula="of:=[.J14]" office:value-type="float" office:value="0.518841889921253" calcext:value-type="float">
            <text:p>0.5188</text:p>
          </table:table-cell>
          <table:table-cell table:formula="of:=[.P14]/[.Q14]-1" office:value-type="percentage" office:value="0.169727105720557" calcext:value-type="percentage">
            <text:p>16.97%</text:p>
          </table:table-cell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Login User</text:p>
          </table:table-cell>
          <table:table-cell table:formula="of:=[.E14]" office:value-type="float" office:value="0.604875659253948" calcext:value-type="float">
            <text:p>0.6049</text:p>
          </table:table-cell>
          <table:table-cell table:formula="of:=[.K14]" office:value-type="float" office:value="0.53096160451939" calcext:value-type="float">
            <text:p>0.5310</text:p>
          </table:table-cell>
          <table:table-cell table:formula="of:=[.V14]/[.W14]-1" office:value-type="percentage" office:value="0.139207909019076" calcext:value-type="percentage">
            <text:p>13.9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8]" office:value-type="float" office:value="0.760024019395663" calcext:value-type="float">
            <text:p>0.7600</text:p>
          </table:table-cell>
          <table:table-cell table:formula="of:=[$similarity_scores.E58]" office:value-type="float" office:value="0.705913499222225" calcext:value-type="float">
            <text:p>0.7059</text:p>
          </table:table-cell>
          <table:table-cell table:formula="of:=[.D15]/[.E15]-1" office:value-type="percentage" office:value="0.0766531880082431" calcext:value-type="percentage">
            <text:p>7.6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43]" office:value-type="float" office:value="0.690012691463964" calcext:value-type="float">
            <text:p>0.6900</text:p>
          </table:table-cell>
          <table:table-cell table:formula="of:=[$similarity_scores.E53]" office:value-type="float" office:value="0.673952991369315" calcext:value-type="float">
            <text:p>0.6740</text:p>
          </table:table-cell>
          <table:table-cell table:formula="of:=[.J15]/[.K15]-1" office:value-type="percentage" office:value="0.0238291101906374" calcext:value-type="percentage">
            <text:p>2.38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15]" office:value-type="float" office:value="0.760024019395663" calcext:value-type="float">
            <text:p>0.7600</text:p>
          </table:table-cell>
          <table:table-cell table:formula="of:=[.J15]" office:value-type="float" office:value="0.690012691463964" calcext:value-type="float">
            <text:p>0.6900</text:p>
          </table:table-cell>
          <table:table-cell table:formula="of:=[.P15]/[.Q15]-1" office:value-type="percentage" office:value="0.10146382638725" calcext:value-type="percentage">
            <text:p>10.1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15]" office:value-type="float" office:value="0.705913499222225" calcext:value-type="float">
            <text:p>0.7059</text:p>
          </table:table-cell>
          <table:table-cell table:formula="of:=[.K15]" office:value-type="float" office:value="0.673952991369315" calcext:value-type="float">
            <text:p>0.6740</text:p>
          </table:table-cell>
          <table:table-cell table:formula="of:=[.V15]/[.W15]-1" office:value-type="percentage" office:value="0.0474224586316825" calcext:value-type="percentage">
            <text:p>4.7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9]" office:value-type="float" office:value="0.764036801577581" calcext:value-type="float">
            <text:p>0.7640</text:p>
          </table:table-cell>
          <table:table-cell table:formula="of:=[$similarity_scores.E59]" office:value-type="float" office:value="0.722320762505914" calcext:value-type="float">
            <text:p>0.7223</text:p>
          </table:table-cell>
          <table:table-cell table:formula="of:=[.D16]/[.E16]-1" office:value-type="percentage" office:value="0.0577527896705383" calcext:value-type="percentage">
            <text:p>5.7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44]" office:value-type="float" office:value="0.714638882662816" calcext:value-type="float">
            <text:p>0.7146</text:p>
          </table:table-cell>
          <table:table-cell table:formula="of:=[$similarity_scores.E54]" office:value-type="float" office:value="0.673052729905052" calcext:value-type="float">
            <text:p>0.6731</text:p>
          </table:table-cell>
          <table:table-cell table:formula="of:=[.J16]/[.K16]-1" office:value-type="percentage" office:value="0.0617873621337672" calcext:value-type="percentage">
            <text:p>6.18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16]" office:value-type="float" office:value="0.764036801577581" calcext:value-type="float">
            <text:p>0.7640</text:p>
          </table:table-cell>
          <table:table-cell table:formula="of:=[.J16]" office:value-type="float" office:value="0.714638882662816" calcext:value-type="float">
            <text:p>0.7146</text:p>
          </table:table-cell>
          <table:table-cell table:formula="of:=[.P16]/[.Q16]-1" office:value-type="percentage" office:value="0.0691229096445234" calcext:value-type="percentage">
            <text:p>6.91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16]" office:value-type="float" office:value="0.722320762505914" calcext:value-type="float">
            <text:p>0.7223</text:p>
          </table:table-cell>
          <table:table-cell table:formula="of:=[.K16]" office:value-type="float" office:value="0.673052729905052" calcext:value-type="float">
            <text:p>0.6731</text:p>
          </table:table-cell>
          <table:table-cell table:formula="of:=[.V16]/[.W16]-1" office:value-type="percentage" office:value="0.0732008510058524" calcext:value-type="percentage">
            <text:p>7.32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50]" office:value-type="float" office:value="0.622993722992496" calcext:value-type="float">
            <text:p>0.6230</text:p>
          </table:table-cell>
          <table:table-cell table:formula="of:=[$similarity_scores.E60]" office:value-type="float" office:value="0.621351626528057" calcext:value-type="float">
            <text:p>0.6214</text:p>
          </table:table-cell>
          <table:table-cell table:formula="of:=[.D17]/[.E17]-1" office:value-type="percentage" office:value="0.00264278130824991" calcext:value-type="percentage">
            <text:p>0.26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45]" office:value-type="float" office:value="0.584271560283245" calcext:value-type="float">
            <text:p>0.5843</text:p>
          </table:table-cell>
          <table:table-cell table:formula="of:=[$similarity_scores.E55]" office:value-type="float" office:value="0.545832464783443" calcext:value-type="float">
            <text:p>0.5458</text:p>
          </table:table-cell>
          <table:table-cell table:formula="of:=[.J17]/[.K17]-1" office:value-type="percentage" office:value="0.0704228824407733" calcext:value-type="percentage">
            <text:p>7.0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17]" office:value-type="float" office:value="0.622993722992496" calcext:value-type="float">
            <text:p>0.6230</text:p>
          </table:table-cell>
          <table:table-cell table:formula="of:=[.J17]" office:value-type="float" office:value="0.584271560283245" calcext:value-type="float">
            <text:p>0.5843</text:p>
          </table:table-cell>
          <table:table-cell table:formula="of:=[.P17]/[.Q17]-1" office:value-type="percentage" office:value="0.066274255571295" calcext:value-type="percentage">
            <text:p>6.63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17]" office:value-type="float" office:value="0.621351626528057" calcext:value-type="float">
            <text:p>0.6214</text:p>
          </table:table-cell>
          <table:table-cell table:formula="of:=[.K17]" office:value-type="float" office:value="0.545832464783443" calcext:value-type="float">
            <text:p>0.5458</text:p>
          </table:table-cell>
          <table:table-cell table:formula="of:=[.V17]/[.W17]-1" office:value-type="percentage" office:value="0.138355936330346" calcext:value-type="percentage">
            <text:p>13.8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51]" office:value-type="float" office:value="0.489845550331188" calcext:value-type="float">
            <text:p>0.4898</text:p>
          </table:table-cell>
          <table:table-cell table:formula="of:=[$similarity_scores.E61]" office:value-type="float" office:value="0.467954518655641" calcext:value-type="float">
            <text:p>0.4680</text:p>
          </table:table-cell>
          <table:table-cell table:formula="of:=[.D18]/[.E18]-1" office:value-type="percentage" office:value="0.0467802549239964" calcext:value-type="percentage">
            <text:p>4.68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46]" office:value-type="float" office:value="0.433150129762368" calcext:value-type="float">
            <text:p>0.4332</text:p>
          </table:table-cell>
          <table:table-cell table:formula="of:=[$similarity_scores.E56]" office:value-type="float" office:value="0.352673348474606" calcext:value-type="float">
            <text:p>0.3527</text:p>
          </table:table-cell>
          <table:table-cell table:formula="of:=[.J18]/[.K18]-1" office:value-type="percentage" office:value="0.228190708585842" calcext:value-type="percentage">
            <text:p>22.82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18]" office:value-type="float" office:value="0.489845550331188" calcext:value-type="float">
            <text:p>0.4898</text:p>
          </table:table-cell>
          <table:table-cell table:formula="of:=[.J18]" office:value-type="float" office:value="0.433150129762368" calcext:value-type="float">
            <text:p>0.4332</text:p>
          </table:table-cell>
          <table:table-cell table:formula="of:=[.P18]/[.Q18]-1" office:value-type="percentage" office:value="0.130890923661789" calcext:value-type="percentage">
            <text:p>13.0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18]" office:value-type="float" office:value="0.467954518655641" calcext:value-type="float">
            <text:p>0.4680</text:p>
          </table:table-cell>
          <table:table-cell table:formula="of:=[.K18]" office:value-type="float" office:value="0.352673348474606" calcext:value-type="float">
            <text:p>0.3527</text:p>
          </table:table-cell>
          <table:table-cell table:formula="of:=[.V18]/[.W18]-1" office:value-type="percentage" office:value="0.326878032263149" calcext:value-type="percentage">
            <text:p>32.69%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7]" office:value-type="float" office:value="0.523059015572952" calcext:value-type="float">
            <text:p>0.5231</text:p>
          </table:table-cell>
          <table:table-cell table:formula="of:=[$similarity_scores.E77]" office:value-type="float" office:value="0.525708506802187" calcext:value-type="float">
            <text:p>0.5257</text:p>
          </table:table-cell>
          <table:table-cell table:formula="of:=[.D19]/[.E19]-1" office:value-type="percentage" office:value="-0.00503984849960193" calcext:value-type="percentage">
            <text:p>-0.50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$similarity_scores.E62]" office:value-type="float" office:value="0.443303196778012" calcext:value-type="float">
            <text:p>0.4433</text:p>
          </table:table-cell>
          <table:table-cell table:formula="of:=[$similarity_scores.E72]" office:value-type="float" office:value="0.457822949372619" calcext:value-type="float">
            <text:p>0.4578</text:p>
          </table:table-cell>
          <table:table-cell table:formula="of:=[.J19]/[.K19]-1" office:value-type="percentage" office:value="-0.0317147766718647" calcext:value-type="percentage">
            <text:p>-3.17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.D19]" office:value-type="float" office:value="0.523059015572952" calcext:value-type="float">
            <text:p>0.5231</text:p>
          </table:table-cell>
          <table:table-cell table:formula="of:=[.J19]" office:value-type="float" office:value="0.443303196778012" calcext:value-type="float">
            <text:p>0.4433</text:p>
          </table:table-cell>
          <table:table-cell table:formula="of:=[.P19]/[.Q19]-1" office:value-type="percentage" office:value="0.179912573098088" calcext:value-type="percentage">
            <text:p>17.99%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Login User</text:p>
          </table:table-cell>
          <table:table-cell table:formula="of:=[.E19]" office:value-type="float" office:value="0.525708506802187" calcext:value-type="float">
            <text:p>0.5257</text:p>
          </table:table-cell>
          <table:table-cell table:formula="of:=[.K19]" office:value-type="float" office:value="0.457822949372619" calcext:value-type="float">
            <text:p>0.4578</text:p>
          </table:table-cell>
          <table:table-cell table:formula="of:=[.V19]/[.W19]-1" office:value-type="percentage" office:value="0.148279061856981" calcext:value-type="percentage">
            <text:p>14.8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8]" office:value-type="float" office:value="0.729657694779679" calcext:value-type="float">
            <text:p>0.7297</text:p>
          </table:table-cell>
          <table:table-cell table:formula="of:=[$similarity_scores.E78]" office:value-type="float" office:value="0.670800237754478" calcext:value-type="float">
            <text:p>0.6708</text:p>
          </table:table-cell>
          <table:table-cell table:formula="of:=[.D20]/[.E20]-1" office:value-type="percentage" office:value="0.0877421528981981" calcext:value-type="percentage">
            <text:p>8.77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$similarity_scores.E63]" office:value-type="float" office:value="0.629409493661395" calcext:value-type="float">
            <text:p>0.6294</text:p>
          </table:table-cell>
          <table:table-cell table:formula="of:=[$similarity_scores.E73]" office:value-type="float" office:value="0.632882358190282" calcext:value-type="float">
            <text:p>0.6329</text:p>
          </table:table-cell>
          <table:table-cell table:formula="of:=[.J20]/[.K20]-1" office:value-type="percentage" office:value="-0.00548737768393115" calcext:value-type="percentage">
            <text:p>-0.55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D20]" office:value-type="float" office:value="0.729657694779679" calcext:value-type="float">
            <text:p>0.7297</text:p>
          </table:table-cell>
          <table:table-cell table:formula="of:=[.J20]" office:value-type="float" office:value="0.629409493661395" calcext:value-type="float">
            <text:p>0.6294</text:p>
          </table:table-cell>
          <table:table-cell table:formula="of:=[.P20]/[.Q20]-1" office:value-type="percentage" office:value="0.159273417588796" calcext:value-type="percentage">
            <text:p>15.93%</text:p>
          </table:table-cell>
          <table:table-cell table:number-columns-repeated="2"/>
          <table:table-cell office:value-type="string" calcext:value-type="string">
            <text:p>GET Product Category</text:p>
          </table:table-cell>
          <table:table-cell table:formula="of:=[.E20]" office:value-type="float" office:value="0.670800237754478" calcext:value-type="float">
            <text:p>0.6708</text:p>
          </table:table-cell>
          <table:table-cell table:formula="of:=[.K20]" office:value-type="float" office:value="0.632882358190282" calcext:value-type="float">
            <text:p>0.6329</text:p>
          </table:table-cell>
          <table:table-cell table:formula="of:=[.V20]/[.W20]-1" office:value-type="percentage" office:value="0.0599129981638633" calcext:value-type="percentage">
            <text:p>5.9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9]" office:value-type="float" office:value="0.77719905146553" calcext:value-type="float">
            <text:p>0.7772</text:p>
          </table:table-cell>
          <table:table-cell table:formula="of:=[$similarity_scores.E79]" office:value-type="float" office:value="0.713879158934913" calcext:value-type="float">
            <text:p>0.7139</text:p>
          </table:table-cell>
          <table:table-cell table:formula="of:=[.D21]/[.E21]-1" office:value-type="percentage" office:value="0.08869833463844" calcext:value-type="percentage">
            <text:p>8.87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$similarity_scores.E64]" office:value-type="float" office:value="0.695570926518156" calcext:value-type="float">
            <text:p>0.6956</text:p>
          </table:table-cell>
          <table:table-cell table:formula="of:=[$similarity_scores.E74]" office:value-type="float" office:value="0.678626553001102" calcext:value-type="float">
            <text:p>0.6786</text:p>
          </table:table-cell>
          <table:table-cell table:formula="of:=[.J21]/[.K21]-1" office:value-type="percentage" office:value="0.0249686273578902" calcext:value-type="percentage">
            <text:p>2.50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D21]" office:value-type="float" office:value="0.77719905146553" calcext:value-type="float">
            <text:p>0.7772</text:p>
          </table:table-cell>
          <table:table-cell table:formula="of:=[.J21]" office:value-type="float" office:value="0.695570926518156" calcext:value-type="float">
            <text:p>0.6956</text:p>
          </table:table-cell>
          <table:table-cell table:formula="of:=[.P21]/[.Q21]-1" office:value-type="percentage" office:value="0.117354135768703" calcext:value-type="percentage">
            <text:p>11.74%</text:p>
          </table:table-cell>
          <table:table-cell table:number-columns-repeated="2"/>
          <table:table-cell office:value-type="string" calcext:value-type="string">
            <text:p>GET Product</text:p>
          </table:table-cell>
          <table:table-cell table:formula="of:=[.E21]" office:value-type="float" office:value="0.713879158934913" calcext:value-type="float">
            <text:p>0.7139</text:p>
          </table:table-cell>
          <table:table-cell table:formula="of:=[.K21]" office:value-type="float" office:value="0.678626553001102" calcext:value-type="float">
            <text:p>0.6786</text:p>
          </table:table-cell>
          <table:table-cell table:formula="of:=[.V21]/[.W21]-1" office:value-type="percentage" office:value="0.0519469887788988" calcext:value-type="percentage">
            <text:p>5.1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70]" office:value-type="float" office:value="0.557991832745729" calcext:value-type="float">
            <text:p>0.5580</text:p>
          </table:table-cell>
          <table:table-cell table:formula="of:=[$similarity_scores.E80]" office:value-type="float" office:value="0.55565213285777" calcext:value-type="float">
            <text:p>0.5557</text:p>
          </table:table-cell>
          <table:table-cell table:formula="of:=[.D22]/[.E22]-1" office:value-type="percentage" office:value="0.00421072780900844" calcext:value-type="percentage">
            <text:p>0.42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$similarity_scores.E65]" office:value-type="float" office:value="0.507366418546446" calcext:value-type="float">
            <text:p>0.5074</text:p>
          </table:table-cell>
          <table:table-cell table:formula="of:=[$similarity_scores.E75]" office:value-type="float" office:value="0.485807398106032" calcext:value-type="float">
            <text:p>0.4858</text:p>
          </table:table-cell>
          <table:table-cell table:formula="of:=[.J22]/[.K22]-1" office:value-type="percentage" office:value="0.044377711258544" calcext:value-type="percentage">
            <text:p>4.44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D22]" office:value-type="float" office:value="0.557991832745729" calcext:value-type="float">
            <text:p>0.5580</text:p>
          </table:table-cell>
          <table:table-cell table:formula="of:=[.J22]" office:value-type="float" office:value="0.507366418546446" calcext:value-type="float">
            <text:p>0.5074</text:p>
          </table:table-cell>
          <table:table-cell table:formula="of:=[.P22]/[.Q22]-1" office:value-type="percentage" office:value="0.0997807745028134" calcext:value-type="percentage">
            <text:p>9.98%</text:p>
          </table:table-cell>
          <table:table-cell table:number-columns-repeated="2"/>
          <table:table-cell office:value-type="string" calcext:value-type="string">
            <text:p>GET Cart</text:p>
          </table:table-cell>
          <table:table-cell table:formula="of:=[.E22]" office:value-type="float" office:value="0.55565213285777" calcext:value-type="float">
            <text:p>0.5557</text:p>
          </table:table-cell>
          <table:table-cell table:formula="of:=[.K22]" office:value-type="float" office:value="0.485807398106032" calcext:value-type="float">
            <text:p>0.4858</text:p>
          </table:table-cell>
          <table:table-cell table:formula="of:=[.V22]/[.W22]-1" office:value-type="percentage" office:value="0.143770422237361" calcext:value-type="percentage">
            <text:p>14.3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71]" office:value-type="float" office:value="0.427149717154935" calcext:value-type="float">
            <text:p>0.4271</text:p>
          </table:table-cell>
          <table:table-cell table:formula="of:=[$similarity_scores.E81]" office:value-type="float" office:value="0.388843702506977" calcext:value-type="float">
            <text:p>0.3888</text:p>
          </table:table-cell>
          <table:table-cell table:formula="of:=[.D23]/[.E23]-1" office:value-type="percentage" office:value="0.0985126270555217" calcext:value-type="percentage">
            <text:p>9.8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$similarity_scores.E66]" office:value-type="float" office:value="0.388851594853809" calcext:value-type="float">
            <text:p>0.3889</text:p>
          </table:table-cell>
          <table:table-cell table:formula="of:=[$similarity_scores.E76]" office:value-type="float" office:value="0.331803641271891" calcext:value-type="float">
            <text:p>0.3318</text:p>
          </table:table-cell>
          <table:table-cell table:formula="of:=[.J23]/[.K23]-1" office:value-type="percentage" office:value="0.171932873802223" calcext:value-type="percentage">
            <text:p>17.19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D23]" office:value-type="float" office:value="0.427149717154935" calcext:value-type="float">
            <text:p>0.4271</text:p>
          </table:table-cell>
          <table:table-cell table:formula="of:=[.J23]" office:value-type="float" office:value="0.388851594853809" calcext:value-type="float">
            <text:p>0.3889</text:p>
          </table:table-cell>
          <table:table-cell table:formula="of:=[.P23]/[.Q23]-1" office:value-type="percentage" office:value="0.0984903310362515" calcext:value-type="percentage">
            <text:p>9.85%</text:p>
          </table:table-cell>
          <table:table-cell table:number-columns-repeated="2"/>
          <table:table-cell office:value-type="string" calcext:value-type="string">
            <text:p>GET USER Profile</text:p>
          </table:table-cell>
          <table:table-cell table:formula="of:=[.E23]" office:value-type="float" office:value="0.388843702506977" calcext:value-type="float">
            <text:p>0.3888</text:p>
          </table:table-cell>
          <table:table-cell table:formula="of:=[.K23]" office:value-type="float" office:value="0.331803641271891" calcext:value-type="float">
            <text:p>0.3318</text:p>
          </table:table-cell>
          <table:table-cell table:formula="of:=[.V23]/[.W23]-1" office:value-type="percentage" office:value="0.171909087605056" calcext:value-type="percentage">
            <text:p>17.19%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/>
          <table:table-cell table:formula="of:=AVERAGE([.D4:.D23])" office:value-type="float" office:value="0.705088261031733" calcext:value-type="float">
            <text:p>0.7051</text:p>
          </table:table-cell>
          <table:table-cell table:formula="of:=AVERAGE([.E4:.E23])" office:value-type="float" office:value="0.656041555641771" calcext:value-type="float">
            <text:p>0.6560</text:p>
          </table:table-cell>
          <table:table-cell table:formula="of:=[.D24]/[.E24]-1" office:value-type="percentage" office:value="0.0747615832688859" calcext:value-type="percentage">
            <text:p>7.48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J4:.J23])" office:value-type="float" office:value="0.644214329220375" calcext:value-type="float">
            <text:p>0.6442</text:p>
          </table:table-cell>
          <table:table-cell table:formula="of:=AVERAGE([.K4:.K23])" office:value-type="float" office:value="0.609132637614896" calcext:value-type="float">
            <text:p>0.6091</text:p>
          </table:table-cell>
          <table:table-cell table:formula="of:=[.J24]/[.K24]-1" office:value-type="percentage" office:value="0.0575928614543522" calcext:value-type="percentage">
            <text:p>5.76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[.D24]" office:value-type="float" office:value="0.705088261031733" calcext:value-type="float">
            <text:p>0.7051</text:p>
          </table:table-cell>
          <table:table-cell table:formula="of:=[.J24]" office:value-type="float" office:value="0.644214329220375" calcext:value-type="float">
            <text:p>0.6442</text:p>
          </table:table-cell>
          <table:table-cell table:formula="of:=[.P24]/[.Q24]-1" office:value-type="percentage" office:value="0.0944932905870441" calcext:value-type="percentage">
            <text:p>9.45%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[.E24]" office:value-type="float" office:value="0.656041555641771" calcext:value-type="float">
            <text:p>0.6560</text:p>
          </table:table-cell>
          <table:table-cell table:formula="of:=[.K24]" office:value-type="float" office:value="0.609132637614896" calcext:value-type="float">
            <text:p>0.6091</text:p>
          </table:table-cell>
          <table:table-cell table:formula="of:=[.V24]/[.W24]-1" office:value-type="percentage" office:value="0.077009365662216" calcext:value-type="percentage">
            <text:p>7.70%</text:p>
          </table:table-cell>
        </table:table-row>
        <table:table-row table:style-name="ro1">
          <table:table-cell table:number-columns-repeated="3"/>
          <table:table-cell table:style-name="ce18" table:number-columns-repeated="2"/>
          <table:table-cell table:style-name="Default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InputFromCsv.A1:InputFromCsv.E81"/>
        <table:database-range table:name="__Anonymous_Sheet_DB__1" table:target-range-address="similarity_scores.A1:similarity_scores.E2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17:03:42.461088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3T17:20:23.238916332</dc:date>
    <meta:editing-duration>PT12H39M8S</meta:editing-duration>
    <meta:editing-cycles>222</meta:editing-cycles>
    <meta:generator>LibreOffice/24.2.5.2$Linux_X86_64 LibreOffice_project/420$Build-2</meta:generator>
    <meta:document-statistic meta:table-count="4" meta:cell-count="2329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6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5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81d41a" draw:fill-image-name="ChartBitmap_20_93" dr3d:edge-rounding="5%"/>
      <style:text-properties fo:font-size="10pt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/>
      <style:graphic-properties draw:fill="bitmap" draw:fill-color="#ff420e" draw:fill-image-name="ChartBitmap_20_9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No Correction</text:p>
        </chart:subtitle>
        <chart:legend chart:legend-position="end" svg:x="14.378cm" svg:y="3.589cm" style:legend-expansion="high" chart:style-name="ch4"/>
        <chart:plot-area chart:style-name="ch5" table:cell-range-address="similarity_scores.D7:similarity_scores.E11 similarity_scores.A7:similarity_scores.A7 similarity_scores.A27:similarity_scores.A27 similarity_scores.E27:similarity_scores.E31 similarity_scores.A47:similarity_scores.A47 similarity_scores.E47:similarity_scores.E51 similarity_scores.A67:similarity_scores.A67 similarity_scores.E67:similarity_scores.E71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7:similarity_scores.D11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7:similarity_scores.E11" chart:label-cell-address="similarity_scores.A7:similarity_scores.A7" chart:class="chart:bar">
            <chart:data-point chart:repeated="5"/>
          </chart:series>
          <chart:series chart:style-name="ch12" chart:values-cell-range-address="similarity_scores.E27:similarity_scores.E31" chart:label-cell-address="similarity_scores.A27:similarity_scores.A27" chart:class="chart:bar">
            <chart:data-point chart:repeated="5"/>
          </chart:series>
          <chart:series chart:style-name="ch13" chart:values-cell-range-address="similarity_scores.E47:similarity_scores.E51" chart:label-cell-address="similarity_scores.A47:similarity_scores.A47" chart:class="chart:bar">
            <chart:data-point chart:style-name="ch14"/>
            <chart:data-point chart:repeated="4"/>
          </chart:series>
          <chart:series chart:style-name="ch15" chart:values-cell-range-address="similarity_scores.E67:similarity_scores.E71" chart:label-cell-address="similarity_scores.A67:similarity_scores.A67" chart:class="chart:bar">
            <chart:data-point chart:style-name="ch14"/>
            <chart:data-point/>
            <chart:data-point chart:style-name="ch14"/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7:similarity_scores.A7</svg:desc>
                </draw:g>
              </table:table-cell>
              <table:table-cell office:value-type="string">
                <text:p>low25</text:p>
                <draw:g>
                  <svg:desc>similarity_scores.A27:similarity_scores.A27</svg:desc>
                </draw:g>
              </table:table-cell>
              <table:table-cell office:value-type="string">
                <text:p>med</text:p>
                <draw:g>
                  <svg:desc>similarity_scores.A47:similarity_scores.A47</svg:desc>
                </draw:g>
              </table:table-cell>
              <table:table-cell office:value-type="string">
                <text:p>high</text:p>
                <draw:g>
                  <svg:desc>similarity_scores.A67:similarity_scores.A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7:similarity_scores.D11</svg:desc>
                </draw:g>
              </table:table-cell>
              <table:table-cell office:value-type="float" office:value="0.788103103556048">
                <text:p>0.788103103556048</text:p>
                <draw:g>
                  <svg:desc>similarity_scores.E7:similarity_scores.E11</svg:desc>
                </draw:g>
              </table:table-cell>
              <table:table-cell office:value-type="float" office:value="0.745708059477383">
                <text:p>0.745708059477383</text:p>
                <draw:g>
                  <svg:desc>similarity_scores.E27:similarity_scores.E31</svg:desc>
                </draw:g>
              </table:table-cell>
              <table:table-cell office:value-type="float" office:value="0.606903422224171">
                <text:p>0.606903422224171</text:p>
                <draw:g>
                  <svg:desc>similarity_scores.E47:similarity_scores.E51</svg:desc>
                </draw:g>
              </table:table-cell>
              <table:table-cell office:value-type="float" office:value="0.523059015572952">
                <text:p>0.523059015572952</text:p>
                <draw:g>
                  <svg:desc>similarity_scores.E67:similarity_scores.E7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67701267449377">
                <text:p>0.867701267449377</text:p>
              </table:table-cell>
              <table:table-cell office:value-type="float" office:value="0.766874046745055">
                <text:p>0.766874046745055</text:p>
              </table:table-cell>
              <table:table-cell office:value-type="float" office:value="0.760024019395663">
                <text:p>0.760024019395663</text:p>
              </table:table-cell>
              <table:table-cell office:value-type="float" office:value="0.729657694779679">
                <text:p>0.729657694779679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83381054872685">
                <text:p>0.883381054872685</text:p>
              </table:table-cell>
              <table:table-cell office:value-type="float" office:value="0.756508231961673">
                <text:p>0.756508231961673</text:p>
              </table:table-cell>
              <table:table-cell office:value-type="float" office:value="0.764036801577581">
                <text:p>0.764036801577581</text:p>
              </table:table-cell>
              <table:table-cell office:value-type="float" office:value="0.77719905146553">
                <text:p>0.77719905146553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59763506500566">
                <text:p>0.859763506500566</text:p>
              </table:table-cell>
              <table:table-cell office:value-type="float" office:value="0.672079560147168">
                <text:p>0.672079560147168</text:p>
              </table:table-cell>
              <table:table-cell office:value-type="float" office:value="0.622993722992496">
                <text:p>0.622993722992496</text:p>
              </table:table-cell>
              <table:table-cell office:value-type="float" office:value="0.557991832745729">
                <text:p>0.557991832745729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896164438194524">
                <text:p>0.896164438194524</text:p>
              </table:table-cell>
              <table:table-cell office:value-type="float" office:value="0.606621123490258">
                <text:p>0.606621123490258</text:p>
              </table:table-cell>
              <table:table-cell office:value-type="float" office:value="0.489845550331188">
                <text:p>0.489845550331188</text:p>
              </table:table-cell>
              <table:table-cell office:value-type="float" office:value="0.427149717154935">
                <text:p>0.427149717154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ff420e" draw:fill-image-name="ChartBitmap_20_8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d320" draw:fill-image-name="ChartBitmap_20_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355269" draw:fill-image-name="ChartBitmap_20_8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6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No Correction</text:p>
        </chart:subtitle>
        <chart:legend chart:legend-position="end" svg:x="14.358cm" svg:y="3.454cm" style:legend-expansion="high" chart:style-name="ch4"/>
        <chart:plot-area chart:style-name="ch5" table:cell-range-address="similarity_scores.D17:similarity_scores.E21 similarity_scores.A17:similarity_scores.A17 similarity_scores.A37:similarity_scores.A37 similarity_scores.E37:similarity_scores.E41 similarity_scores.A57:similarity_scores.A57 similarity_scores.E57:similarity_scores.E61 similarity_scores.A77:similarity_scores.A77 similarity_scores.E77:similarity_scores.E81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7:similarity_scores.D21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7:similarity_scores.E21" chart:label-cell-address="similarity_scores.A17:similarity_scores.A17" chart:class="chart:bar">
            <chart:data-point chart:repeated="5"/>
          </chart:series>
          <chart:series chart:style-name="ch12" chart:values-cell-range-address="similarity_scores.E37:similarity_scores.E41" chart:label-cell-address="similarity_scores.A37:similarity_scores.A37" chart:class="chart:bar">
            <chart:data-point chart:repeated="5"/>
          </chart:series>
          <chart:series chart:style-name="ch13" chart:values-cell-range-address="similarity_scores.E57:similarity_scores.E61" chart:label-cell-address="similarity_scores.A57:similarity_scores.A57" chart:class="chart:bar">
            <chart:data-point chart:repeated="5"/>
          </chart:series>
          <chart:series chart:style-name="ch14" chart:values-cell-range-address="similarity_scores.E77:similarity_scores.E81" chart:label-cell-address="similarity_scores.A77:similarity_scores.A7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7:similarity_scores.A17</svg:desc>
                </draw:g>
              </table:table-cell>
              <table:table-cell office:value-type="string">
                <text:p>low25</text:p>
                <draw:g>
                  <svg:desc>similarity_scores.A37:similarity_scores.A37</svg:desc>
                </draw:g>
              </table:table-cell>
              <table:table-cell office:value-type="string">
                <text:p>med</text:p>
                <draw:g>
                  <svg:desc>similarity_scores.A57:similarity_scores.A57</svg:desc>
                </draw:g>
              </table:table-cell>
              <table:table-cell office:value-type="string">
                <text:p>high</text:p>
                <draw:g>
                  <svg:desc>similarity_scores.A77:similarity_scores.A7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7:similarity_scores.D21</svg:desc>
                </draw:g>
              </table:table-cell>
              <table:table-cell office:value-type="float" office:value="0.772547693250289">
                <text:p>0.772547693250289</text:p>
                <draw:g>
                  <svg:desc>similarity_scores.E17:similarity_scores.E21</svg:desc>
                </draw:g>
              </table:table-cell>
              <table:table-cell office:value-type="float" office:value="0.734906300442725">
                <text:p>0.734906300442725</text:p>
                <draw:g>
                  <svg:desc>similarity_scores.E37:similarity_scores.E41</svg:desc>
                </draw:g>
              </table:table-cell>
              <table:table-cell office:value-type="float" office:value="0.604875659253948">
                <text:p>0.604875659253948</text:p>
                <draw:g>
                  <svg:desc>similarity_scores.E57:similarity_scores.E61</svg:desc>
                </draw:g>
              </table:table-cell>
              <table:table-cell office:value-type="float" office:value="0.525708506802187">
                <text:p>0.525708506802187</text:p>
                <draw:g>
                  <svg:desc>similarity_scores.E77:similarity_scores.E81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19888185901611">
                <text:p>0.719888185901611</text:p>
              </table:table-cell>
              <table:table-cell office:value-type="float" office:value="0.675249055057998">
                <text:p>0.675249055057998</text:p>
              </table:table-cell>
              <table:table-cell office:value-type="float" office:value="0.705913499222225">
                <text:p>0.705913499222225</text:p>
              </table:table-cell>
              <table:table-cell office:value-type="float" office:value="0.670800237754478">
                <text:p>0.670800237754478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30231885490716">
                <text:p>0.730231885490716</text:p>
              </table:table-cell>
              <table:table-cell office:value-type="float" office:value="0.671927085563176">
                <text:p>0.671927085563176</text:p>
              </table:table-cell>
              <table:table-cell office:value-type="float" office:value="0.722320762505914">
                <text:p>0.722320762505914</text:p>
              </table:table-cell>
              <table:table-cell office:value-type="float" office:value="0.713879158934913">
                <text:p>0.713879158934913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46895655920196">
                <text:p>0.846895655920196</text:p>
              </table:table-cell>
              <table:table-cell office:value-type="float" office:value="0.673139979489467">
                <text:p>0.673139979489467</text:p>
              </table:table-cell>
              <table:table-cell office:value-type="float" office:value="0.621351626528057">
                <text:p>0.621351626528057</text:p>
              </table:table-cell>
              <table:table-cell office:value-type="float" office:value="0.55565213285777">
                <text:p>0.55565213285777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70864485149524">
                <text:p>0.770864485149524</text:p>
              </table:table-cell>
              <table:table-cell office:value-type="float" office:value="0.547880981547613">
                <text:p>0.547880981547613</text:p>
              </table:table-cell>
              <table:table-cell office:value-type="float" office:value="0.467954518655641">
                <text:p>0.467954518655641</text:p>
              </table:table-cell>
              <table:table-cell office:value-type="float" office:value="0.388843702506977">
                <text:p>0.388843702506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3 2 1 0" chart:style-name="ch1">
        <chart:legend chart:legend-position="end" svg:x="13.651cm" svg:y="3.454cm" style:legend-expansion="high" chart:style-name="ch2"/>
        <chart:plot-area chart:style-name="ch3" table:cell-range-address="'Load Intensity Profiles'.A3:'Load Intensity Profiles'.E122 'Load Intensity Profiles'.B1:'Load Intensity Profiles'.E1" chart:data-source-has-labels="both" svg:x="1.331cm" svg:y="0.18cm" svg:width="12cm" svg:height="7.659cm">
          <chart:coordinate-region svg:x="2.535cm" svg:y="0.379cm" svg:width="10.656cm" svg:height="6.536cm"/>
          <chart:axis chart:dimension="x" chart:name="primary-x" chart:style-name="ch4" chartooo:axis-type="auto">
            <chartooo:date-scale/>
            <chart:title svg:x="6.096cm" svg:y="8.019cm" chart:style-name="ch5">
              <text:p>Time in Seconds</text:p>
            </chart:title>
            <chart:categories table:cell-range-address="'Load Intensity Profiles'.A3:'Load Intensity Profiles'.A122"/>
          </chart:axis>
          <chart:axis chart:dimension="y" chart:name="primary-y" chart:style-name="ch6">
            <chart:title svg:x="0.451cm" svg:y="5.588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Load Intensity Profiles'.E3:'Load Intensity Profiles'.E122" chart:label-cell-address="'Load Intensity Profiles'.E1:'Load Intensity Profiles'.E1" chart:class="chart:line">
            <chart:data-point chart:repeated="120"/>
          </chart:series>
          <chart:series chart:style-name="ch10" chart:values-cell-range-address="'Load Intensity Profiles'.D3:'Load Intensity Profiles'.D122" chart:label-cell-address="'Load Intensity Profiles'.D1:'Load Intensity Profiles'.D1" chart:class="chart:line">
            <chart:data-point chart:repeated="120"/>
          </chart:series>
          <chart:series chart:style-name="ch11" chart:values-cell-range-address="'Load Intensity Profiles'.C3:'Load Intensity Profiles'.C122" chart:label-cell-address="'Load Intensity Profiles'.C1:'Load Intensity Profiles'.C1" chart:class="chart:line">
            <chart:data-point chart:repeated="120"/>
          </chart:series>
          <chart:series chart:style-name="ch12" chart:values-cell-range-address="'Load Intensity Profiles'.B3:'Load Intensity Profiles'.B122" chart:label-cell-address="'Load Intensity Profiles'.B1:'Load Intensity Profiles'.B1" chart:class="chart:line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</text:p>
                <draw:g>
                  <svg:desc>'Load Intensity Profiles'.E1:'Load Intensity Profiles'.E1</svg:desc>
                </draw:g>
              </table:table-cell>
              <table:table-cell office:value-type="string">
                <text:p>Med</text:p>
                <draw:g>
                  <svg:desc>'Load Intensity Profiles'.D1:'Load Intensity Profiles'.D1</svg:desc>
                </draw:g>
              </table:table-cell>
              <table:table-cell office:value-type="string">
                <text:p>Low25</text:p>
                <draw:g>
                  <svg:desc>'Load Intensity Profiles'.C1:'Load Intensity Profiles'.C1</svg:desc>
                </draw:g>
              </table:table-cell>
              <table:table-cell office:value-type="string">
                <text:p>Low</text:p>
                <draw:g>
                  <svg:desc>'Load Intensity Profiles'.B1:'Load Intensity Profiles'.B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Load Intensity Profiles'.A3:'Load Intensity Profiles'.A122</svg:desc>
                </draw:g>
              </table:table-cell>
              <table:table-cell office:value-type="float" office:value="16.66666667">
                <text:p>16.66666667</text:p>
                <draw:g>
                  <svg:desc>'Load Intensity Profiles'.E3:'Load Intensity Profiles'.E122</svg:desc>
                </draw:g>
              </table:table-cell>
              <table:table-cell office:value-type="float" office:value="8.333333333">
                <text:p>8.333333333</text:p>
                <draw:g>
                  <svg:desc>'Load Intensity Profiles'.D3:'Load Intensity Profiles'.D122</svg:desc>
                </draw:g>
              </table:table-cell>
              <table:table-cell office:value-type="float" office:value="1.075">
                <text:p>1.075</text:p>
                <draw:g>
                  <svg:desc>'Load Intensity Profiles'.C3:'Load Intensity Profiles'.C122</svg:desc>
                </draw:g>
              </table:table-cell>
              <table:table-cell office:value-type="float" office:value="0.416666666666667">
                <text:p>0.416666666666667</text:p>
                <draw:g>
                  <svg:desc>'Load Intensity Profiles'.B3:'Load Intensity Profiles'.B12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6.66666667">
                <text:p>16.66666667</text:p>
              </table:table-cell>
              <table:table-cell office:value-type="float" office:value="3.225">
                <text:p>3.2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5.375">
                <text:p>5.375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7.525">
                <text:p>7.525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9.675">
                <text:p>9.6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11.825">
                <text:p>11.825</text:p>
              </table:table-cell>
              <table:table-cell office:value-type="float" office:value="4.58333333333333">
                <text:p>4.5833333333333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13.975">
                <text:p>13.975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66.66666667">
                <text:p>66.66666667</text:p>
              </table:table-cell>
              <table:table-cell office:value-type="float" office:value="16.125">
                <text:p>16.12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150">
                <text:p>150</text:p>
              </table:table-cell>
              <table:table-cell office:value-type="float" office:value="75">
                <text:p>75</text:p>
              </table:table-cell>
              <table:table-cell office:value-type="float" office:value="18.275">
                <text:p>18.275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83.33333333">
                <text:p>83.33333333</text:p>
              </table:table-cell>
              <table:table-cell office:value-type="float" office:value="20.425">
                <text:p>20.425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91.66666667">
                <text:p>91.66666667</text:p>
              </table:table-cell>
              <table:table-cell office:value-type="float" office:value="22.575">
                <text:p>22.575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24.725">
                <text:p>24.725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108.3333333">
                <text:p>108.3333333</text:p>
              </table:table-cell>
              <table:table-cell office:value-type="float" office:value="26.875">
                <text:p>26.875</text:p>
              </table:table-cell>
              <table:table-cell office:value-type="float" office:value="10.4166666666667">
                <text:p>10.416666666666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116.6666667">
                <text:p>116.6666667</text:p>
              </table:table-cell>
              <table:table-cell office:value-type="float" office:value="29.025">
                <text:p>29.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50">
                <text:p>250</text:p>
              </table:table-cell>
              <table:table-cell office:value-type="float" office:value="125">
                <text:p>125</text:p>
              </table:table-cell>
              <table:table-cell office:value-type="float" office:value="31.175">
                <text:p>31.175</text:p>
              </table:table-cell>
              <table:table-cell office:value-type="float" office:value="12.0833333333333">
                <text:p>12.083333333333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133.3333333">
                <text:p>133.3333333</text:p>
              </table:table-cell>
              <table:table-cell office:value-type="float" office:value="33.325">
                <text:p>33.325</text:p>
              </table:table-cell>
              <table:table-cell office:value-type="float" office:value="12.9166666666667">
                <text:p>12.916666666666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141.6666667">
                <text:p>141.6666667</text:p>
              </table:table-cell>
              <table:table-cell office:value-type="float" office:value="35.475">
                <text:p>35.4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00">
                <text:p>300</text:p>
              </table:table-cell>
              <table:table-cell office:value-type="float" office:value="150">
                <text:p>150</text:p>
              </table:table-cell>
              <table:table-cell office:value-type="float" office:value="37.625">
                <text:p>37.625</text:p>
              </table:table-cell>
              <table:table-cell office:value-type="float" office:value="14.5833333333333">
                <text:p>14.58333333333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158.3333333">
                <text:p>158.3333333</text:p>
              </table:table-cell>
              <table:table-cell office:value-type="float" office:value="39.775">
                <text:p>39.775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166.6666667">
                <text:p>166.6666667</text:p>
              </table:table-cell>
              <table:table-cell office:value-type="float" office:value="41.925">
                <text:p>41.92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50">
                <text:p>350</text:p>
              </table:table-cell>
              <table:table-cell office:value-type="float" office:value="175">
                <text:p>175</text:p>
              </table:table-cell>
              <table:table-cell office:value-type="float" office:value="44.075">
                <text:p>44.075</text:p>
              </table:table-cell>
              <table:table-cell office:value-type="float" office:value="17.0833333333333">
                <text:p>17.083333333333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183.3333333">
                <text:p>183.3333333</text:p>
              </table:table-cell>
              <table:table-cell office:value-type="float" office:value="46.225">
                <text:p>46.225</text:p>
              </table:table-cell>
              <table:table-cell office:value-type="float" office:value="17.9166666666667">
                <text:p>17.916666666666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191.6666667">
                <text:p>191.6666667</text:p>
              </table:table-cell>
              <table:table-cell office:value-type="float" office:value="48.375">
                <text:p>48.37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  <table:table-cell office:value-type="float" office:value="50.525">
                <text:p>50.525</text:p>
              </table:table-cell>
              <table:table-cell office:value-type="float" office:value="19.5833333333333">
                <text:p>19.583333333333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208.3333333">
                <text:p>208.3333333</text:p>
              </table:table-cell>
              <table:table-cell office:value-type="float" office:value="52.675">
                <text:p>52.67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216.6666667">
                <text:p>216.6666667</text:p>
              </table:table-cell>
              <table:table-cell office:value-type="float" office:value="54.825">
                <text:p>54.825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450">
                <text:p>450</text:p>
              </table:table-cell>
              <table:table-cell office:value-type="float" office:value="225">
                <text:p>225</text:p>
              </table:table-cell>
              <table:table-cell office:value-type="float" office:value="56.975">
                <text:p>56.975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233.3333333">
                <text:p>233.3333333</text:p>
              </table:table-cell>
              <table:table-cell office:value-type="float" office:value="59.125">
                <text:p>59.125</text:p>
              </table:table-cell>
              <table:table-cell office:value-type="float" office:value="22.9166666666667">
                <text:p>22.916666666666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241.6666667">
                <text:p>241.6666667</text:p>
              </table:table-cell>
              <table:table-cell office:value-type="float" office:value="61.275">
                <text:p>61.27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63.425">
                <text:p>63.425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258.3333333">
                <text:p>258.3333333</text:p>
              </table:table-cell>
              <table:table-cell office:value-type="float" office:value="65.575">
                <text:p>65.575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266.6666667">
                <text:p>266.6666667</text:p>
              </table:table-cell>
              <table:table-cell office:value-type="float" office:value="67.725">
                <text:p>67.72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50">
                <text:p>550</text:p>
              </table:table-cell>
              <table:table-cell office:value-type="float" office:value="275">
                <text:p>275</text:p>
              </table:table-cell>
              <table:table-cell office:value-type="float" office:value="69.875">
                <text:p>69.875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283.3333333">
                <text:p>283.3333333</text:p>
              </table:table-cell>
              <table:table-cell office:value-type="float" office:value="72.025">
                <text:p>72.025</text:p>
              </table:table-cell>
              <table:table-cell office:value-type="float" office:value="27.9166666666667">
                <text:p>27.916666666666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291.6666667">
                <text:p>291.6666667</text:p>
              </table:table-cell>
              <table:table-cell office:value-type="float" office:value="74.175">
                <text:p>74.17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76.325">
                <text:p>76.325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308.3333333">
                <text:p>308.3333333</text:p>
              </table:table-cell>
              <table:table-cell office:value-type="float" office:value="78.475">
                <text:p>78.475</text:p>
              </table:table-cell>
              <table:table-cell office:value-type="float" office:value="30.4166666666667">
                <text:p>30.41666666666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316.6666667">
                <text:p>316.6666667</text:p>
              </table:table-cell>
              <table:table-cell office:value-type="float" office:value="80.625">
                <text:p>80.625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50">
                <text:p>650</text:p>
              </table:table-cell>
              <table:table-cell office:value-type="float" office:value="325">
                <text:p>325</text:p>
              </table:table-cell>
              <table:table-cell office:value-type="float" office:value="82.775">
                <text:p>82.775</text:p>
              </table:table-cell>
              <table:table-cell office:value-type="float" office:value="32.0833333333333">
                <text:p>32.0833333333333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333.3333333">
                <text:p>333.3333333</text:p>
              </table:table-cell>
              <table:table-cell office:value-type="float" office:value="84.925">
                <text:p>84.9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341.6666667">
                <text:p>341.6666667</text:p>
              </table:table-cell>
              <table:table-cell office:value-type="float" office:value="87.075">
                <text:p>87.075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700">
                <text:p>700</text:p>
              </table:table-cell>
              <table:table-cell office:value-type="float" office:value="350">
                <text:p>350</text:p>
              </table:table-cell>
              <table:table-cell office:value-type="float" office:value="89.225">
                <text:p>89.225</text:p>
              </table:table-cell>
              <table:table-cell office:value-type="float" office:value="34.5833333333333">
                <text:p>34.5833333333333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358.3333333">
                <text:p>358.3333333</text:p>
              </table:table-cell>
              <table:table-cell office:value-type="float" office:value="91.375">
                <text:p>91.375</text:p>
              </table:table-cell>
              <table:table-cell office:value-type="float" office:value="35.4166666666667">
                <text:p>35.416666666666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366.6666667">
                <text:p>366.6666667</text:p>
              </table:table-cell>
              <table:table-cell office:value-type="float" office:value="93.525">
                <text:p>93.525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750">
                <text:p>750</text:p>
              </table:table-cell>
              <table:table-cell office:value-type="float" office:value="375">
                <text:p>375</text:p>
              </table:table-cell>
              <table:table-cell office:value-type="float" office:value="95.675">
                <text:p>95.675</text:p>
              </table:table-cell>
              <table:table-cell office:value-type="float" office:value="37.0833333333333">
                <text:p>37.083333333333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383.3333333">
                <text:p>383.3333333</text:p>
              </table:table-cell>
              <table:table-cell office:value-type="float" office:value="97.825">
                <text:p>97.825</text:p>
              </table:table-cell>
              <table:table-cell office:value-type="float" office:value="37.9166666666667">
                <text:p>37.916666666666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391.6666667">
                <text:p>391.6666667</text:p>
              </table:table-cell>
              <table:table-cell office:value-type="float" office:value="99.975">
                <text:p>99.975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0">
                <text:p>800</text:p>
              </table:table-cell>
              <table:table-cell office:value-type="float" office:value="400">
                <text:p>400</text:p>
              </table:table-cell>
              <table:table-cell office:value-type="float" office:value="102.125">
                <text:p>102.125</text:p>
              </table:table-cell>
              <table:table-cell office:value-type="float" office:value="39.5833333333333">
                <text:p>39.5833333333333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408.3333333">
                <text:p>408.3333333</text:p>
              </table:table-cell>
              <table:table-cell office:value-type="float" office:value="104.275">
                <text:p>104.275</text:p>
              </table:table-cell>
              <table:table-cell office:value-type="float" office:value="40.4166666666667">
                <text:p>40.416666666666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416.6666667">
                <text:p>416.6666667</text:p>
              </table:table-cell>
              <table:table-cell office:value-type="float" office:value="106.425">
                <text:p>106.425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50">
                <text:p>850</text:p>
              </table:table-cell>
              <table:table-cell office:value-type="float" office:value="425">
                <text:p>425</text:p>
              </table:table-cell>
              <table:table-cell office:value-type="float" office:value="108.575">
                <text:p>108.575</text:p>
              </table:table-cell>
              <table:table-cell office:value-type="float" office:value="42.0833333333333">
                <text:p>42.0833333333333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433.3333333">
                <text:p>433.3333333</text:p>
              </table:table-cell>
              <table:table-cell office:value-type="float" office:value="110.725">
                <text:p>110.72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441.6666667">
                <text:p>441.6666667</text:p>
              </table:table-cell>
              <table:table-cell office:value-type="float" office:value="112.875">
                <text:p>112.8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0">
                <text:p>900</text:p>
              </table:table-cell>
              <table:table-cell office:value-type="float" office:value="450">
                <text:p>450</text:p>
              </table:table-cell>
              <table:table-cell office:value-type="float" office:value="115.025">
                <text:p>115.025</text:p>
              </table:table-cell>
              <table:table-cell office:value-type="float" office:value="44.5833333333333">
                <text:p>44.583333333333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458.3333333">
                <text:p>458.3333333</text:p>
              </table:table-cell>
              <table:table-cell office:value-type="float" office:value="117.175">
                <text:p>117.175</text:p>
              </table:table-cell>
              <table:table-cell office:value-type="float" office:value="45.4166666666667">
                <text:p>45.416666666666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466.6666667">
                <text:p>466.6666667</text:p>
              </table:table-cell>
              <table:table-cell office:value-type="float" office:value="119.325">
                <text:p>119.325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950">
                <text:p>950</text:p>
              </table:table-cell>
              <table:table-cell office:value-type="float" office:value="475">
                <text:p>475</text:p>
              </table:table-cell>
              <table:table-cell office:value-type="float" office:value="121.475">
                <text:p>121.475</text:p>
              </table:table-cell>
              <table:table-cell office:value-type="float" office:value="47.0833333333333">
                <text:p>47.0833333333333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483.3333333">
                <text:p>483.3333333</text:p>
              </table:table-cell>
              <table:table-cell office:value-type="float" office:value="123.625">
                <text:p>123.625</text:p>
              </table:table-cell>
              <table:table-cell office:value-type="float" office:value="47.9166666666667">
                <text:p>47.916666666666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491.6666667">
                <text:p>491.6666667</text:p>
              </table:table-cell>
              <table:table-cell office:value-type="float" office:value="125.775">
                <text:p>125.775</text:p>
              </table:table-cell>
              <table:table-cell office:value-type="float" office:value="48.75">
                <text:p>48.7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127.925">
                <text:p>127.925</text:p>
              </table:table-cell>
              <table:table-cell office:value-type="float" office:value="49.5833333333333">
                <text:p>49.5833333333333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1016.666667">
                <text:p>1016.666667</text:p>
              </table:table-cell>
              <table:table-cell office:value-type="float" office:value="508.3333333">
                <text:p>508.3333333</text:p>
              </table:table-cell>
              <table:table-cell office:value-type="float" office:value="130.075">
                <text:p>130.075</text:p>
              </table:table-cell>
              <table:table-cell office:value-type="float" office:value="50.4166666666667">
                <text:p>50.416666666666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1033.333333">
                <text:p>1033.333333</text:p>
              </table:table-cell>
              <table:table-cell office:value-type="float" office:value="516.6666667">
                <text:p>516.6666667</text:p>
              </table:table-cell>
              <table:table-cell office:value-type="float" office:value="132.225">
                <text:p>132.22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1050">
                <text:p>1050</text:p>
              </table:table-cell>
              <table:table-cell office:value-type="float" office:value="525">
                <text:p>525</text:p>
              </table:table-cell>
              <table:table-cell office:value-type="float" office:value="134.375">
                <text:p>134.375</text:p>
              </table:table-cell>
              <table:table-cell office:value-type="float" office:value="52.0833333333333">
                <text:p>52.0833333333333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1066.666667">
                <text:p>1066.666667</text:p>
              </table:table-cell>
              <table:table-cell office:value-type="float" office:value="533.3333333">
                <text:p>533.3333333</text:p>
              </table:table-cell>
              <table:table-cell office:value-type="float" office:value="136.525">
                <text:p>136.525</text:p>
              </table:table-cell>
              <table:table-cell office:value-type="float" office:value="52.9166666666667">
                <text:p>52.916666666666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1083.333333">
                <text:p>1083.333333</text:p>
              </table:table-cell>
              <table:table-cell office:value-type="float" office:value="541.6666667">
                <text:p>541.6666667</text:p>
              </table:table-cell>
              <table:table-cell office:value-type="float" office:value="138.675">
                <text:p>138.67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1100">
                <text:p>1100</text:p>
              </table:table-cell>
              <table:table-cell office:value-type="float" office:value="550">
                <text:p>550</text:p>
              </table:table-cell>
              <table:table-cell office:value-type="float" office:value="140.825">
                <text:p>140.825</text:p>
              </table:table-cell>
              <table:table-cell office:value-type="float" office:value="54.5833333333333">
                <text:p>54.583333333333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1116.666667">
                <text:p>1116.666667</text:p>
              </table:table-cell>
              <table:table-cell office:value-type="float" office:value="558.3333333">
                <text:p>558.3333333</text:p>
              </table:table-cell>
              <table:table-cell office:value-type="float" office:value="142.975">
                <text:p>142.975</text:p>
              </table:table-cell>
              <table:table-cell office:value-type="float" office:value="55.4166666666667">
                <text:p>55.416666666666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1133.333333">
                <text:p>1133.333333</text:p>
              </table:table-cell>
              <table:table-cell office:value-type="float" office:value="566.6666667">
                <text:p>566.6666667</text:p>
              </table:table-cell>
              <table:table-cell office:value-type="float" office:value="145.125">
                <text:p>145.12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47.275">
                <text:p>147.275</text:p>
              </table:table-cell>
              <table:table-cell office:value-type="float" office:value="57.0833333333333">
                <text:p>57.0833333333333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1166.666667">
                <text:p>1166.666667</text:p>
              </table:table-cell>
              <table:table-cell office:value-type="float" office:value="583.3333333">
                <text:p>583.3333333</text:p>
              </table:table-cell>
              <table:table-cell office:value-type="float" office:value="149.425">
                <text:p>149.425</text:p>
              </table:table-cell>
              <table:table-cell office:value-type="float" office:value="57.9166666666667">
                <text:p>57.916666666666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1183.333333">
                <text:p>1183.333333</text:p>
              </table:table-cell>
              <table:table-cell office:value-type="float" office:value="591.6666667">
                <text:p>591.6666667</text:p>
              </table:table-cell>
              <table:table-cell office:value-type="float" office:value="151.575">
                <text:p>151.57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200">
                <text:p>1200</text:p>
              </table:table-cell>
              <table:table-cell office:value-type="float" office:value="600">
                <text:p>600</text:p>
              </table:table-cell>
              <table:table-cell office:value-type="float" office:value="153.725">
                <text:p>153.725</text:p>
              </table:table-cell>
              <table:table-cell office:value-type="float" office:value="59.5833333333333">
                <text:p>59.5833333333333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1216.666667">
                <text:p>1216.666667</text:p>
              </table:table-cell>
              <table:table-cell office:value-type="float" office:value="608.3333333">
                <text:p>608.3333333</text:p>
              </table:table-cell>
              <table:table-cell office:value-type="float" office:value="155.875">
                <text:p>155.875</text:p>
              </table:table-cell>
              <table:table-cell office:value-type="float" office:value="60.4166666666667">
                <text:p>60.416666666666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1233.333333">
                <text:p>1233.333333</text:p>
              </table:table-cell>
              <table:table-cell office:value-type="float" office:value="616.6666667">
                <text:p>616.6666667</text:p>
              </table:table-cell>
              <table:table-cell office:value-type="float" office:value="158.025">
                <text:p>158.02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250">
                <text:p>1250</text:p>
              </table:table-cell>
              <table:table-cell office:value-type="float" office:value="625">
                <text:p>625</text:p>
              </table:table-cell>
              <table:table-cell office:value-type="float" office:value="160.175">
                <text:p>160.175</text:p>
              </table:table-cell>
              <table:table-cell office:value-type="float" office:value="62.0833333333333">
                <text:p>62.0833333333333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1266.666667">
                <text:p>1266.666667</text:p>
              </table:table-cell>
              <table:table-cell office:value-type="float" office:value="633.3333333">
                <text:p>633.3333333</text:p>
              </table:table-cell>
              <table:table-cell office:value-type="float" office:value="162.325">
                <text:p>162.325</text:p>
              </table:table-cell>
              <table:table-cell office:value-type="float" office:value="62.9166666666667">
                <text:p>62.916666666666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1283.333333">
                <text:p>1283.333333</text:p>
              </table:table-cell>
              <table:table-cell office:value-type="float" office:value="641.6666667">
                <text:p>641.6666667</text:p>
              </table:table-cell>
              <table:table-cell office:value-type="float" office:value="164.475">
                <text:p>164.475</text:p>
              </table:table-cell>
              <table:table-cell office:value-type="float" office:value="63.75">
                <text:p>63.7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1300">
                <text:p>1300</text:p>
              </table:table-cell>
              <table:table-cell office:value-type="float" office:value="650">
                <text:p>650</text:p>
              </table:table-cell>
              <table:table-cell office:value-type="float" office:value="166.625">
                <text:p>166.625</text:p>
              </table:table-cell>
              <table:table-cell office:value-type="float" office:value="64.5833333333333">
                <text:p>64.583333333333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1316.666667">
                <text:p>1316.666667</text:p>
              </table:table-cell>
              <table:table-cell office:value-type="float" office:value="658.3333333">
                <text:p>658.3333333</text:p>
              </table:table-cell>
              <table:table-cell office:value-type="float" office:value="168.775">
                <text:p>168.775</text:p>
              </table:table-cell>
              <table:table-cell office:value-type="float" office:value="65.4166666666667">
                <text:p>65.416666666666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333.333333">
                <text:p>1333.333333</text:p>
              </table:table-cell>
              <table:table-cell office:value-type="float" office:value="666.6666667">
                <text:p>666.6666667</text:p>
              </table:table-cell>
              <table:table-cell office:value-type="float" office:value="170.925">
                <text:p>170.92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1350">
                <text:p>1350</text:p>
              </table:table-cell>
              <table:table-cell office:value-type="float" office:value="675">
                <text:p>675</text:p>
              </table:table-cell>
              <table:table-cell office:value-type="float" office:value="173.075">
                <text:p>173.075</text:p>
              </table:table-cell>
              <table:table-cell office:value-type="float" office:value="67.0833333333333">
                <text:p>67.083333333333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366.666667">
                <text:p>1366.666667</text:p>
              </table:table-cell>
              <table:table-cell office:value-type="float" office:value="683.3333333">
                <text:p>683.3333333</text:p>
              </table:table-cell>
              <table:table-cell office:value-type="float" office:value="175.225">
                <text:p>175.225</text:p>
              </table:table-cell>
              <table:table-cell office:value-type="float" office:value="67.9166666666667">
                <text:p>67.916666666666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1383.333333">
                <text:p>1383.333333</text:p>
              </table:table-cell>
              <table:table-cell office:value-type="float" office:value="691.6666667">
                <text:p>691.6666667</text:p>
              </table:table-cell>
              <table:table-cell office:value-type="float" office:value="177.375">
                <text:p>177.375</text:p>
              </table:table-cell>
              <table:table-cell office:value-type="float" office:value="68.75">
                <text:p>68.75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400">
                <text:p>1400</text:p>
              </table:table-cell>
              <table:table-cell office:value-type="float" office:value="700">
                <text:p>700</text:p>
              </table:table-cell>
              <table:table-cell office:value-type="float" office:value="179.525">
                <text:p>179.525</text:p>
              </table:table-cell>
              <table:table-cell office:value-type="float" office:value="69.5833333333333">
                <text:p>69.5833333333333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416.666667">
                <text:p>1416.666667</text:p>
              </table:table-cell>
              <table:table-cell office:value-type="float" office:value="708.3333333">
                <text:p>708.3333333</text:p>
              </table:table-cell>
              <table:table-cell office:value-type="float" office:value="181.675">
                <text:p>181.675</text:p>
              </table:table-cell>
              <table:table-cell office:value-type="float" office:value="70.4166666666667">
                <text:p>70.416666666666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1433.333333">
                <text:p>1433.333333</text:p>
              </table:table-cell>
              <table:table-cell office:value-type="float" office:value="716.6666667">
                <text:p>716.6666667</text:p>
              </table:table-cell>
              <table:table-cell office:value-type="float" office:value="183.825">
                <text:p>183.825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1450">
                <text:p>1450</text:p>
              </table:table-cell>
              <table:table-cell office:value-type="float" office:value="725">
                <text:p>725</text:p>
              </table:table-cell>
              <table:table-cell office:value-type="float" office:value="185.975">
                <text:p>185.975</text:p>
              </table:table-cell>
              <table:table-cell office:value-type="float" office:value="72.0833333333333">
                <text:p>72.0833333333333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1466.666667">
                <text:p>1466.666667</text:p>
              </table:table-cell>
              <table:table-cell office:value-type="float" office:value="733.3333333">
                <text:p>733.3333333</text:p>
              </table:table-cell>
              <table:table-cell office:value-type="float" office:value="188.125">
                <text:p>188.125</text:p>
              </table:table-cell>
              <table:table-cell office:value-type="float" office:value="72.9166666666667">
                <text:p>72.916666666666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1483.333333">
                <text:p>1483.333333</text:p>
              </table:table-cell>
              <table:table-cell office:value-type="float" office:value="741.6666667">
                <text:p>741.6666667</text:p>
              </table:table-cell>
              <table:table-cell office:value-type="float" office:value="190.275">
                <text:p>190.27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1500">
                <text:p>1500</text:p>
              </table:table-cell>
              <table:table-cell office:value-type="float" office:value="750">
                <text:p>750</text:p>
              </table:table-cell>
              <table:table-cell office:value-type="float" office:value="192.425">
                <text:p>192.425</text:p>
              </table:table-cell>
              <table:table-cell office:value-type="float" office:value="74.5833333333333">
                <text:p>74.5833333333333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516.666667">
                <text:p>1516.666667</text:p>
              </table:table-cell>
              <table:table-cell office:value-type="float" office:value="758.3333333">
                <text:p>758.3333333</text:p>
              </table:table-cell>
              <table:table-cell office:value-type="float" office:value="194.575">
                <text:p>194.575</text:p>
              </table:table-cell>
              <table:table-cell office:value-type="float" office:value="75.4166666666667">
                <text:p>75.416666666666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533.333333">
                <text:p>1533.333333</text:p>
              </table:table-cell>
              <table:table-cell office:value-type="float" office:value="766.6666667">
                <text:p>766.6666667</text:p>
              </table:table-cell>
              <table:table-cell office:value-type="float" office:value="196.725">
                <text:p>196.725</text:p>
              </table:table-cell>
              <table:table-cell office:value-type="float" office:value="76.25">
                <text:p>76.2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1550">
                <text:p>1550</text:p>
              </table:table-cell>
              <table:table-cell office:value-type="float" office:value="775">
                <text:p>775</text:p>
              </table:table-cell>
              <table:table-cell office:value-type="float" office:value="198.875">
                <text:p>198.875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1566.666667">
                <text:p>1566.666667</text:p>
              </table:table-cell>
              <table:table-cell office:value-type="float" office:value="783.3333333">
                <text:p>783.3333333</text:p>
              </table:table-cell>
              <table:table-cell office:value-type="float" office:value="201.025">
                <text:p>201.025</text:p>
              </table:table-cell>
              <table:table-cell office:value-type="float" office:value="77.9166666666667">
                <text:p>77.916666666666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1583.333333">
                <text:p>1583.333333</text:p>
              </table:table-cell>
              <table:table-cell office:value-type="float" office:value="791.6666667">
                <text:p>791.6666667</text:p>
              </table:table-cell>
              <table:table-cell office:value-type="float" office:value="203.175">
                <text:p>203.175</text:p>
              </table:table-cell>
              <table:table-cell office:value-type="float" office:value="78.75">
                <text:p>78.75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1600">
                <text:p>1600</text:p>
              </table:table-cell>
              <table:table-cell office:value-type="float" office:value="800">
                <text:p>800</text:p>
              </table:table-cell>
              <table:table-cell office:value-type="float" office:value="205.325">
                <text:p>205.325</text:p>
              </table:table-cell>
              <table:table-cell office:value-type="float" office:value="79.5833333333333">
                <text:p>79.5833333333333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1616.666667">
                <text:p>1616.666667</text:p>
              </table:table-cell>
              <table:table-cell office:value-type="float" office:value="808.3333333">
                <text:p>808.3333333</text:p>
              </table:table-cell>
              <table:table-cell office:value-type="float" office:value="207.475">
                <text:p>207.475</text:p>
              </table:table-cell>
              <table:table-cell office:value-type="float" office:value="80.4166666666667">
                <text:p>80.416666666666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1633.333333">
                <text:p>1633.333333</text:p>
              </table:table-cell>
              <table:table-cell office:value-type="float" office:value="816.6666667">
                <text:p>816.6666667</text:p>
              </table:table-cell>
              <table:table-cell office:value-type="float" office:value="209.625">
                <text:p>209.625</text:p>
              </table:table-cell>
              <table:table-cell office:value-type="float" office:value="81.25">
                <text:p>81.25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1650">
                <text:p>1650</text:p>
              </table:table-cell>
              <table:table-cell office:value-type="float" office:value="825">
                <text:p>825</text:p>
              </table:table-cell>
              <table:table-cell office:value-type="float" office:value="211.775">
                <text:p>211.775</text:p>
              </table:table-cell>
              <table:table-cell office:value-type="float" office:value="82.0833333333333">
                <text:p>82.0833333333333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1666.666667">
                <text:p>1666.666667</text:p>
              </table:table-cell>
              <table:table-cell office:value-type="float" office:value="833.3333333">
                <text:p>833.3333333</text:p>
              </table:table-cell>
              <table:table-cell office:value-type="float" office:value="213.925">
                <text:p>213.925</text:p>
              </table:table-cell>
              <table:table-cell office:value-type="float" office:value="82.9166666666667">
                <text:p>82.916666666666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1683.333333">
                <text:p>1683.333333</text:p>
              </table:table-cell>
              <table:table-cell office:value-type="float" office:value="841.6666667">
                <text:p>841.6666667</text:p>
              </table:table-cell>
              <table:table-cell office:value-type="float" office:value="216.075">
                <text:p>216.075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1700">
                <text:p>1700</text:p>
              </table:table-cell>
              <table:table-cell office:value-type="float" office:value="850">
                <text:p>850</text:p>
              </table:table-cell>
              <table:table-cell office:value-type="float" office:value="218.225">
                <text:p>218.225</text:p>
              </table:table-cell>
              <table:table-cell office:value-type="float" office:value="84.5833333333333">
                <text:p>84.5833333333333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1716.666667">
                <text:p>1716.666667</text:p>
              </table:table-cell>
              <table:table-cell office:value-type="float" office:value="858.3333333">
                <text:p>858.3333333</text:p>
              </table:table-cell>
              <table:table-cell office:value-type="float" office:value="220.375">
                <text:p>220.375</text:p>
              </table:table-cell>
              <table:table-cell office:value-type="float" office:value="85.4166666666667">
                <text:p>85.416666666666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1733.333333">
                <text:p>1733.333333</text:p>
              </table:table-cell>
              <table:table-cell office:value-type="float" office:value="866.6666667">
                <text:p>866.6666667</text:p>
              </table:table-cell>
              <table:table-cell office:value-type="float" office:value="222.525">
                <text:p>222.525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1750">
                <text:p>1750</text:p>
              </table:table-cell>
              <table:table-cell office:value-type="float" office:value="875">
                <text:p>875</text:p>
              </table:table-cell>
              <table:table-cell office:value-type="float" office:value="224.675">
                <text:p>224.675</text:p>
              </table:table-cell>
              <table:table-cell office:value-type="float" office:value="87.0833333333333">
                <text:p>87.0833333333333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1766.666667">
                <text:p>1766.666667</text:p>
              </table:table-cell>
              <table:table-cell office:value-type="float" office:value="883.3333333">
                <text:p>883.3333333</text:p>
              </table:table-cell>
              <table:table-cell office:value-type="float" office:value="226.825">
                <text:p>226.825</text:p>
              </table:table-cell>
              <table:table-cell office:value-type="float" office:value="87.9166666666667">
                <text:p>87.916666666666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1783.333333">
                <text:p>1783.333333</text:p>
              </table:table-cell>
              <table:table-cell office:value-type="float" office:value="891.6666667">
                <text:p>891.6666667</text:p>
              </table:table-cell>
              <table:table-cell office:value-type="float" office:value="228.975">
                <text:p>228.975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1800">
                <text:p>1800</text:p>
              </table:table-cell>
              <table:table-cell office:value-type="float" office:value="900">
                <text:p>900</text:p>
              </table:table-cell>
              <table:table-cell office:value-type="float" office:value="231.125">
                <text:p>231.125</text:p>
              </table:table-cell>
              <table:table-cell office:value-type="float" office:value="89.5833333333333">
                <text:p>89.5833333333333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1816.666667">
                <text:p>1816.666667</text:p>
              </table:table-cell>
              <table:table-cell office:value-type="float" office:value="908.3333333">
                <text:p>908.3333333</text:p>
              </table:table-cell>
              <table:table-cell office:value-type="float" office:value="233.275">
                <text:p>233.275</text:p>
              </table:table-cell>
              <table:table-cell office:value-type="float" office:value="90.4166666666667">
                <text:p>90.416666666666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1833.333333">
                <text:p>1833.333333</text:p>
              </table:table-cell>
              <table:table-cell office:value-type="float" office:value="916.6666667">
                <text:p>916.6666667</text:p>
              </table:table-cell>
              <table:table-cell office:value-type="float" office:value="235.425">
                <text:p>235.425</text:p>
              </table:table-cell>
              <table:table-cell office:value-type="float" office:value="91.25">
                <text:p>91.25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1850">
                <text:p>1850</text:p>
              </table:table-cell>
              <table:table-cell office:value-type="float" office:value="925">
                <text:p>925</text:p>
              </table:table-cell>
              <table:table-cell office:value-type="float" office:value="237.575">
                <text:p>237.575</text:p>
              </table:table-cell>
              <table:table-cell office:value-type="float" office:value="92.0833333333333">
                <text:p>92.0833333333333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1866.666667">
                <text:p>1866.666667</text:p>
              </table:table-cell>
              <table:table-cell office:value-type="float" office:value="933.3333333">
                <text:p>933.3333333</text:p>
              </table:table-cell>
              <table:table-cell office:value-type="float" office:value="239.725">
                <text:p>239.725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1883.333333">
                <text:p>1883.333333</text:p>
              </table:table-cell>
              <table:table-cell office:value-type="float" office:value="941.6666667">
                <text:p>941.6666667</text:p>
              </table:table-cell>
              <table:table-cell office:value-type="float" office:value="241.875">
                <text:p>241.875</text:p>
              </table:table-cell>
              <table:table-cell office:value-type="float" office:value="93.75">
                <text:p>93.75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1900">
                <text:p>1900</text:p>
              </table:table-cell>
              <table:table-cell office:value-type="float" office:value="950">
                <text:p>950</text:p>
              </table:table-cell>
              <table:table-cell office:value-type="float" office:value="244.025">
                <text:p>244.025</text:p>
              </table:table-cell>
              <table:table-cell office:value-type="float" office:value="94.5833333333333">
                <text:p>94.5833333333333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1916.666667">
                <text:p>1916.666667</text:p>
              </table:table-cell>
              <table:table-cell office:value-type="float" office:value="958.3333333">
                <text:p>958.3333333</text:p>
              </table:table-cell>
              <table:table-cell office:value-type="float" office:value="246.175">
                <text:p>246.175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1933.333333">
                <text:p>1933.333333</text:p>
              </table:table-cell>
              <table:table-cell office:value-type="float" office:value="966.6666667">
                <text:p>966.6666667</text:p>
              </table:table-cell>
              <table:table-cell office:value-type="float" office:value="248.325">
                <text:p>248.325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1950">
                <text:p>1950</text:p>
              </table:table-cell>
              <table:table-cell office:value-type="float" office:value="975">
                <text:p>975</text:p>
              </table:table-cell>
              <table:table-cell office:value-type="float" office:value="250.475">
                <text:p>250.475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1966.666667">
                <text:p>1966.666667</text:p>
              </table:table-cell>
              <table:table-cell office:value-type="float" office:value="983.3333333">
                <text:p>983.3333333</text:p>
              </table:table-cell>
              <table:table-cell office:value-type="float" office:value="252.625">
                <text:p>252.625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1983.333333">
                <text:p>1983.333333</text:p>
              </table:table-cell>
              <table:table-cell office:value-type="float" office:value="991.6666667">
                <text:p>991.6666667</text:p>
              </table:table-cell>
              <table:table-cell office:value-type="float" office:value="254.775">
                <text:p>254.775</text:p>
              </table:table-cell>
              <table:table-cell office:value-type="float" office:value="98.75">
                <text:p>98.75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  <table:table-cell office:value-type="float" office:value="256.925">
                <text:p>256.925</text:p>
              </table:table-cell>
              <table:table-cell office:value-type="float" office:value="99.5833333333333">
                <text:p>99.58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5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59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72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6cm" svg:height="9.271cm" xlink:href=".." xlink:type="simple" chart:class="chart:bar" chart:style-name="ch1">
        <chart:title svg:x="7.338cm" svg:y="0.321cm" chart:style-name="ch2">
          <text:p>Ridge</text:p>
        </chart:title>
        <chart:subtitle svg:x="5.71cm" svg:y="1.285cm" chart:style-name="ch3">
          <text:p>PR1, PR2, Request Type
One Correction</text:p>
        </chart:subtitle>
        <chart:legend chart:legend-position="end" svg:x="14.378cm" svg:y="3.589cm" style:legend-expansion="high" chart:style-name="ch4"/>
        <chart:plot-area chart:style-name="ch5" table:cell-range-address="similarity_scores.D2:similarity_scores.E6 similarity_scores.A2:similarity_scores.A2 similarity_scores.A22:similarity_scores.A22 similarity_scores.E22:similarity_scores.E26 similarity_scores.A42:similarity_scores.A42 similarity_scores.E42:similarity_scores.E46 similarity_scores.A62:similarity_scores.A62 similarity_scores.E62:similarity_scores.E66" chart:data-source-has-labels="both" svg:x="1.331cm" svg:y="2.603cm" svg:width="12.727cm" svg:height="5.502cm">
          <chart:coordinate-region svg:x="2.058cm" svg:y="2.802cm" svg:width="12cm" svg:height="4.259cm"/>
          <chart:axis chart:dimension="x" chart:name="primary-x" chart:style-name="ch6" chartooo:axis-type="auto">
            <chartooo:date-scale/>
            <chart:title svg:x="6.658cm" svg:y="8.29cm" chart:style-name="ch7">
              <text:p>Request Type</text:p>
            </chart:title>
            <chart:categories table:cell-range-address="similarity_scores.D2:similarity_scores.D6"/>
          </chart:axis>
          <chart:axis chart:dimension="y" chart:name="primary-y" chart:style-name="ch8">
            <chart:title svg:x="0.451cm" svg:y="6.589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2:similarity_scores.E6" chart:label-cell-address="similarity_scores.A2:similarity_scores.A2" chart:class="chart:bar">
            <chart:data-point chart:repeated="5"/>
          </chart:series>
          <chart:series chart:style-name="ch12" chart:values-cell-range-address="similarity_scores.E22:similarity_scores.E26" chart:label-cell-address="similarity_scores.A22:similarity_scores.A22" chart:class="chart:bar">
            <chart:data-point chart:repeated="5"/>
          </chart:series>
          <chart:series chart:style-name="ch13" chart:values-cell-range-address="similarity_scores.E42:similarity_scores.E46" chart:label-cell-address="similarity_scores.A42:similarity_scores.A42" chart:class="chart:bar">
            <chart:data-point chart:repeated="5"/>
          </chart:series>
          <chart:series chart:style-name="ch14" chart:values-cell-range-address="similarity_scores.E62:similarity_scores.E66" chart:label-cell-address="similarity_scores.A62:similarity_scores.A6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2:similarity_scores.A2</svg:desc>
                </draw:g>
              </table:table-cell>
              <table:table-cell office:value-type="string">
                <text:p>low25</text:p>
                <draw:g>
                  <svg:desc>similarity_scores.A22:similarity_scores.A22</svg:desc>
                </draw:g>
              </table:table-cell>
              <table:table-cell office:value-type="string">
                <text:p>med</text:p>
                <draw:g>
                  <svg:desc>similarity_scores.A42:similarity_scores.A42</svg:desc>
                </draw:g>
              </table:table-cell>
              <table:table-cell office:value-type="string">
                <text:p>high</text:p>
                <draw:g>
                  <svg:desc>similarity_scores.A62:similarity_scores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2:similarity_scores.D6</svg:desc>
                </draw:g>
              </table:table-cell>
              <table:table-cell office:value-type="float" office:value="0.681725931105173">
                <text:p>0.681725931105173</text:p>
                <draw:g>
                  <svg:desc>similarity_scores.E2:similarity_scores.E6</svg:desc>
                </draw:g>
              </table:table-cell>
              <table:table-cell office:value-type="float" office:value="0.626620773075469">
                <text:p>0.626620773075469</text:p>
                <draw:g>
                  <svg:desc>similarity_scores.E22:similarity_scores.E26</svg:desc>
                </draw:g>
              </table:table-cell>
              <table:table-cell office:value-type="float" office:value="0.518841889921253">
                <text:p>0.518841889921253</text:p>
                <draw:g>
                  <svg:desc>similarity_scores.E42:similarity_scores.E46</svg:desc>
                </draw:g>
              </table:table-cell>
              <table:table-cell office:value-type="float" office:value="0.443303196778012">
                <text:p>0.443303196778012</text:p>
                <draw:g>
                  <svg:desc>similarity_scores.E62:similarity_scores.E6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833551588485869">
                <text:p>0.833551588485869</text:p>
              </table:table-cell>
              <table:table-cell office:value-type="float" office:value="0.723341569666426">
                <text:p>0.723341569666426</text:p>
              </table:table-cell>
              <table:table-cell office:value-type="float" office:value="0.690012691463964">
                <text:p>0.690012691463964</text:p>
              </table:table-cell>
              <table:table-cell office:value-type="float" office:value="0.629409493661395">
                <text:p>0.629409493661395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854490740460339">
                <text:p>0.854490740460339</text:p>
              </table:table-cell>
              <table:table-cell office:value-type="float" office:value="0.706448684026012">
                <text:p>0.706448684026012</text:p>
              </table:table-cell>
              <table:table-cell office:value-type="float" office:value="0.714638882662816">
                <text:p>0.714638882662816</text:p>
              </table:table-cell>
              <table:table-cell office:value-type="float" office:value="0.695570926518156">
                <text:p>0.695570926518156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822856502701173">
                <text:p>0.822856502701173</text:p>
              </table:table-cell>
              <table:table-cell office:value-type="float" office:value="0.640314698704505">
                <text:p>0.640314698704505</text:p>
              </table:table-cell>
              <table:table-cell office:value-type="float" office:value="0.584271560283245">
                <text:p>0.584271560283245</text:p>
              </table:table-cell>
              <table:table-cell office:value-type="float" office:value="0.507366418546446">
                <text:p>0.507366418546446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864860086842048">
                <text:p>0.864860086842048</text:p>
              </table:table-cell>
              <table:table-cell office:value-type="float" office:value="0.52465922488901">
                <text:p>0.52465922488901</text:p>
              </table:table-cell>
              <table:table-cell office:value-type="float" office:value="0.433150129762368">
                <text:p>0.433150129762368</text:p>
              </table:table-cell>
              <table:table-cell office:value-type="float" office:value="0.388851594853809">
                <text:p>0.3888515948538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fill="bitmap" draw:fill-color="#355269" draw:fill-image-name="ChartBitmap_20_77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="bitmap" draw:fill-color="#ff420e" draw:fill-image-name="ChartBitmap_20_78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="bitmap" draw:fill-color="#ffd320" draw:fill-image-name="ChartBitmap_20_79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="bitmap" draw:fill-color="#81d41a" draw:fill-image-name="ChartBitmap_20_8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title svg:x="7.619cm" svg:y="0.316cm" chart:style-name="ch2">
          <text:p>DT</text:p>
        </chart:title>
        <chart:subtitle svg:x="5.7cm" svg:y="1.275cm" chart:style-name="ch3">
          <text:p>PR1, PR2, Request Type
One Correction</text:p>
        </chart:subtitle>
        <chart:legend chart:legend-position="end" svg:x="14.358cm" svg:y="3.454cm" style:legend-expansion="high" chart:style-name="ch4"/>
        <chart:plot-area chart:style-name="ch5" table:cell-range-address="similarity_scores.D12:similarity_scores.E16 similarity_scores.A12:similarity_scores.A12 similarity_scores.A32:similarity_scores.A32 similarity_scores.E32:similarity_scores.E36 similarity_scores.A52:similarity_scores.A52 similarity_scores.E52:similarity_scores.E56 similarity_scores.A72:similarity_scores.A72 similarity_scores.E72:similarity_scores.E76" chart:data-source-has-labels="both" svg:x="1.33cm" svg:y="2.588cm" svg:width="12.709cm" svg:height="5.251cm">
          <chart:coordinate-region svg:x="2.057cm" svg:y="2.787cm" svg:width="11.982cm" svg:height="4.008cm"/>
          <chart:axis chart:dimension="x" chart:name="primary-x" chart:style-name="ch6" chartooo:axis-type="auto">
            <chartooo:date-scale/>
            <chart:title svg:x="6.648cm" svg:y="8.019cm" chart:style-name="ch7">
              <text:p>Request Type</text:p>
            </chart:title>
            <chart:categories table:cell-range-address="similarity_scores.D12:similarity_scores.D16"/>
          </chart:axis>
          <chart:axis chart:dimension="y" chart:name="primary-y" chart:style-name="ch8">
            <chart:title svg:x="0.451cm" svg:y="6.448cm" chart:style-name="ch9">
              <text:p>Cosine Similarity</text:p>
            </chart:title>
            <chart:grid chart:style-name="ch10" chart:class="major"/>
          </chart:axis>
          <chart:series chart:style-name="ch11" chart:values-cell-range-address="similarity_scores.E12:similarity_scores.E16" chart:label-cell-address="similarity_scores.A12:similarity_scores.A12" chart:class="chart:bar">
            <chart:data-point chart:repeated="5"/>
          </chart:series>
          <chart:series chart:style-name="ch12" chart:values-cell-range-address="similarity_scores.E32:similarity_scores.E36" chart:label-cell-address="similarity_scores.A32:similarity_scores.A32" chart:class="chart:bar">
            <chart:data-point chart:repeated="5"/>
          </chart:series>
          <chart:series chart:style-name="ch13" chart:values-cell-range-address="similarity_scores.E52:similarity_scores.E56" chart:label-cell-address="similarity_scores.A52:similarity_scores.A52" chart:class="chart:bar">
            <chart:data-point chart:repeated="5"/>
          </chart:series>
          <chart:series chart:style-name="ch14" chart:values-cell-range-address="similarity_scores.E72:similarity_scores.E76" chart:label-cell-address="similarity_scores.A72:similarity_scores.A72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similarity_scores.A12:similarity_scores.A12</svg:desc>
                </draw:g>
              </table:table-cell>
              <table:table-cell office:value-type="string">
                <text:p>low25</text:p>
                <draw:g>
                  <svg:desc>similarity_scores.A32:similarity_scores.A32</svg:desc>
                </draw:g>
              </table:table-cell>
              <table:table-cell office:value-type="string">
                <text:p>med</text:p>
                <draw:g>
                  <svg:desc>similarity_scores.A52:similarity_scores.A52</svg:desc>
                </draw:g>
              </table:table-cell>
              <table:table-cell office:value-type="string">
                <text:p>high</text:p>
                <draw:g>
                  <svg:desc>similarity_scores.A72:similarity_scores.A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in User</text:p>
                <draw:g>
                  <svg:desc>similarity_scores.D12:similarity_scores.D16</svg:desc>
                </draw:g>
              </table:table-cell>
              <table:table-cell office:value-type="float" office:value="0.684663428899969">
                <text:p>0.684663428899969</text:p>
                <draw:g>
                  <svg:desc>similarity_scores.E12:similarity_scores.E16</svg:desc>
                </draw:g>
              </table:table-cell>
              <table:table-cell office:value-type="float" office:value="0.596993592496608">
                <text:p>0.596993592496608</text:p>
                <draw:g>
                  <svg:desc>similarity_scores.E32:similarity_scores.E36</svg:desc>
                </draw:g>
              </table:table-cell>
              <table:table-cell office:value-type="float" office:value="0.53096160451939">
                <text:p>0.53096160451939</text:p>
                <draw:g>
                  <svg:desc>similarity_scores.E52:similarity_scores.E56</svg:desc>
                </draw:g>
              </table:table-cell>
              <table:table-cell office:value-type="float" office:value="0.457822949372619">
                <text:p>0.457822949372619</text:p>
                <draw:g>
                  <svg:desc>similarity_scores.E72:similarity_scores.E76</svg:desc>
                </draw:g>
              </table:table-cell>
            </table:table-row>
            <table:table-row>
              <table:table-cell office:value-type="string">
                <text:p>GET Product Category</text:p>
              </table:table-cell>
              <table:table-cell office:value-type="float" office:value="0.770327464195099">
                <text:p>0.770327464195099</text:p>
              </table:table-cell>
              <table:table-cell office:value-type="float" office:value="0.673067461231301">
                <text:p>0.673067461231301</text:p>
              </table:table-cell>
              <table:table-cell office:value-type="float" office:value="0.673952991369315">
                <text:p>0.673952991369315</text:p>
              </table:table-cell>
              <table:table-cell office:value-type="float" office:value="0.632882358190282">
                <text:p>0.632882358190282</text:p>
              </table:table-cell>
            </table:table-row>
            <table:table-row>
              <table:table-cell office:value-type="string">
                <text:p>GET Product</text:p>
              </table:table-cell>
              <table:table-cell office:value-type="float" office:value="0.761560189887549">
                <text:p>0.761560189887549</text:p>
              </table:table-cell>
              <table:table-cell office:value-type="float" office:value="0.654975943608092">
                <text:p>0.654975943608092</text:p>
              </table:table-cell>
              <table:table-cell office:value-type="float" office:value="0.673052729905052">
                <text:p>0.673052729905052</text:p>
              </table:table-cell>
              <table:table-cell office:value-type="float" office:value="0.678626553001102">
                <text:p>0.678626553001102</text:p>
              </table:table-cell>
            </table:table-row>
            <table:table-row>
              <table:table-cell office:value-type="string">
                <text:p>GET Cart</text:p>
              </table:table-cell>
              <table:table-cell office:value-type="float" office:value="0.794996288192958">
                <text:p>0.794996288192958</text:p>
              </table:table-cell>
              <table:table-cell office:value-type="float" office:value="0.60414143642445">
                <text:p>0.60414143642445</text:p>
              </table:table-cell>
              <table:table-cell office:value-type="float" office:value="0.545832464783443">
                <text:p>0.545832464783443</text:p>
              </table:table-cell>
              <table:table-cell office:value-type="float" office:value="0.485807398106032">
                <text:p>0.485807398106032</text:p>
              </table:table-cell>
            </table:table-row>
            <table:table-row>
              <table:table-cell office:value-type="string">
                <text:p>GET User Profile</text:p>
              </table:table-cell>
              <table:table-cell office:value-type="float" office:value="0.77854247145559">
                <text:p>0.77854247145559</text:p>
              </table:table-cell>
              <table:table-cell office:value-type="float" office:value="0.499968436912565">
                <text:p>0.499968436912565</text:p>
              </table:table-cell>
              <table:table-cell office:value-type="float" office:value="0.352673348474606">
                <text:p>0.352673348474606</text:p>
              </table:table-cell>
              <table:table-cell office:value-type="float" office:value="0.331803641271891">
                <text:p>0.3318036412718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fill-image draw:name="ChartBitmap_20_1" draw:display-name="ChartBitmap 1" xlink:href="Pictures/1000000000000008000000082AA353A8.png" xlink:type="simple" xlink:show="embed" xlink:actuate="onLoad"/>
    <draw:fill-image draw:name="ChartBitmap_20_10" draw:display-name="ChartBitmap 10" xlink:href="Pictures/100000000000000800000008A6E09451.png" xlink:type="simple" xlink:show="embed" xlink:actuate="onLoad"/>
    <draw:fill-image draw:name="ChartBitmap_20_11" draw:display-name="ChartBitmap 11" xlink:href="Pictures/1000000000000008000000088693320A.png" xlink:type="simple" xlink:show="embed" xlink:actuate="onLoad"/>
    <draw:fill-image draw:name="ChartBitmap_20_12" draw:display-name="ChartBitmap 12" xlink:href="Pictures/10000000000000080000000894879245.png" xlink:type="simple" xlink:show="embed" xlink:actuate="onLoad"/>
    <draw:fill-image draw:name="ChartBitmap_20_13" draw:display-name="ChartBitmap 13" xlink:href="Pictures/100000000000000800000008A2713C93.png" xlink:type="simple" xlink:show="embed" xlink:actuate="onLoad"/>
    <draw:fill-image draw:name="ChartBitmap_20_14" draw:display-name="ChartBitmap 14" xlink:href="Pictures/10000000000000080000000888F44274.png" xlink:type="simple" xlink:show="embed" xlink:actuate="onLoad"/>
    <draw:fill-image draw:name="ChartBitmap_20_15" draw:display-name="ChartBitmap 15" xlink:href="Pictures/1000000000000008000000080D422726.png" xlink:type="simple" xlink:show="embed" xlink:actuate="onLoad"/>
    <draw:fill-image draw:name="ChartBitmap_20_16" draw:display-name="ChartBitmap 16" xlink:href="Pictures/1000000000000008000000081BABE357.png" xlink:type="simple" xlink:show="embed" xlink:actuate="onLoad"/>
    <draw:fill-image draw:name="ChartBitmap_20_17" draw:display-name="ChartBitmap 17" xlink:href="Pictures/1000000000000008000000087649CE9A.png" xlink:type="simple" xlink:show="embed" xlink:actuate="onLoad"/>
    <draw:fill-image draw:name="ChartBitmap_20_18" draw:display-name="ChartBitmap 18" xlink:href="Pictures/100000000000000800000008ECABA8EB.png" xlink:type="simple" xlink:show="embed" xlink:actuate="onLoad"/>
    <draw:fill-image draw:name="ChartBitmap_20_19" draw:display-name="ChartBitmap 19" xlink:href="Pictures/100000000000000800000008D18D7DB7.png" xlink:type="simple" xlink:show="embed" xlink:actuate="onLoad"/>
    <draw:fill-image draw:name="ChartBitmap_20_2" draw:display-name="ChartBitmap 2" xlink:href="Pictures/10000000000000080000000889DAE7A4.png" xlink:type="simple" xlink:show="embed" xlink:actuate="onLoad"/>
    <draw:fill-image draw:name="ChartBitmap_20_20" draw:display-name="ChartBitmap 20" xlink:href="Pictures/1000000000000008000000081CB5CF00.png" xlink:type="simple" xlink:show="embed" xlink:actuate="onLoad"/>
    <draw:fill-image draw:name="ChartBitmap_20_21" draw:display-name="ChartBitmap 21" xlink:href="Pictures/100000000000000800000008DAFC220B.png" xlink:type="simple" xlink:show="embed" xlink:actuate="onLoad"/>
    <draw:fill-image draw:name="ChartBitmap_20_22" draw:display-name="ChartBitmap 22" xlink:href="Pictures/100000000000000800000008ACA71E2A.png" xlink:type="simple" xlink:show="embed" xlink:actuate="onLoad"/>
    <draw:fill-image draw:name="ChartBitmap_20_23" draw:display-name="ChartBitmap 23" xlink:href="Pictures/10000000000000080000000862D6A51C.png" xlink:type="simple" xlink:show="embed" xlink:actuate="onLoad"/>
    <draw:fill-image draw:name="ChartBitmap_20_24" draw:display-name="ChartBitmap 24" xlink:href="Pictures/100000000000000800000008ACA71E2A.png" xlink:type="simple" xlink:show="embed" xlink:actuate="onLoad"/>
    <draw:fill-image draw:name="ChartBitmap_20_25" draw:display-name="ChartBitmap 25" xlink:href="Pictures/100000000000000800000008E7246245.png" xlink:type="simple" xlink:show="embed" xlink:actuate="onLoad"/>
    <draw:fill-image draw:name="ChartBitmap_20_26" draw:display-name="ChartBitmap 26" xlink:href="Pictures/100000000000000800000008EEBB2EE7.png" xlink:type="simple" xlink:show="embed" xlink:actuate="onLoad"/>
    <draw:fill-image draw:name="ChartBitmap_20_27" draw:display-name="ChartBitmap 27" xlink:href="Pictures/100000000000000800000008100A2A41.png" xlink:type="simple" xlink:show="embed" xlink:actuate="onLoad"/>
    <draw:fill-image draw:name="ChartBitmap_20_28" draw:display-name="ChartBitmap 28" xlink:href="Pictures/100000000000000800000008E77C3914.png" xlink:type="simple" xlink:show="embed" xlink:actuate="onLoad"/>
    <draw:fill-image draw:name="ChartBitmap_20_29" draw:display-name="ChartBitmap 29" xlink:href="Pictures/10000000000000080000000800AE3E82.png" xlink:type="simple" xlink:show="embed" xlink:actuate="onLoad"/>
    <draw:fill-image draw:name="ChartBitmap_20_3" draw:display-name="ChartBitmap 3" xlink:href="Pictures/1000000000000008000000087FCCD96D.png" xlink:type="simple" xlink:show="embed" xlink:actuate="onLoad"/>
    <draw:fill-image draw:name="ChartBitmap_20_30" draw:display-name="ChartBitmap 30" xlink:href="Pictures/10000000000000080000000876FF7815.png" xlink:type="simple" xlink:show="embed" xlink:actuate="onLoad"/>
    <draw:fill-image draw:name="ChartBitmap_20_31" draw:display-name="ChartBitmap 31" xlink:href="Pictures/1000000000000008000000081C20157C.png" xlink:type="simple" xlink:show="embed" xlink:actuate="onLoad"/>
    <draw:fill-image draw:name="ChartBitmap_20_32" draw:display-name="ChartBitmap 32" xlink:href="Pictures/10000000000000080000000854C2C24C.png" xlink:type="simple" xlink:show="embed" xlink:actuate="onLoad"/>
    <draw:fill-image draw:name="ChartBitmap_20_33" draw:display-name="ChartBitmap 33" xlink:href="Pictures/10000000000000080000000856BC7A2F.png" xlink:type="simple" xlink:show="embed" xlink:actuate="onLoad"/>
    <draw:fill-image draw:name="ChartBitmap_20_34" draw:display-name="ChartBitmap 34" xlink:href="Pictures/1000000000000008000000085DDCBAB8.png" xlink:type="simple" xlink:show="embed" xlink:actuate="onLoad"/>
    <draw:fill-image draw:name="ChartBitmap_20_35" draw:display-name="ChartBitmap 35" xlink:href="Pictures/1000000000000008000000085DDCBAB8.png" xlink:type="simple" xlink:show="embed" xlink:actuate="onLoad"/>
    <draw:fill-image draw:name="ChartBitmap_20_36" draw:display-name="ChartBitmap 36" xlink:href="Pictures/1000000000000008000000082AA353A8.png" xlink:type="simple" xlink:show="embed" xlink:actuate="onLoad"/>
    <draw:fill-image draw:name="ChartBitmap_20_37" draw:display-name="ChartBitmap 37" xlink:href="Pictures/100000000000000800000008752FBB01.png" xlink:type="simple" xlink:show="embed" xlink:actuate="onLoad"/>
    <draw:fill-image draw:name="ChartBitmap_20_38" draw:display-name="ChartBitmap 38" xlink:href="Pictures/10000000000000080000000889DAE7A4.png" xlink:type="simple" xlink:show="embed" xlink:actuate="onLoad"/>
    <draw:fill-image draw:name="ChartBitmap_20_39" draw:display-name="ChartBitmap 39" xlink:href="Pictures/10000000000000080000000894879245.png" xlink:type="simple" xlink:show="embed" xlink:actuate="onLoad"/>
    <draw:fill-image draw:name="ChartBitmap_20_4" draw:display-name="ChartBitmap 4" xlink:href="Pictures/100000000000000800000008CBFB14AB.png" xlink:type="simple" xlink:show="embed" xlink:actuate="onLoad"/>
    <draw:fill-image draw:name="ChartBitmap_20_40" draw:display-name="ChartBitmap 40" xlink:href="Pictures/100000000000000800000008CBFB14AB.png" xlink:type="simple" xlink:show="embed" xlink:actuate="onLoad"/>
    <draw:fill-image draw:name="ChartBitmap_20_41" draw:display-name="ChartBitmap 41" xlink:href="Pictures/100000000000000800000008816AF50A.png" xlink:type="simple" xlink:show="embed" xlink:actuate="onLoad"/>
    <draw:fill-image draw:name="ChartBitmap_20_42" draw:display-name="ChartBitmap 42" xlink:href="Pictures/100000000000000800000008B349DDEC.png" xlink:type="simple" xlink:show="embed" xlink:actuate="onLoad"/>
    <draw:fill-image draw:name="ChartBitmap_20_43" draw:display-name="ChartBitmap 43" xlink:href="Pictures/100000000000000800000008B861DA16.png" xlink:type="simple" xlink:show="embed" xlink:actuate="onLoad"/>
    <draw:fill-image draw:name="ChartBitmap_20_44" draw:display-name="ChartBitmap 44" xlink:href="Pictures/100000000000000800000008A19C439F.png" xlink:type="simple" xlink:show="embed" xlink:actuate="onLoad"/>
    <draw:fill-image draw:name="ChartBitmap_20_45" draw:display-name="ChartBitmap 45" xlink:href="Pictures/100000000000000800000008E4CB855F.png" xlink:type="simple" xlink:show="embed" xlink:actuate="onLoad"/>
    <draw:fill-image draw:name="ChartBitmap_20_46" draw:display-name="ChartBitmap 46" xlink:href="Pictures/100000000000000800000008C07C749D.png" xlink:type="simple" xlink:show="embed" xlink:actuate="onLoad"/>
    <draw:fill-image draw:name="ChartBitmap_20_47" draw:display-name="ChartBitmap 47" xlink:href="Pictures/100000000000000800000008466D0C79.png" xlink:type="simple" xlink:show="embed" xlink:actuate="onLoad"/>
    <draw:fill-image draw:name="ChartBitmap_20_48" draw:display-name="ChartBitmap 48" xlink:href="Pictures/10000000000000080000000853F82252.png" xlink:type="simple" xlink:show="embed" xlink:actuate="onLoad"/>
    <draw:fill-image draw:name="ChartBitmap_20_49" draw:display-name="ChartBitmap 49" xlink:href="Pictures/100000000000000800000008CA29F8D8.png" xlink:type="simple" xlink:show="embed" xlink:actuate="onLoad"/>
    <draw:fill-image draw:name="ChartBitmap_20_5" draw:display-name="ChartBitmap 5" xlink:href="Pictures/1000000000000008000000085DDCBAB8.png" xlink:type="simple" xlink:show="embed" xlink:actuate="onLoad"/>
    <draw:fill-image draw:name="ChartBitmap_20_50" draw:display-name="ChartBitmap 50" xlink:href="Pictures/100000000000000800000008CA29F8D8.png" xlink:type="simple" xlink:show="embed" xlink:actuate="onLoad"/>
    <draw:fill-image draw:name="ChartBitmap_20_51" draw:display-name="ChartBitmap 51" xlink:href="Pictures/100000000000000800000008022402E9.png" xlink:type="simple" xlink:show="embed" xlink:actuate="onLoad"/>
    <draw:fill-image draw:name="ChartBitmap_20_52" draw:display-name="ChartBitmap 52" xlink:href="Pictures/10000000000000080000000839493935.png" xlink:type="simple" xlink:show="embed" xlink:actuate="onLoad"/>
    <draw:fill-image draw:name="ChartBitmap_20_53" draw:display-name="ChartBitmap 53" xlink:href="Pictures/1000000000000008000000084F2166A2.png" xlink:type="simple" xlink:show="embed" xlink:actuate="onLoad"/>
    <draw:fill-image draw:name="ChartBitmap_20_54" draw:display-name="ChartBitmap 54" xlink:href="Pictures/10000000000000080000000881F56B00.png" xlink:type="simple" xlink:show="embed" xlink:actuate="onLoad"/>
    <draw:fill-image draw:name="ChartBitmap_20_55" draw:display-name="ChartBitmap 55" xlink:href="Pictures/1000000000000008000000084F2166A2.png" xlink:type="simple" xlink:show="embed" xlink:actuate="onLoad"/>
    <draw:fill-image draw:name="ChartBitmap_20_56" draw:display-name="ChartBitmap 56" xlink:href="Pictures/1000000000000008000000084F2166A2.png" xlink:type="simple" xlink:show="embed" xlink:actuate="onLoad"/>
    <draw:fill-image draw:name="ChartBitmap_20_57" draw:display-name="ChartBitmap 57" xlink:href="Pictures/100000000000000800000008F7997D43.png" xlink:type="simple" xlink:show="embed" xlink:actuate="onLoad"/>
    <draw:fill-image draw:name="ChartBitmap_20_58" draw:display-name="ChartBitmap 58" xlink:href="Pictures/10000000000000080000000839493935.png" xlink:type="simple" xlink:show="embed" xlink:actuate="onLoad"/>
    <draw:fill-image draw:name="ChartBitmap_20_59" draw:display-name="ChartBitmap 59" xlink:href="Pictures/10000000000000080000000839493935.png" xlink:type="simple" xlink:show="embed" xlink:actuate="onLoad"/>
    <draw:fill-image draw:name="ChartBitmap_20_6" draw:display-name="ChartBitmap 6" xlink:href="Pictures/100000000000000800000008A2713C93.png" xlink:type="simple" xlink:show="embed" xlink:actuate="onLoad"/>
    <draw:fill-image draw:name="ChartBitmap_20_60" draw:display-name="ChartBitmap 60" xlink:href="Pictures/100000000000000800000008DD05889E.png" xlink:type="simple" xlink:show="embed" xlink:actuate="onLoad"/>
    <draw:fill-image draw:name="ChartBitmap_20_61" draw:display-name="ChartBitmap 61" xlink:href="Pictures/1000000000000008000000084F2166A2.png" xlink:type="simple" xlink:show="embed" xlink:actuate="onLoad"/>
    <draw:fill-image draw:name="ChartBitmap_20_62" draw:display-name="ChartBitmap 62" xlink:href="Pictures/1000000000000008000000084F2166A2.png" xlink:type="simple" xlink:show="embed" xlink:actuate="onLoad"/>
    <draw:fill-image draw:name="ChartBitmap_20_63" draw:display-name="ChartBitmap 63" xlink:href="Pictures/1000000000000008000000084F2166A2.png" xlink:type="simple" xlink:show="embed" xlink:actuate="onLoad"/>
    <draw:fill-image draw:name="ChartBitmap_20_64" draw:display-name="ChartBitmap 64" xlink:href="Pictures/1000000000000008000000084F2166A2.png" xlink:type="simple" xlink:show="embed" xlink:actuate="onLoad"/>
    <draw:fill-image draw:name="ChartBitmap_20_65" draw:display-name="ChartBitmap 65" xlink:href="Pictures/1000000000000008000000084F2166A2.png" xlink:type="simple" xlink:show="embed" xlink:actuate="onLoad"/>
    <draw:fill-image draw:name="ChartBitmap_20_66" draw:display-name="ChartBitmap 66" xlink:href="Pictures/1000000000000008000000084F2166A2.png" xlink:type="simple" xlink:show="embed" xlink:actuate="onLoad"/>
    <draw:fill-image draw:name="ChartBitmap_20_67" draw:display-name="ChartBitmap 67" xlink:href="Pictures/1000000000000008000000084F2166A2.png" xlink:type="simple" xlink:show="embed" xlink:actuate="onLoad"/>
    <draw:fill-image draw:name="ChartBitmap_20_68" draw:display-name="ChartBitmap 68" xlink:href="Pictures/100000000000000800000008C5111EB9.png" xlink:type="simple" xlink:show="embed" xlink:actuate="onLoad"/>
    <draw:fill-image draw:name="ChartBitmap_20_69" draw:display-name="ChartBitmap 69" xlink:href="Pictures/100000000000000800000008C5111EB9.png" xlink:type="simple" xlink:show="embed" xlink:actuate="onLoad"/>
    <draw:fill-image draw:name="ChartBitmap_20_7" draw:display-name="ChartBitmap 7" xlink:href="Pictures/10000000000000080000000894879245.png" xlink:type="simple" xlink:show="embed" xlink:actuate="onLoad"/>
    <draw:fill-image draw:name="ChartBitmap_20_70" draw:display-name="ChartBitmap 70" xlink:href="Pictures/10000000000000080000000881F56B00.png" xlink:type="simple" xlink:show="embed" xlink:actuate="onLoad"/>
    <draw:fill-image draw:name="ChartBitmap_20_71" draw:display-name="ChartBitmap 71" xlink:href="Pictures/100000000000000800000008C07C749D.png" xlink:type="simple" xlink:show="embed" xlink:actuate="onLoad"/>
    <draw:fill-image draw:name="ChartBitmap_20_72" draw:display-name="ChartBitmap 72" xlink:href="Pictures/100000000000000800000008C07C749D.png" xlink:type="simple" xlink:show="embed" xlink:actuate="onLoad"/>
    <draw:fill-image draw:name="ChartBitmap_20_73" draw:display-name="ChartBitmap 73" xlink:href="Pictures/1000000000000008000000084F2166A2.png" xlink:type="simple" xlink:show="embed" xlink:actuate="onLoad"/>
    <draw:fill-image draw:name="ChartBitmap_20_74" draw:display-name="ChartBitmap 74" xlink:href="Pictures/10000000000000080000000839493935.png" xlink:type="simple" xlink:show="embed" xlink:actuate="onLoad"/>
    <draw:fill-image draw:name="ChartBitmap_20_75" draw:display-name="ChartBitmap 75" xlink:href="Pictures/10000000000000080000000881F56B00.png" xlink:type="simple" xlink:show="embed" xlink:actuate="onLoad"/>
    <draw:fill-image draw:name="ChartBitmap_20_76" draw:display-name="ChartBitmap 76" xlink:href="Pictures/100000000000000800000008C07C749D.png" xlink:type="simple" xlink:show="embed" xlink:actuate="onLoad"/>
    <draw:fill-image draw:name="ChartBitmap_20_77" draw:display-name="ChartBitmap 77" xlink:href="Pictures/1000000000000008000000084F2166A2.png" xlink:type="simple" xlink:show="embed" xlink:actuate="onLoad"/>
    <draw:fill-image draw:name="ChartBitmap_20_78" draw:display-name="ChartBitmap 78" xlink:href="Pictures/10000000000000080000000839493935.png" xlink:type="simple" xlink:show="embed" xlink:actuate="onLoad"/>
    <draw:fill-image draw:name="ChartBitmap_20_79" draw:display-name="ChartBitmap 79" xlink:href="Pictures/10000000000000080000000881F56B00.png" xlink:type="simple" xlink:show="embed" xlink:actuate="onLoad"/>
    <draw:fill-image draw:name="ChartBitmap_20_8" draw:display-name="ChartBitmap 8" xlink:href="Pictures/1000000000000008000000088693320A.png" xlink:type="simple" xlink:show="embed" xlink:actuate="onLoad"/>
    <draw:fill-image draw:name="ChartBitmap_20_80" draw:display-name="ChartBitmap 80" xlink:href="Pictures/100000000000000800000008C07C749D.png" xlink:type="simple" xlink:show="embed" xlink:actuate="onLoad"/>
    <draw:fill-image draw:name="ChartBitmap_20_81" draw:display-name="ChartBitmap 81" xlink:href="Pictures/10000000000000080000000829EBE764.png" xlink:type="simple" xlink:show="embed" xlink:actuate="onLoad"/>
    <draw:fill-image draw:name="ChartBitmap_20_82" draw:display-name="ChartBitmap 82" xlink:href="Pictures/10000000000000080000000889DAE7A4.png" xlink:type="simple" xlink:show="embed" xlink:actuate="onLoad"/>
    <draw:fill-image draw:name="ChartBitmap_20_83" draw:display-name="ChartBitmap 83" xlink:href="Pictures/100000000000000800000008C5FDE7E7.png" xlink:type="simple" xlink:show="embed" xlink:actuate="onLoad"/>
    <draw:fill-image draw:name="ChartBitmap_20_84" draw:display-name="ChartBitmap 84" xlink:href="Pictures/1000000000000008000000084F2166A2.png" xlink:type="simple" xlink:show="embed" xlink:actuate="onLoad"/>
    <draw:fill-image draw:name="ChartBitmap_20_85" draw:display-name="ChartBitmap 85" xlink:href="Pictures/10000000000000080000000839493935.png" xlink:type="simple" xlink:show="embed" xlink:actuate="onLoad"/>
    <draw:fill-image draw:name="ChartBitmap_20_86" draw:display-name="ChartBitmap 86" xlink:href="Pictures/10000000000000080000000839493935.png" xlink:type="simple" xlink:show="embed" xlink:actuate="onLoad"/>
    <draw:fill-image draw:name="ChartBitmap_20_87" draw:display-name="ChartBitmap 87" xlink:href="Pictures/100000000000000800000008C5111EB9.png" xlink:type="simple" xlink:show="embed" xlink:actuate="onLoad"/>
    <draw:fill-image draw:name="ChartBitmap_20_88" draw:display-name="ChartBitmap 88" xlink:href="Pictures/10000000000000080000000881F56B00.png" xlink:type="simple" xlink:show="embed" xlink:actuate="onLoad"/>
    <draw:fill-image draw:name="ChartBitmap_20_89" draw:display-name="ChartBitmap 89" xlink:href="Pictures/10000000000000080000000881F56B00.png" xlink:type="simple" xlink:show="embed" xlink:actuate="onLoad"/>
    <draw:fill-image draw:name="ChartBitmap_20_9" draw:display-name="ChartBitmap 9" xlink:href="Pictures/10000000000000080000000889DAE7A4.png" xlink:type="simple" xlink:show="embed" xlink:actuate="onLoad"/>
    <draw:fill-image draw:name="ChartBitmap_20_90" draw:display-name="ChartBitmap 90" xlink:href="Pictures/10000000000000080000000894879245.png" xlink:type="simple" xlink:show="embed" xlink:actuate="onLoad"/>
    <draw:fill-image draw:name="ChartBitmap_20_91" draw:display-name="ChartBitmap 91" xlink:href="Pictures/100000000000000800000008C07C749D.png" xlink:type="simple" xlink:show="embed" xlink:actuate="onLoad"/>
    <draw:fill-image draw:name="ChartBitmap_20_92" draw:display-name="ChartBitmap 92" xlink:href="Pictures/100000000000000800000008C07C749D.png" xlink:type="simple" xlink:show="embed" xlink:actuate="onLoad"/>
    <draw:fill-image draw:name="ChartBitmap_20_93" draw:display-name="ChartBitmap 93" xlink:href="Pictures/10000000000000080000000881F56B00.png" xlink:type="simple" xlink:show="embed" xlink:actuate="onLoad"/>
    <draw:stroke-dash draw:name="Dashed_20__28_var_29__20_4" draw:display-name="Dashed (var) 4" draw:style="rect" draw:dots1="1" draw:dots1-length="0.02cm" draw:dots2="1" draw:dots2-length="0.02cm" draw:distance="0.02cm"/>
  </office:styles>
</office:document-styles>
</file>